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66in"/>
    </style:style>
    <style:style style:name="co3" style:family="table-column">
      <style:table-column-properties fo:break-before="auto" style:column-width="1.606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28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8.3 GH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eta/ko from OpenParEM2D with 7<text:span text:style-name="T1">th</text:span> order elements with 2X finer mesh at the port than for the 3D simulatio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eta/ko=</text:p>
          </table:table-cell>
          <table:table-cell office:value-type="float" office:value="0.773472072451472" calcext:value-type="float">
            <text:p>0.7734720724514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o=</text:p>
          </table:table-cell>
          <table:table-cell table:formula="of:=2*PI()*8300000000*SQRT(0.0000004*PI()*0.0000000000088541878176)" office:value-type="float" office:value="173.955136821789" calcext:value-type="float">
            <text:p>173.95513682178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ta=</text:p>
          </table:table-cell>
          <table:table-cell table:style-name="ce7" table:formula="of:=[.C4]*[.C5]" office:value-type="float" office:value="134.549440191129" calcext:value-type="float">
            <text:p>134.54944019112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hase shift=</text:p>
          </table:table-cell>
          <table:table-cell table:style-name="ce7" table:formula="of:=-[.C6]*0.1*180/PI()+2*360" office:value-type="float" office:value="-50.911505879957" calcext:value-type="float">
            <text:p>-50.911505879957</text:p>
          </table:table-cell>
          <table:table-cell office:value-type="float" office:value="-50.911505879957" calcext:value-type="float">
            <text:p>-50.911505879957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Needs to be redone, although the results are not expected to change significantly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time, s</text:p>
          </table:table-cell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 table:style-name="ce1"/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<text:s/>-beta*length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mainder</text:p>
          </table:table-cell>
          <table:table-cell table:style-name="ce1" office:value-type="string" calcext:value-type="string">
            <text:p>error</text:p>
          </table:table-cell>
          <table:table-cell table:style-name="ce1" table:number-columns-repeated="100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625654" calcext:value-type="float">
            <text:p>0.625654</text:p>
          </table:table-cell>
          <table:table-cell office:value-type="float" office:value="8.3" calcext:value-type="float">
            <text:p>8.3</text:p>
          </table:table-cell>
          <table:table-cell office:value-type="float" office:value="-1.42090814177356" calcext:value-type="float">
            <text:p>-1.42090814177356</text:p>
          </table:table-cell>
          <table:table-cell office:value-type="float" office:value="22.5659550167932" calcext:value-type="float">
            <text:p>22.5659550167932</text:p>
          </table:table-cell>
          <table:table-cell office:value-type="float" office:value="-5.59452012745437" calcext:value-type="float">
            <text:p>-5.59452012745437</text:p>
          </table:table-cell>
          <table:table-cell office:value-type="float" office:value="-87.6016298445394" calcext:value-type="float">
            <text:p>-87.6016298445394</text:p>
          </table:table-cell>
          <table:table-cell office:value-type="float" office:value="-5.60904500473717" calcext:value-type="float">
            <text:p>-5.60904500473717</text:p>
          </table:table-cell>
          <table:table-cell office:value-type="float" office:value="-87.010331383418" calcext:value-type="float">
            <text:p>-87.010331383418</text:p>
          </table:table-cell>
          <table:table-cell office:value-type="float" office:value="-1.43828929026036" calcext:value-type="float">
            <text:p>-1.43828929026036</text:p>
          </table:table-cell>
          <table:table-cell office:value-type="float" office:value="20.4759744866505" calcext:value-type="float">
            <text:p>20.4759744866505</text:p>
          </table:table-cell>
          <table:table-cell table:style-name="ce8"/>
          <table:table-cell table:style-name="ce3" office:value-type="float" office:value="134.549440171848" calcext:value-type="float">
            <text:p>134.549440171848</text:p>
          </table:table-cell>
          <table:table-cell table:style-name="ce3" table:formula="of:=-[.M16]*0.1" office:value-type="float" office:value="-13.4549440171848" calcext:value-type="float">
            <text:p>-13.4549440171848</text:p>
          </table:table-cell>
          <table:table-cell table:style-name="ce3" table:formula="of:=[.N16]*180/PI()" office:value-type="float" office:value="-770.911505769486" calcext:value-type="float">
            <text:p>-770.91150576948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O16]+360*[.P16]" office:value-type="float" office:value="-50.9115057694864" calcext:value-type="float">
            <text:p>-50.9115057694864</text:p>
          </table:table-cell>
          <table:table-cell table:style-name="ce3" table:formula="of:=ABS(([.Q16]-[.G16])/[.Q16])" office:value-type="float" office:value="0.720664681205383" calcext:value-type="float">
            <text:p>0.720664681205383</text:p>
          </table:table-cell>
          <table:table-cell table:style-name="ce8" table:number-columns-repeated="100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982497" calcext:value-type="float">
            <text:p>0.982497</text:p>
          </table:table-cell>
          <table:table-cell office:value-type="float" office:value="8.3" calcext:value-type="float">
            <text:p>8.3</text:p>
          </table:table-cell>
          <table:table-cell office:value-type="float" office:value="-27.6157678976574" calcext:value-type="float">
            <text:p>-27.6157678976574</text:p>
          </table:table-cell>
          <table:table-cell office:value-type="float" office:value="163.202473345495" calcext:value-type="float">
            <text:p>163.202473345495</text:p>
          </table:table-cell>
          <table:table-cell office:value-type="float" office:value="-0.169723804350278" calcext:value-type="float">
            <text:p>-0.169723804350278</text:p>
          </table:table-cell>
          <table:table-cell office:value-type="float" office:value="-47.3637541112244" calcext:value-type="float">
            <text:p>-47.3637541112244</text:p>
          </table:table-cell>
          <table:table-cell office:value-type="float" office:value="-0.182927427538138" calcext:value-type="float">
            <text:p>-0.182927427538138</text:p>
          </table:table-cell>
          <table:table-cell office:value-type="float" office:value="-47.2269314097395" calcext:value-type="float">
            <text:p>-47.2269314097395</text:p>
          </table:table-cell>
          <table:table-cell office:value-type="float" office:value="-27.3981961521127" calcext:value-type="float">
            <text:p>-27.3981961521127</text:p>
          </table:table-cell>
          <table:table-cell office:value-type="float" office:value="162.258469978444" calcext:value-type="float">
            <text:p>162.258469978444</text:p>
          </table:table-cell>
          <table:table-cell table:style-name="ce8"/>
          <table:table-cell table:style-name="ce3" office:value-type="float" office:value="134.549440171848" calcext:value-type="float">
            <text:p>134.549440171848</text:p>
          </table:table-cell>
          <table:table-cell table:style-name="ce3" table:formula="of:=-[.M17]*0.1" office:value-type="float" office:value="-13.4549440171848" calcext:value-type="float">
            <text:p>-13.4549440171848</text:p>
          </table:table-cell>
          <table:table-cell table:style-name="ce3" table:formula="of:=[.N17]*180/PI()" office:value-type="float" office:value="-770.911505769486" calcext:value-type="float">
            <text:p>-770.91150576948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O17]+360*[.P17]" office:value-type="float" office:value="-50.9115057694864" calcext:value-type="float">
            <text:p>-50.9115057694864</text:p>
          </table:table-cell>
          <table:table-cell table:style-name="ce3" table:formula="of:=ABS(([.Q17]-[.G17])/[.Q17])" office:value-type="float" office:value="0.0696846735259668" calcext:value-type="float">
            <text:p>0.069684673525967</text:p>
          </table:table-cell>
          <table:table-cell table:style-name="ce8" table:number-columns-repeated="100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.84018" calcext:value-type="float">
            <text:p>2.84018</text:p>
          </table:table-cell>
          <table:table-cell office:value-type="float" office:value="8.3" calcext:value-type="float">
            <text:p>8.3</text:p>
          </table:table-cell>
          <table:table-cell office:value-type="float" office:value="-46.5439594849433" calcext:value-type="float">
            <text:p>-46.5439594849433</text:p>
          </table:table-cell>
          <table:table-cell office:value-type="float" office:value="-136.43699482475" calcext:value-type="float">
            <text:p>-136.43699482475</text:p>
          </table:table-cell>
          <table:table-cell office:value-type="float" office:value="-0.0330775480827522" calcext:value-type="float">
            <text:p>-0.033077548082752</text:p>
          </table:table-cell>
          <table:table-cell office:value-type="float" office:value="-51.0515988412882" calcext:value-type="float">
            <text:p>-51.0515988412882</text:p>
          </table:table-cell>
          <table:table-cell office:value-type="float" office:value="-0.0316338717822761" calcext:value-type="float">
            <text:p>-0.031633871782276</text:p>
          </table:table-cell>
          <table:table-cell office:value-type="float" office:value="-51.0462386785483" calcext:value-type="float">
            <text:p>-51.0462386785483</text:p>
          </table:table-cell>
          <table:table-cell office:value-type="float" office:value="-46.3903218121704" calcext:value-type="float">
            <text:p>-46.3903218121704</text:p>
          </table:table-cell>
          <table:table-cell office:value-type="float" office:value="-136.905534101753" calcext:value-type="float">
            <text:p>-136.905534101753</text:p>
          </table:table-cell>
          <table:table-cell table:style-name="ce8"/>
          <table:table-cell table:style-name="ce3" office:value-type="float" office:value="134.549440171848" calcext:value-type="float">
            <text:p>134.549440171848</text:p>
          </table:table-cell>
          <table:table-cell table:style-name="ce3" table:formula="of:=-[.M18]*0.1" office:value-type="float" office:value="-13.4549440171848" calcext:value-type="float">
            <text:p>-13.4549440171848</text:p>
          </table:table-cell>
          <table:table-cell table:style-name="ce3" table:formula="of:=[.N18]*180/PI()" office:value-type="float" office:value="-770.911505769486" calcext:value-type="float">
            <text:p>-770.91150576948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O18]+360*[.P18]" office:value-type="float" office:value="-50.9115057694864" calcext:value-type="float">
            <text:p>-50.9115057694864</text:p>
          </table:table-cell>
          <table:table-cell table:style-name="ce3" table:formula="of:=ABS(([.Q18]-[.G18])/[.Q18])" office:value-type="float" office:value="0.00275169766999352" calcext:value-type="float">
            <text:p>0.002751697669994</text:p>
          </table:table-cell>
          <table:table-cell table:style-name="ce8" table:number-columns-repeated="100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.2407" calcext:value-type="float">
            <text:p>10.2407</text:p>
          </table:table-cell>
          <table:table-cell office:value-type="float" office:value="8.3" calcext:value-type="float">
            <text:p>8.3</text:p>
          </table:table-cell>
          <table:table-cell office:value-type="float" office:value="-65.4314819448134" calcext:value-type="float">
            <text:p>-65.4314819448134</text:p>
          </table:table-cell>
          <table:table-cell office:value-type="float" office:value="-54.8068856950223" calcext:value-type="float">
            <text:p>-54.8068856950223</text:p>
          </table:table-cell>
          <table:table-cell office:value-type="float" office:value="0.00220661099762581" calcext:value-type="float">
            <text:p>0.002206610997626</text:p>
          </table:table-cell>
          <table:table-cell office:value-type="float" office:value="-50.9359064756722" calcext:value-type="float">
            <text:p>-50.9359064756722</text:p>
          </table:table-cell>
          <table:table-cell office:value-type="float" office:value="0.00234960662431856" calcext:value-type="float">
            <text:p>0.002349606624319</text:p>
          </table:table-cell>
          <table:table-cell office:value-type="float" office:value="-50.937304677076" calcext:value-type="float">
            <text:p>-50.937304677076</text:p>
          </table:table-cell>
          <table:table-cell office:value-type="float" office:value="-65.3314248065757" calcext:value-type="float">
            <text:p>-65.3314248065757</text:p>
          </table:table-cell>
          <table:table-cell office:value-type="float" office:value="-55.0469592213605" calcext:value-type="float">
            <text:p>-55.0469592213605</text:p>
          </table:table-cell>
          <table:table-cell table:style-name="ce8"/>
          <table:table-cell table:style-name="ce3" office:value-type="float" office:value="134.549440171848" calcext:value-type="float">
            <text:p>134.549440171848</text:p>
          </table:table-cell>
          <table:table-cell table:style-name="ce3" table:formula="of:=-[.M19]*0.1" office:value-type="float" office:value="-13.4549440171848" calcext:value-type="float">
            <text:p>-13.4549440171848</text:p>
          </table:table-cell>
          <table:table-cell table:style-name="ce3" table:formula="of:=[.N19]*180/PI()" office:value-type="float" office:value="-770.911505769486" calcext:value-type="float">
            <text:p>-770.91150576948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O19]+360*[.P19]" office:value-type="float" office:value="-50.9115057694864" calcext:value-type="float">
            <text:p>-50.9115057694864</text:p>
          </table:table-cell>
          <table:table-cell table:style-name="ce3" table:formula="of:=ABS(([.Q19]-[.G19])/[.Q19])" office:value-type="float" office:value="0.000479276851410338" calcext:value-type="float">
            <text:p>0.00047927685141</text:p>
          </table:table-cell>
          <table:table-cell table:style-name="ce8" table:number-columns-repeated="100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0.3309" calcext:value-type="float">
            <text:p>40.3309</text:p>
          </table:table-cell>
          <table:table-cell office:value-type="float" office:value="8.3" calcext:value-type="float">
            <text:p>8.3</text:p>
          </table:table-cell>
          <table:table-cell office:value-type="float" office:value="-87.0192134282881" calcext:value-type="float">
            <text:p>-87.0192134282881</text:p>
          </table:table-cell>
          <table:table-cell office:value-type="float" office:value="37.4906124622296" calcext:value-type="float">
            <text:p>37.4906124622296</text:p>
          </table:table-cell>
          <table:table-cell office:value-type="float" office:value="0.000260114515842937" calcext:value-type="float">
            <text:p>0.000260114515843</text:p>
          </table:table-cell>
          <table:table-cell office:value-type="float" office:value="-50.909674430285" calcext:value-type="float">
            <text:p>-50.909674430285</text:p>
          </table:table-cell>
          <table:table-cell office:value-type="float" office:value="0.000256300958376041" calcext:value-type="float">
            <text:p>0.000256300958376</text:p>
          </table:table-cell>
          <table:table-cell office:value-type="float" office:value="-50.9097439318223" calcext:value-type="float">
            <text:p>-50.9097439318223</text:p>
          </table:table-cell>
          <table:table-cell office:value-type="float" office:value="-86.9449463103104" calcext:value-type="float">
            <text:p>-86.9449463103104</text:p>
          </table:table-cell>
          <table:table-cell office:value-type="float" office:value="36.9814494062878" calcext:value-type="float">
            <text:p>36.9814494062878</text:p>
          </table:table-cell>
          <table:table-cell table:style-name="ce8"/>
          <table:table-cell table:style-name="ce3" office:value-type="float" office:value="134.549440171848" calcext:value-type="float">
            <text:p>134.549440171848</text:p>
          </table:table-cell>
          <table:table-cell table:style-name="ce3" table:formula="of:=-[.M20]*0.1" office:value-type="float" office:value="-13.4549440171848" calcext:value-type="float">
            <text:p>-13.4549440171848</text:p>
          </table:table-cell>
          <table:table-cell table:style-name="ce3" table:formula="of:=[.N20]*180/PI()" office:value-type="float" office:value="-770.911505769486" calcext:value-type="float">
            <text:p>-770.91150576948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O20]+360*[.P20]" office:value-type="float" office:value="-50.9115057694864" calcext:value-type="float">
            <text:p>-50.9115057694864</text:p>
          </table:table-cell>
          <table:table-cell table:style-name="ce3" table:formula="of:=ABS(([.Q20]-[.G20])/[.Q20])" office:value-type="float" office:value="0.000035971028036954" calcext:value-type="float">
            <text:p>3.5971028036954E-05</text:p>
          </table:table-cell>
          <table:table-cell table:style-name="ce8" table:number-columns-repeated="100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25.415" calcext:value-type="float">
            <text:p>125.415</text:p>
          </table:table-cell>
          <table:table-cell office:value-type="float" office:value="8.3" calcext:value-type="float">
            <text:p>8.3</text:p>
          </table:table-cell>
          <table:table-cell office:value-type="float" office:value="-109.716989828963" calcext:value-type="float">
            <text:p>-109.716989828963</text:p>
          </table:table-cell>
          <table:table-cell office:value-type="float" office:value="121.786112282952" calcext:value-type="float">
            <text:p>121.786112282952</text:p>
          </table:table-cell>
          <table:table-cell office:value-type="string" calcext:value-type="string">
            <text:p>-1.31592541816841e-05</text:p>
          </table:table-cell>
          <table:table-cell office:value-type="float" office:value="-50.9113152747444" calcext:value-type="float">
            <text:p>-50.9113152747444</text:p>
          </table:table-cell>
          <table:table-cell office:value-type="string" calcext:value-type="string">
            <text:p>-1.33732236478381e-05</text:p>
          </table:table-cell>
          <table:table-cell office:value-type="float" office:value="-50.9113138054492" calcext:value-type="float">
            <text:p>-50.9113138054492</text:p>
          </table:table-cell>
          <table:table-cell office:value-type="float" office:value="-109.776496023446" calcext:value-type="float">
            <text:p>-109.776496023446</text:p>
          </table:table-cell>
          <table:table-cell office:value-type="float" office:value="121.262421094206" calcext:value-type="float">
            <text:p>121.262421094206</text:p>
          </table:table-cell>
          <table:table-cell table:style-name="ce8"/>
          <table:table-cell table:style-name="ce3" office:value-type="float" office:value="134.549440171848" calcext:value-type="float">
            <text:p>134.549440171848</text:p>
          </table:table-cell>
          <table:table-cell table:style-name="ce3" table:formula="of:=-[.M21]*0.1" office:value-type="float" office:value="-13.4549440171848" calcext:value-type="float">
            <text:p>-13.4549440171848</text:p>
          </table:table-cell>
          <table:table-cell table:style-name="ce3" table:formula="of:=[.N21]*180/PI()" office:value-type="float" office:value="-770.911505769486" calcext:value-type="float">
            <text:p>-770.91150576948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O21]+360*[.P21]" office:value-type="float" office:value="-50.9115057694864" calcext:value-type="float">
            <text:p>-50.9115057694864</text:p>
          </table:table-cell>
          <table:table-cell table:style-name="ce3" table:formula="of:=ABS(([.Q21]-[.G21])/[.Q21])" office:value-type="float" office:value="0.00000374168351842126" calcext:value-type="float">
            <text:p>3.74168351842126E-06</text:p>
          </table:table-cell>
          <table:table-cell table:style-name="ce8"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out of memory (32 GB)</text:p>
          </table:table-cell>
          <table:table-cell table:number-columns-repeated="9"/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<text:s/>Order </text:p>
          </table:table-cell>
          <table:table-cell table:number-columns-repeated="2"/>
          <table:table-cell office:value-type="string" calcext:value-type="string">
            <text:p>|S11|</text:p>
          </table:table-cell>
          <table:table-cell table:number-columns-repeated="13"/>
          <table:table-cell office:value-type="string" calcext:value-type="string">
            <text:p>Phase Error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.I50" table:end-x="0.398in" table:end-y="0.0528in" draw:z-index="0" draw:style-name="gr1" draw:text-style-name="P1" svg:width="6.3244in" svg:height="3.7276in" svg:x="0.7713in" svg:y="0.0587in">
              <draw:object draw:notify-on-update-of-ranges="Sheet1.A16:Sheet1.A21 Sheet1.D24:Sheet1.D24 Sheet1.D16:Sheet1.D21 Sheet1.A16:Sheet1.A21 Sheet1.R24:Sheet1.R24 Sheet1.R16:Sheet1.R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P50" table:end-x="0.4335in" table:end-y="0.0661in" draw:z-index="3" draw:style-name="gr1" draw:text-style-name="P1" svg:width="6.3209in" svg:height="3.7335in" svg:x="0.2213in" svg:y="0.0661in">
              <draw:object draw:notify-on-update-of-ranges="Sheet1.A16:Sheet1.A21 Sheet1.B16:Sheet1.B2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order 2 with adaptive refin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 office:value-type="string" calcext:value-type="string">
            <text:p>#Frequency(GHz)</text:p>
          </table:table-cell>
          <table:table-cell table:style-name="Default" office:value-type="string" calcext:value-type="string">
            <text:p>dB(S(1;1))</text:p>
          </table:table-cell>
          <table:table-cell table:style-name="Default" office:value-type="string" calcext:value-type="string">
            <text:p>deg(S(1;1))</text:p>
          </table:table-cell>
          <table:table-cell table:style-name="Default" office:value-type="string" calcext:value-type="string">
            <text:p>dB(S(2;1))</text:p>
          </table:table-cell>
          <table:table-cell table:style-name="Default" office:value-type="string" calcext:value-type="string">
            <text:p>deg(S(2;1))</text:p>
          </table:table-cell>
          <table:table-cell table:style-name="Default" office:value-type="string" calcext:value-type="string">
            <text:p>dB(S(1;2))</text:p>
          </table:table-cell>
          <table:table-cell table:style-name="Default" office:value-type="string" calcext:value-type="string">
            <text:p>deg(S(1;2))</text:p>
          </table:table-cell>
          <table:table-cell table:style-name="Default" office:value-type="string" calcext:value-type="string">
            <text:p>dB(S(2;2))</text:p>
          </table:table-cell>
          <table:table-cell table:style-name="Default" office:value-type="string" calcext:value-type="string">
            <text:p>deg(S(2;2))</text:p>
          </table:table-cell>
          <table:table-cell table:style-name="Default"/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<text:s/>-beta*LOG10()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mainder</text:p>
          </table:table-cell>
          <table:table-cell table:style-name="ce1" office:value-type="string" calcext:value-type="string">
            <text:p>error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27.6157678976574" calcext:value-type="float">
            <text:p>-27.6157678976574</text:p>
          </table:table-cell>
          <table:table-cell table:style-name="Default" office:value-type="float" office:value="163.202473345495" calcext:value-type="float">
            <text:p>163.202473345495</text:p>
          </table:table-cell>
          <table:table-cell table:style-name="Default" office:value-type="float" office:value="-0.169723804350278" calcext:value-type="float">
            <text:p>-0.169723804350278</text:p>
          </table:table-cell>
          <table:table-cell table:style-name="Default" office:value-type="float" office:value="-47.3637541112244" calcext:value-type="float">
            <text:p>-47.3637541112244</text:p>
          </table:table-cell>
          <table:table-cell table:style-name="Default" office:value-type="float" office:value="-0.182927427538138" calcext:value-type="float">
            <text:p>-0.182927427538138</text:p>
          </table:table-cell>
          <table:table-cell table:style-name="Default" office:value-type="float" office:value="-47.2269314097395" calcext:value-type="float">
            <text:p>-47.2269314097395</text:p>
          </table:table-cell>
          <table:table-cell table:style-name="Default" office:value-type="float" office:value="-27.3981961521127" calcext:value-type="float">
            <text:p>-27.3981961521127</text:p>
          </table:table-cell>
          <table:table-cell table:style-name="Default" office:value-type="float" office:value="162.258469978444" calcext:value-type="float">
            <text:p>162.258469978444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58]*0.1" office:value-type="float" office:value="-13.4549440171848" calcext:value-type="float">
            <text:p>-13.4549440171848</text:p>
          </table:table-cell>
          <table:table-cell table:style-name="ce1" table:formula="of:=[.M58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58]+360*[.O58]" office:value-type="float" office:value="-50.9115057694864" calcext:value-type="float">
            <text:p>-50.9115057694864</text:p>
          </table:table-cell>
          <table:table-cell table:style-name="ce1" table:formula="of:=ABS(([.P58]-[.F58])/[.P58])" office:value-type="float" office:value="0.0696846735259668" calcext:value-type="float">
            <text:p>0.06968467352596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26.7531138468195" calcext:value-type="float">
            <text:p>-26.7531138468195</text:p>
          </table:table-cell>
          <table:table-cell table:style-name="Default" office:value-type="float" office:value="161.376729328662" calcext:value-type="float">
            <text:p>161.376729328662</text:p>
          </table:table-cell>
          <table:table-cell table:style-name="Default" office:value-type="float" office:value="-0.187464332161996" calcext:value-type="float">
            <text:p>-0.187464332161996</text:p>
          </table:table-cell>
          <table:table-cell table:style-name="Default" office:value-type="float" office:value="-47.6020925844388" calcext:value-type="float">
            <text:p>-47.6020925844388</text:p>
          </table:table-cell>
          <table:table-cell table:style-name="Default" office:value-type="float" office:value="-0.162830695077123" calcext:value-type="float">
            <text:p>-0.162830695077123</text:p>
          </table:table-cell>
          <table:table-cell table:style-name="Default" office:value-type="float" office:value="-47.9336199389565" calcext:value-type="float">
            <text:p>-47.9336199389565</text:p>
          </table:table-cell>
          <table:table-cell table:style-name="Default" office:value-type="float" office:value="-28.8657025911579" calcext:value-type="float">
            <text:p>-28.8657025911579</text:p>
          </table:table-cell>
          <table:table-cell table:style-name="Default" office:value-type="float" office:value="179.419568873628" calcext:value-type="float">
            <text:p>179.419568873628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59]*0.1" office:value-type="float" office:value="-13.4549440171848" calcext:value-type="float">
            <text:p>-13.4549440171848</text:p>
          </table:table-cell>
          <table:table-cell table:style-name="ce1" table:formula="of:=[.M59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59]+360*[.O59]" office:value-type="float" office:value="-50.9115057694864" calcext:value-type="float">
            <text:p>-50.9115057694864</text:p>
          </table:table-cell>
          <table:table-cell table:style-name="ce1" table:formula="of:=ABS(([.P59]-[.F59])/[.P59])" office:value-type="float" office:value="0.0650032470073026" calcext:value-type="float">
            <text:p>0.065003247007303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29.4453979340305" calcext:value-type="float">
            <text:p>-29.4453979340305</text:p>
          </table:table-cell>
          <table:table-cell table:style-name="Default" office:value-type="float" office:value="-174.947804435778" calcext:value-type="float">
            <text:p>-174.947804435778</text:p>
          </table:table-cell>
          <table:table-cell table:style-name="Default" office:value-type="float" office:value="-0.176119153523568" calcext:value-type="float">
            <text:p>-0.176119153523568</text:p>
          </table:table-cell>
          <table:table-cell table:style-name="Default" office:value-type="float" office:value="-48.5927935818895" calcext:value-type="float">
            <text:p>-48.5927935818895</text:p>
          </table:table-cell>
          <table:table-cell table:style-name="Default" office:value-type="float" office:value="-0.192985421388877" calcext:value-type="float">
            <text:p>-0.192985421388877</text:p>
          </table:table-cell>
          <table:table-cell table:style-name="Default" office:value-type="float" office:value="-48.3321599840153" calcext:value-type="float">
            <text:p>-48.3321599840153</text:p>
          </table:table-cell>
          <table:table-cell table:style-name="Default" office:value-type="float" office:value="-27.1066852684186" calcext:value-type="float">
            <text:p>-27.1066852684186</text:p>
          </table:table-cell>
          <table:table-cell table:style-name="Default" office:value-type="float" office:value="166.828932662845" calcext:value-type="float">
            <text:p>166.828932662845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60]*0.1" office:value-type="float" office:value="-13.4549440171848" calcext:value-type="float">
            <text:p>-13.4549440171848</text:p>
          </table:table-cell>
          <table:table-cell table:style-name="ce1" table:formula="of:=[.M60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0]+360*[.O60]" office:value-type="float" office:value="-50.9115057694864" calcext:value-type="float">
            <text:p>-50.9115057694864</text:p>
          </table:table-cell>
          <table:table-cell table:style-name="ce1" table:formula="of:=ABS(([.P60]-[.F60])/[.P60])" office:value-type="float" office:value="0.045543971889094" calcext:value-type="float">
            <text:p>0.045543971889094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31.3298430908121" calcext:value-type="float">
            <text:p>-31.3298430908121</text:p>
          </table:table-cell>
          <table:table-cell table:style-name="Default" office:value-type="float" office:value="-177.660422099045" calcext:value-type="float">
            <text:p>-177.660422099045</text:p>
          </table:table-cell>
          <table:table-cell table:style-name="Default" office:value-type="float" office:value="-0.174490376798551" calcext:value-type="float">
            <text:p>-0.174490376798551</text:p>
          </table:table-cell>
          <table:table-cell table:style-name="Default" office:value-type="float" office:value="-48.6695918516494" calcext:value-type="float">
            <text:p>-48.6695918516494</text:p>
          </table:table-cell>
          <table:table-cell table:style-name="Default" office:value-type="float" office:value="-0.192867988180233" calcext:value-type="float">
            <text:p>-0.192867988180233</text:p>
          </table:table-cell>
          <table:table-cell table:style-name="Default" office:value-type="float" office:value="-48.4077622250496" calcext:value-type="float">
            <text:p>-48.4077622250496</text:p>
          </table:table-cell>
          <table:table-cell table:style-name="Default" office:value-type="float" office:value="-27.1721276681214" calcext:value-type="float">
            <text:p>-27.1721276681214</text:p>
          </table:table-cell>
          <table:table-cell table:style-name="Default" office:value-type="float" office:value="157.993651618487" calcext:value-type="float">
            <text:p>157.993651618487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61]*0.1" office:value-type="float" office:value="-13.4549440171848" calcext:value-type="float">
            <text:p>-13.4549440171848</text:p>
          </table:table-cell>
          <table:table-cell table:style-name="ce1" table:formula="of:=[.M61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1]+360*[.O61]" office:value-type="float" office:value="-50.9115057694864" calcext:value-type="float">
            <text:p>-50.9115057694864</text:p>
          </table:table-cell>
          <table:table-cell table:style-name="ce1" table:formula="of:=ABS(([.P61]-[.F61])/[.P61])" office:value-type="float" office:value="0.0440355060010957" calcext:value-type="float">
            <text:p>0.044035506001096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31.5565624255043" calcext:value-type="float">
            <text:p>-31.5565624255043</text:p>
          </table:table-cell>
          <table:table-cell table:style-name="Default" office:value-type="float" office:value="172.080567633368" calcext:value-type="float">
            <text:p>172.080567633368</text:p>
          </table:table-cell>
          <table:table-cell table:style-name="Default" office:value-type="float" office:value="-0.174335193204842" calcext:value-type="float">
            <text:p>-0.174335193204842</text:p>
          </table:table-cell>
          <table:table-cell table:style-name="Default" office:value-type="float" office:value="-48.6991725370523" calcext:value-type="float">
            <text:p>-48.6991725370523</text:p>
          </table:table-cell>
          <table:table-cell table:style-name="Default" office:value-type="float" office:value="-0.191421164671241" calcext:value-type="float">
            <text:p>-0.191421164671241</text:p>
          </table:table-cell>
          <table:table-cell table:style-name="Default" office:value-type="float" office:value="-48.4377343633635" calcext:value-type="float">
            <text:p>-48.4377343633635</text:p>
          </table:table-cell>
          <table:table-cell table:style-name="Default" office:value-type="float" office:value="-28.0413202212003" calcext:value-type="float">
            <text:p>-28.0413202212003</text:p>
          </table:table-cell>
          <table:table-cell table:style-name="Default" office:value-type="float" office:value="154.648812070719" calcext:value-type="float">
            <text:p>154.648812070719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62]*0.1" office:value-type="float" office:value="-13.4549440171848" calcext:value-type="float">
            <text:p>-13.4549440171848</text:p>
          </table:table-cell>
          <table:table-cell table:style-name="ce1" table:formula="of:=[.M62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2]+360*[.O62]" office:value-type="float" office:value="-50.9115057694864" calcext:value-type="float">
            <text:p>-50.9115057694864</text:p>
          </table:table-cell>
          <table:table-cell table:style-name="ce1" table:formula="of:=ABS(([.P62]-[.F62])/[.P62])" office:value-type="float" office:value="0.0434544843841584" calcext:value-type="float">
            <text:p>0.043454484384159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34.0428495147403" calcext:value-type="float">
            <text:p>-34.0428495147403</text:p>
          </table:table-cell>
          <table:table-cell table:style-name="Default" office:value-type="float" office:value="-163.672257481997" calcext:value-type="float">
            <text:p>-163.672257481997</text:p>
          </table:table-cell>
          <table:table-cell table:style-name="Default" office:value-type="float" office:value="-0.132005197997777" calcext:value-type="float">
            <text:p>-0.132005197997777</text:p>
          </table:table-cell>
          <table:table-cell table:style-name="Default" office:value-type="float" office:value="-49.2343813975577" calcext:value-type="float">
            <text:p>-49.2343813975577</text:p>
          </table:table-cell>
          <table:table-cell table:style-name="Default" office:value-type="float" office:value="-0.192949673028362" calcext:value-type="float">
            <text:p>-0.192949673028362</text:p>
          </table:table-cell>
          <table:table-cell table:style-name="Default" office:value-type="float" office:value="-48.5669686960355" calcext:value-type="float">
            <text:p>-48.5669686960355</text:p>
          </table:table-cell>
          <table:table-cell table:style-name="Default" office:value-type="float" office:value="-27.5415040854174" calcext:value-type="float">
            <text:p>-27.5415040854174</text:p>
          </table:table-cell>
          <table:table-cell table:style-name="Default" office:value-type="float" office:value="153.593926715044" calcext:value-type="float">
            <text:p>153.593926715044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63]*0.1" office:value-type="float" office:value="-13.4549440171848" calcext:value-type="float">
            <text:p>-13.4549440171848</text:p>
          </table:table-cell>
          <table:table-cell table:style-name="ce1" table:formula="of:=[.M63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3]+360*[.O63]" office:value-type="float" office:value="-50.9115057694864" calcext:value-type="float">
            <text:p>-50.9115057694864</text:p>
          </table:table-cell>
          <table:table-cell table:style-name="ce1" table:formula="of:=ABS(([.P63]-[.F63])/[.P63])" office:value-type="float" office:value="0.0329419518550936" calcext:value-type="float">
            <text:p>0.032941951855094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32.6527620582671" calcext:value-type="float">
            <text:p>-32.6527620582671</text:p>
          </table:table-cell>
          <table:table-cell table:style-name="Default" office:value-type="float" office:value="-173.998150272863" calcext:value-type="float">
            <text:p>-173.998150272863</text:p>
          </table:table-cell>
          <table:table-cell table:style-name="Default" office:value-type="float" office:value="-0.147602226590284" calcext:value-type="float">
            <text:p>-0.147602226590284</text:p>
          </table:table-cell>
          <table:table-cell table:style-name="Default" office:value-type="float" office:value="-49.4396221409553" calcext:value-type="float">
            <text:p>-49.4396221409553</text:p>
          </table:table-cell>
          <table:table-cell table:style-name="Default" office:value-type="float" office:value="-0.175477605099506" calcext:value-type="float">
            <text:p>-0.175477605099506</text:p>
          </table:table-cell>
          <table:table-cell table:style-name="Default" office:value-type="float" office:value="-49.207655196418" calcext:value-type="float">
            <text:p>-49.207655196418</text:p>
          </table:table-cell>
          <table:table-cell table:style-name="Default" office:value-type="float" office:value="-29.3861473334371" calcext:value-type="float">
            <text:p>-29.3861473334371</text:p>
          </table:table-cell>
          <table:table-cell table:style-name="Default" office:value-type="float" office:value="167.069955744032" calcext:value-type="float">
            <text:p>167.069955744032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64]*0.1" office:value-type="float" office:value="-13.4549440171848" calcext:value-type="float">
            <text:p>-13.4549440171848</text:p>
          </table:table-cell>
          <table:table-cell table:style-name="ce1" table:formula="of:=[.M64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4]+360*[.O64]" office:value-type="float" office:value="-50.9115057694864" calcext:value-type="float">
            <text:p>-50.9115057694864</text:p>
          </table:table-cell>
          <table:table-cell table:style-name="ce1" table:formula="of:=ABS(([.P64]-[.F64])/[.P64])" office:value-type="float" office:value="0.0289106284774886" calcext:value-type="float">
            <text:p>0.028910628477489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21.0009767991604" calcext:value-type="float">
            <text:p>-21.0009767991604</text:p>
          </table:table-cell>
          <table:table-cell table:style-name="Default" office:value-type="float" office:value="64.890754337642" calcext:value-type="float">
            <text:p>64.890754337642</text:p>
          </table:table-cell>
          <table:table-cell table:style-name="Default" office:value-type="float" office:value="-0.3892528816305" calcext:value-type="float">
            <text:p>-0.3892528816305</text:p>
          </table:table-cell>
          <table:table-cell table:style-name="Default" office:value-type="float" office:value="-45.9263376699772" calcext:value-type="float">
            <text:p>-45.9263376699772</text:p>
          </table:table-cell>
          <table:table-cell table:style-name="Default" office:value-type="float" office:value="-0.172645095788142" calcext:value-type="float">
            <text:p>-0.172645095788142</text:p>
          </table:table-cell>
          <table:table-cell table:style-name="Default" office:value-type="float" office:value="-49.5307149421307" calcext:value-type="float">
            <text:p>-49.5307149421307</text:p>
          </table:table-cell>
          <table:table-cell table:style-name="Default" office:value-type="float" office:value="-33.0133197218319" calcext:value-type="float">
            <text:p>-33.0133197218319</text:p>
          </table:table-cell>
          <table:table-cell table:style-name="Default" office:value-type="float" office:value="151.885270426182" calcext:value-type="float">
            <text:p>151.885270426182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65]*0.1" office:value-type="float" office:value="-13.4549440171848" calcext:value-type="float">
            <text:p>-13.4549440171848</text:p>
          </table:table-cell>
          <table:table-cell table:style-name="ce1" table:formula="of:=[.M65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5]+360*[.O65]" office:value-type="float" office:value="-50.9115057694864" calcext:value-type="float">
            <text:p>-50.9115057694864</text:p>
          </table:table-cell>
          <table:table-cell table:style-name="ce1" table:formula="of:=ABS(([.P65]-[.F65])/[.P65])" office:value-type="float" office:value="0.0979183000809431" calcext:value-type="float">
            <text:p>0.097918300080943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38.1419495241134" calcext:value-type="float">
            <text:p>-38.1419495241134</text:p>
          </table:table-cell>
          <table:table-cell table:style-name="Default" office:value-type="float" office:value="145.36940611628" calcext:value-type="float">
            <text:p>145.36940611628</text:p>
          </table:table-cell>
          <table:table-cell table:style-name="Default" office:value-type="float" office:value="-0.0804240695509664" calcext:value-type="float">
            <text:p>-0.080424069550966</text:p>
          </table:table-cell>
          <table:table-cell table:style-name="Default" office:value-type="float" office:value="-49.9751718037907" calcext:value-type="float">
            <text:p>-49.9751718037907</text:p>
          </table:table-cell>
          <table:table-cell table:style-name="Default" office:value-type="float" office:value="-0.179100295036526" calcext:value-type="float">
            <text:p>-0.179100295036526</text:p>
          </table:table-cell>
          <table:table-cell table:style-name="Default" office:value-type="float" office:value="-49.4922681305907" calcext:value-type="float">
            <text:p>-49.4922681305907</text:p>
          </table:table-cell>
          <table:table-cell table:style-name="Default" office:value-type="float" office:value="-32.9781593028075" calcext:value-type="float">
            <text:p>-32.9781593028075</text:p>
          </table:table-cell>
          <table:table-cell table:style-name="Default" office:value-type="float" office:value="150.036795257088" calcext:value-type="float">
            <text:p>150.036795257088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66]*0.1" office:value-type="float" office:value="-13.4549440171848" calcext:value-type="float">
            <text:p>-13.4549440171848</text:p>
          </table:table-cell>
          <table:table-cell table:style-name="ce1" table:formula="of:=[.M66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6]+360*[.O66]" office:value-type="float" office:value="-50.9115057694864" calcext:value-type="float">
            <text:p>-50.9115057694864</text:p>
          </table:table-cell>
          <table:table-cell table:style-name="ce1" table:formula="of:=ABS(([.P66]-[.F66])/[.P66])" office:value-type="float" office:value="0.0183914019344705" calcext:value-type="float">
            <text:p>0.018391401934471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38.4953276903333" calcext:value-type="float">
            <text:p>-38.4953276903333</text:p>
          </table:table-cell>
          <table:table-cell table:style-name="Default" office:value-type="float" office:value="145.946790147393" calcext:value-type="float">
            <text:p>145.946790147393</text:p>
          </table:table-cell>
          <table:table-cell table:style-name="Default" office:value-type="float" office:value="-0.0805056677749974" calcext:value-type="float">
            <text:p>-0.080505667774997</text:p>
          </table:table-cell>
          <table:table-cell table:style-name="Default" office:value-type="float" office:value="-50.0311945812201" calcext:value-type="float">
            <text:p>-50.0311945812201</text:p>
          </table:table-cell>
          <table:table-cell table:style-name="Default" office:value-type="float" office:value="-0.17936246814225" calcext:value-type="float">
            <text:p>-0.17936246814225</text:p>
          </table:table-cell>
          <table:table-cell table:style-name="Default" office:value-type="float" office:value="-49.5495462614364" calcext:value-type="float">
            <text:p>-49.5495462614364</text:p>
          </table:table-cell>
          <table:table-cell table:style-name="Default" office:value-type="float" office:value="-32.7955270404077" calcext:value-type="float">
            <text:p>-32.7955270404077</text:p>
          </table:table-cell>
          <table:table-cell table:style-name="Default" office:value-type="float" office:value="149.704852849617" calcext:value-type="float">
            <text:p>149.704852849617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67]*0.1" office:value-type="float" office:value="-13.4549440171848" calcext:value-type="float">
            <text:p>-13.4549440171848</text:p>
          </table:table-cell>
          <table:table-cell table:style-name="ce1" table:formula="of:=[.M67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7]+360*[.O67]" office:value-type="float" office:value="-50.9115057694864" calcext:value-type="float">
            <text:p>-50.9115057694864</text:p>
          </table:table-cell>
          <table:table-cell table:style-name="ce1" table:formula="of:=ABS(([.P67]-[.F67])/[.P67])" office:value-type="float" office:value="0.0172910067176593" calcext:value-type="float">
            <text:p>0.017291006717659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38.4651948167652" calcext:value-type="float">
            <text:p>-38.4651948167652</text:p>
          </table:table-cell>
          <table:table-cell table:style-name="Default" office:value-type="float" office:value="146.539041932282" calcext:value-type="float">
            <text:p>146.539041932282</text:p>
          </table:table-cell>
          <table:table-cell table:style-name="Default" office:value-type="float" office:value="-0.0805099852661728" calcext:value-type="float">
            <text:p>-0.080509985266173</text:p>
          </table:table-cell>
          <table:table-cell table:style-name="Default" office:value-type="float" office:value="-50.0740739878642" calcext:value-type="float">
            <text:p>-50.0740739878642</text:p>
          </table:table-cell>
          <table:table-cell table:style-name="Default" office:value-type="float" office:value="-0.179369839178867" calcext:value-type="float">
            <text:p>-0.179369839178867</text:p>
          </table:table-cell>
          <table:table-cell table:style-name="Default" office:value-type="float" office:value="-49.5925180746304" calcext:value-type="float">
            <text:p>-49.5925180746304</text:p>
          </table:table-cell>
          <table:table-cell table:style-name="Default" office:value-type="float" office:value="-32.7815943456409" calcext:value-type="float">
            <text:p>-32.7815943456409</text:p>
          </table:table-cell>
          <table:table-cell table:style-name="Default" office:value-type="float" office:value="150.018707051196" calcext:value-type="float">
            <text:p>150.018707051196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68]*0.1" office:value-type="float" office:value="-13.4549440171848" calcext:value-type="float">
            <text:p>-13.4549440171848</text:p>
          </table:table-cell>
          <table:table-cell table:style-name="ce1" table:formula="of:=[.M68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8]+360*[.O68]" office:value-type="float" office:value="-50.9115057694864" calcext:value-type="float">
            <text:p>-50.9115057694864</text:p>
          </table:table-cell>
          <table:table-cell table:style-name="ce1" table:formula="of:=ABS(([.P68]-[.F68])/[.P68])" office:value-type="float" office:value="0.0164487726097496" calcext:value-type="float">
            <text:p>0.01644877260975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37.5983692226081" calcext:value-type="float">
            <text:p>-37.5983692226081</text:p>
          </table:table-cell>
          <table:table-cell table:style-name="Default" office:value-type="float" office:value="146.379639116626" calcext:value-type="float">
            <text:p>146.379639116626</text:p>
          </table:table-cell>
          <table:table-cell table:style-name="Default" office:value-type="float" office:value="-0.0806569467027274" calcext:value-type="float">
            <text:p>-0.080656946702727</text:p>
          </table:table-cell>
          <table:table-cell table:style-name="Default" office:value-type="float" office:value="-50.0771293085575" calcext:value-type="float">
            <text:p>-50.0771293085575</text:p>
          </table:table-cell>
          <table:table-cell table:style-name="Default" office:value-type="float" office:value="-0.179182615124941" calcext:value-type="float">
            <text:p>-0.179182615124941</text:p>
          </table:table-cell>
          <table:table-cell table:style-name="Default" office:value-type="float" office:value="-49.5962326377373" calcext:value-type="float">
            <text:p>-49.5962326377373</text:p>
          </table:table-cell>
          <table:table-cell table:style-name="Default" office:value-type="float" office:value="-33.1817645341621" calcext:value-type="float">
            <text:p>-33.1817645341621</text:p>
          </table:table-cell>
          <table:table-cell table:style-name="Default" office:value-type="float" office:value="151.82257340918" calcext:value-type="float">
            <text:p>151.82257340918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69]*0.1" office:value-type="float" office:value="-13.4549440171848" calcext:value-type="float">
            <text:p>-13.4549440171848</text:p>
          </table:table-cell>
          <table:table-cell table:style-name="ce1" table:formula="of:=[.M69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69]+360*[.O69]" office:value-type="float" office:value="-50.9115057694864" calcext:value-type="float">
            <text:p>-50.9115057694864</text:p>
          </table:table-cell>
          <table:table-cell table:style-name="ce1" table:formula="of:=ABS(([.P69]-[.F69])/[.P69])" office:value-type="float" office:value="0.0163887602285182" calcext:value-type="float">
            <text:p>0.016388760228518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38.9517528890975" calcext:value-type="float">
            <text:p>-38.9517528890975</text:p>
          </table:table-cell>
          <table:table-cell table:style-name="Default" office:value-type="float" office:value="133.713672792684" calcext:value-type="float">
            <text:p>133.713672792684</text:p>
          </table:table-cell>
          <table:table-cell table:style-name="Default" office:value-type="float" office:value="-0.0804672667747548" calcext:value-type="float">
            <text:p>-0.080467266774755</text:p>
          </table:table-cell>
          <table:table-cell table:style-name="Default" office:value-type="float" office:value="-50.2352001931932" calcext:value-type="float">
            <text:p>-50.2352001931932</text:p>
          </table:table-cell>
          <table:table-cell table:style-name="Default" office:value-type="float" office:value="-0.179276128781961" calcext:value-type="float">
            <text:p>-0.179276128781961</text:p>
          </table:table-cell>
          <table:table-cell table:style-name="Default" office:value-type="float" office:value="-49.7517021833845" calcext:value-type="float">
            <text:p>-49.7517021833845</text:p>
          </table:table-cell>
          <table:table-cell table:style-name="Default" office:value-type="float" office:value="-32.9856554428262" calcext:value-type="float">
            <text:p>-32.9856554428262</text:p>
          </table:table-cell>
          <table:table-cell table:style-name="Default" office:value-type="float" office:value="143.420000197269" calcext:value-type="float">
            <text:p>143.420000197269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70]*0.1" office:value-type="float" office:value="-13.4549440171848" calcext:value-type="float">
            <text:p>-13.4549440171848</text:p>
          </table:table-cell>
          <table:table-cell table:style-name="ce1" table:formula="of:=[.M70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0]+360*[.O70]" office:value-type="float" office:value="-50.9115057694864" calcext:value-type="float">
            <text:p>-50.9115057694864</text:p>
          </table:table-cell>
          <table:table-cell table:style-name="ce1" table:formula="of:=ABS(([.P70]-[.F70])/[.P70])" office:value-type="float" office:value="0.0132839436993941" calcext:value-type="float">
            <text:p>0.013283943699394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38.4355982889969" calcext:value-type="float">
            <text:p>-38.4355982889969</text:p>
          </table:table-cell>
          <table:table-cell table:style-name="Default" office:value-type="float" office:value="128.277836070858" calcext:value-type="float">
            <text:p>128.277836070858</text:p>
          </table:table-cell>
          <table:table-cell table:style-name="Default" office:value-type="float" office:value="-0.0781002172095262" calcext:value-type="float">
            <text:p>-0.078100217209526</text:p>
          </table:table-cell>
          <table:table-cell table:style-name="Default" office:value-type="float" office:value="-50.1095814392963" calcext:value-type="float">
            <text:p>-50.1095814392963</text:p>
          </table:table-cell>
          <table:table-cell table:style-name="Default" office:value-type="float" office:value="-0.0815794662748238" calcext:value-type="float">
            <text:p>-0.081579466274824</text:p>
          </table:table-cell>
          <table:table-cell table:style-name="Default" office:value-type="float" office:value="-50.2961046035174" calcext:value-type="float">
            <text:p>-50.2961046035174</text:p>
          </table:table-cell>
          <table:table-cell table:style-name="Default" office:value-type="float" office:value="-44.1521789133801" calcext:value-type="float">
            <text:p>-44.1521789133801</text:p>
          </table:table-cell>
          <table:table-cell table:style-name="Default" office:value-type="float" office:value="134.566936318697" calcext:value-type="float">
            <text:p>134.566936318697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71]*0.1" office:value-type="float" office:value="-13.4549440171848" calcext:value-type="float">
            <text:p>-13.4549440171848</text:p>
          </table:table-cell>
          <table:table-cell table:style-name="ce1" table:formula="of:=[.M71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1]+360*[.O71]" office:value-type="float" office:value="-50.9115057694864" calcext:value-type="float">
            <text:p>-50.9115057694864</text:p>
          </table:table-cell>
          <table:table-cell table:style-name="ce1" table:formula="of:=ABS(([.P71]-[.F71])/[.P71])" office:value-type="float" office:value="0.0157513378964087" calcext:value-type="float">
            <text:p>0.015751337896409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39.5474481729777" calcext:value-type="float">
            <text:p>-39.5474481729777</text:p>
          </table:table-cell>
          <table:table-cell table:style-name="Default" office:value-type="float" office:value="123.777938569083" calcext:value-type="float">
            <text:p>123.777938569083</text:p>
          </table:table-cell>
          <table:table-cell table:style-name="Default" office:value-type="float" office:value="-0.0779596556237817" calcext:value-type="float">
            <text:p>-0.077959655623782</text:p>
          </table:table-cell>
          <table:table-cell table:style-name="Default" office:value-type="float" office:value="-50.1041672944699" calcext:value-type="float">
            <text:p>-50.1041672944699</text:p>
          </table:table-cell>
          <table:table-cell table:style-name="Default" office:value-type="float" office:value="-0.26671633855705" calcext:value-type="float">
            <text:p>-0.26671633855705</text:p>
          </table:table-cell>
          <table:table-cell table:style-name="Default" office:value-type="float" office:value="-46.0284255478192" calcext:value-type="float">
            <text:p>-46.0284255478192</text:p>
          </table:table-cell>
          <table:table-cell table:style-name="Default" office:value-type="float" office:value="-20.9427771118292" calcext:value-type="float">
            <text:p>-20.9427771118292</text:p>
          </table:table-cell>
          <table:table-cell table:style-name="Default" office:value-type="float" office:value="68.257189218511" calcext:value-type="float">
            <text:p>68.257189218511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72]*0.1" office:value-type="float" office:value="-13.4549440171848" calcext:value-type="float">
            <text:p>-13.4549440171848</text:p>
          </table:table-cell>
          <table:table-cell table:style-name="ce1" table:formula="of:=[.M72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2]+360*[.O72]" office:value-type="float" office:value="-50.9115057694864" calcext:value-type="float">
            <text:p>-50.9115057694864</text:p>
          </table:table-cell>
          <table:table-cell table:style-name="ce1" table:formula="of:=ABS(([.P72]-[.F72])/[.P72])" office:value-type="float" office:value="0.0158576821253716" calcext:value-type="float">
            <text:p>0.015857682125372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39.3570741653208" calcext:value-type="float">
            <text:p>-39.3570741653208</text:p>
          </table:table-cell>
          <table:table-cell table:style-name="Default" office:value-type="float" office:value="123.609440130914" calcext:value-type="float">
            <text:p>123.609440130914</text:p>
          </table:table-cell>
          <table:table-cell table:style-name="Default" office:value-type="float" office:value="-0.0780211851564748" calcext:value-type="float">
            <text:p>-0.078021185156475</text:p>
          </table:table-cell>
          <table:table-cell table:style-name="Default" office:value-type="float" office:value="-50.1126027693193" calcext:value-type="float">
            <text:p>-50.1126027693193</text:p>
          </table:table-cell>
          <table:table-cell table:style-name="Default" office:value-type="float" office:value="-0.0816467055208333" calcext:value-type="float">
            <text:p>-0.081646705520833</text:p>
          </table:table-cell>
          <table:table-cell table:style-name="Default" office:value-type="float" office:value="-50.2988507328604" calcext:value-type="float">
            <text:p>-50.2988507328604</text:p>
          </table:table-cell>
          <table:table-cell table:style-name="Default" office:value-type="float" office:value="-42.5502770267396" calcext:value-type="float">
            <text:p>-42.5502770267396</text:p>
          </table:table-cell>
          <table:table-cell table:style-name="Default" office:value-type="float" office:value="127.361022226645" calcext:value-type="float">
            <text:p>127.361022226645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73]*0.1" office:value-type="float" office:value="-13.4549440171848" calcext:value-type="float">
            <text:p>-13.4549440171848</text:p>
          </table:table-cell>
          <table:table-cell table:style-name="ce1" table:formula="of:=[.M73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3]+360*[.O73]" office:value-type="float" office:value="-50.9115057694864" calcext:value-type="float">
            <text:p>-50.9115057694864</text:p>
          </table:table-cell>
          <table:table-cell table:style-name="ce1" table:formula="of:=ABS(([.P73]-[.F73])/[.P73])" office:value-type="float" office:value="0.0156919931573887" calcext:value-type="float">
            <text:p>0.015691993157389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39.5530748781212" calcext:value-type="float">
            <text:p>-39.5530748781212</text:p>
          </table:table-cell>
          <table:table-cell table:style-name="Default" office:value-type="float" office:value="126.062091512125" calcext:value-type="float">
            <text:p>126.062091512125</text:p>
          </table:table-cell>
          <table:table-cell table:style-name="Default" office:value-type="float" office:value="-0.0780128113711673" calcext:value-type="float">
            <text:p>-0.078012811371167</text:p>
          </table:table-cell>
          <table:table-cell table:style-name="Default" office:value-type="float" office:value="-50.1476757876311" calcext:value-type="float">
            <text:p>-50.1476757876311</text:p>
          </table:table-cell>
          <table:table-cell table:style-name="Default" office:value-type="float" office:value="-0.0816590455352273" calcext:value-type="float">
            <text:p>-0.081659045535227</text:p>
          </table:table-cell>
          <table:table-cell table:style-name="Default" office:value-type="float" office:value="-50.3338435596925" calcext:value-type="float">
            <text:p>-50.3338435596925</text:p>
          </table:table-cell>
          <table:table-cell table:style-name="Default" office:value-type="float" office:value="-42.3360392593656" calcext:value-type="float">
            <text:p>-42.3360392593656</text:p>
          </table:table-cell>
          <table:table-cell table:style-name="Default" office:value-type="float" office:value="130.993441470043" calcext:value-type="float">
            <text:p>130.993441470043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74]*0.1" office:value-type="float" office:value="-13.4549440171848" calcext:value-type="float">
            <text:p>-13.4549440171848</text:p>
          </table:table-cell>
          <table:table-cell table:style-name="ce1" table:formula="of:=[.M74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4]+360*[.O74]" office:value-type="float" office:value="-50.9115057694864" calcext:value-type="float">
            <text:p>-50.9115057694864</text:p>
          </table:table-cell>
          <table:table-cell table:style-name="ce1" table:formula="of:=ABS(([.P74]-[.F74])/[.P74])" office:value-type="float" office:value="0.0150030915470022" calcext:value-type="float">
            <text:p>0.015003091547002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40.0132343973285" calcext:value-type="float">
            <text:p>-40.0132343973285</text:p>
          </table:table-cell>
          <table:table-cell table:style-name="Default" office:value-type="float" office:value="126.22541817807" calcext:value-type="float">
            <text:p>126.22541817807</text:p>
          </table:table-cell>
          <table:table-cell table:style-name="Default" office:value-type="float" office:value="-0.0779653552121441" calcext:value-type="float">
            <text:p>-0.077965355212144</text:p>
          </table:table-cell>
          <table:table-cell table:style-name="Default" office:value-type="float" office:value="-50.18407271495" calcext:value-type="float">
            <text:p>-50.18407271495</text:p>
          </table:table-cell>
          <table:table-cell table:style-name="Default" office:value-type="float" office:value="-0.266483278020192" calcext:value-type="float">
            <text:p>-0.266483278020192</text:p>
          </table:table-cell>
          <table:table-cell table:style-name="Default" office:value-type="float" office:value="-46.1111773106363" calcext:value-type="float">
            <text:p>-46.1111773106363</text:p>
          </table:table-cell>
          <table:table-cell table:style-name="Default" office:value-type="float" office:value="-20.9700357524972" calcext:value-type="float">
            <text:p>-20.9700357524972</text:p>
          </table:table-cell>
          <table:table-cell table:style-name="Default" office:value-type="float" office:value="68.6585847796773" calcext:value-type="float">
            <text:p>68.6585847796773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75]*0.1" office:value-type="float" office:value="-13.4549440171848" calcext:value-type="float">
            <text:p>-13.4549440171848</text:p>
          </table:table-cell>
          <table:table-cell table:style-name="ce1" table:formula="of:=[.M75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5]+360*[.O75]" office:value-type="float" office:value="-50.9115057694864" calcext:value-type="float">
            <text:p>-50.9115057694864</text:p>
          </table:table-cell>
          <table:table-cell table:style-name="ce1" table:formula="of:=ABS(([.P75]-[.F75])/[.P75])" office:value-type="float" office:value="0.0142881858146184" calcext:value-type="float">
            <text:p>0.014288185814619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41.8618511651599" calcext:value-type="float">
            <text:p>-41.8618511651599</text:p>
          </table:table-cell>
          <table:table-cell table:style-name="Default" office:value-type="float" office:value="145.551882118876" calcext:value-type="float">
            <text:p>145.551882118876</text:p>
          </table:table-cell>
          <table:table-cell table:style-name="Default" office:value-type="float" office:value="-0.0756412683507314" calcext:value-type="float">
            <text:p>-0.075641268350731</text:p>
          </table:table-cell>
          <table:table-cell table:style-name="Default" office:value-type="float" office:value="-50.446925817615" calcext:value-type="float">
            <text:p>-50.446925817615</text:p>
          </table:table-cell>
          <table:table-cell table:style-name="Default" office:value-type="float" office:value="-0.0713051254300118" calcext:value-type="float">
            <text:p>-0.071305125430012</text:p>
          </table:table-cell>
          <table:table-cell table:style-name="Default" office:value-type="float" office:value="-50.4799633862166" calcext:value-type="float">
            <text:p>-50.4799633862166</text:p>
          </table:table-cell>
          <table:table-cell table:style-name="Default" office:value-type="float" office:value="-41.9626567169385" calcext:value-type="float">
            <text:p>-41.9626567169385</text:p>
          </table:table-cell>
          <table:table-cell table:style-name="Default" office:value-type="float" office:value="140.465849116911" calcext:value-type="float">
            <text:p>140.465849116911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76]*0.1" office:value-type="float" office:value="-13.4549440171848" calcext:value-type="float">
            <text:p>-13.4549440171848</text:p>
          </table:table-cell>
          <table:table-cell table:style-name="ce1" table:formula="of:=[.M76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6]+360*[.O76]" office:value-type="float" office:value="-50.9115057694864" calcext:value-type="float">
            <text:p>-50.9115057694864</text:p>
          </table:table-cell>
          <table:table-cell table:style-name="ce1" table:formula="of:=ABS(([.P76]-[.F76])/[.P76])" office:value-type="float" office:value="0.0091252447722707" calcext:value-type="float">
            <text:p>0.009125244772271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41.5714814888315" calcext:value-type="float">
            <text:p>-41.5714814888315</text:p>
          </table:table-cell>
          <table:table-cell table:style-name="Default" office:value-type="float" office:value="144.208035782013" calcext:value-type="float">
            <text:p>144.208035782013</text:p>
          </table:table-cell>
          <table:table-cell table:style-name="Default" office:value-type="float" office:value="-0.0756608316313331" calcext:value-type="float">
            <text:p>-0.075660831631333</text:p>
          </table:table-cell>
          <table:table-cell table:style-name="Default" office:value-type="float" office:value="-50.4462629350407" calcext:value-type="float">
            <text:p>-50.4462629350407</text:p>
          </table:table-cell>
          <table:table-cell table:style-name="Default" office:value-type="float" office:value="-0.24656430660296" calcext:value-type="float">
            <text:p>-0.24656430660296</text:p>
          </table:table-cell>
          <table:table-cell table:style-name="Default" office:value-type="float" office:value="-46.591008689885" calcext:value-type="float">
            <text:p>-46.591008689885</text:p>
          </table:table-cell>
          <table:table-cell table:style-name="Default" office:value-type="float" office:value="-21.7104472647284" calcext:value-type="float">
            <text:p>-21.7104472647284</text:p>
          </table:table-cell>
          <table:table-cell table:style-name="Default" office:value-type="float" office:value="66.5102421887019" calcext:value-type="float">
            <text:p>66.5102421887019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77]*0.1" office:value-type="float" office:value="-13.4549440171848" calcext:value-type="float">
            <text:p>-13.4549440171848</text:p>
          </table:table-cell>
          <table:table-cell table:style-name="ce1" table:formula="of:=[.M77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7]+360*[.O77]" office:value-type="float" office:value="-50.9115057694864" calcext:value-type="float">
            <text:p>-50.9115057694864</text:p>
          </table:table-cell>
          <table:table-cell table:style-name="ce1" table:formula="of:=ABS(([.P77]-[.F77])/[.P77])" office:value-type="float" office:value="0.00913826506236592" calcext:value-type="float">
            <text:p>0.009138265062366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41.5374801930201" calcext:value-type="float">
            <text:p>-41.5374801930201</text:p>
          </table:table-cell>
          <table:table-cell table:style-name="Default" office:value-type="float" office:value="149.327751002356" calcext:value-type="float">
            <text:p>149.327751002356</text:p>
          </table:table-cell>
          <table:table-cell table:style-name="Default" office:value-type="float" office:value="-0.0756632685491385" calcext:value-type="float">
            <text:p>-0.075663268549139</text:p>
          </table:table-cell>
          <table:table-cell table:style-name="Default" office:value-type="float" office:value="-50.5029252566004" calcext:value-type="float">
            <text:p>-50.5029252566004</text:p>
          </table:table-cell>
          <table:table-cell table:style-name="Default" office:value-type="float" office:value="-0.0713058338865363" calcext:value-type="float">
            <text:p>-0.071305833886536</text:p>
          </table:table-cell>
          <table:table-cell table:style-name="Default" office:value-type="float" office:value="-50.5359781223909" calcext:value-type="float">
            <text:p>-50.5359781223909</text:p>
          </table:table-cell>
          <table:table-cell table:style-name="Default" office:value-type="float" office:value="-41.9521568008765" calcext:value-type="float">
            <text:p>-41.9521568008765</text:p>
          </table:table-cell>
          <table:table-cell table:style-name="Default" office:value-type="float" office:value="144.933771469742" calcext:value-type="float">
            <text:p>144.933771469742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78]*0.1" office:value-type="float" office:value="-13.4549440171848" calcext:value-type="float">
            <text:p>-13.4549440171848</text:p>
          </table:table-cell>
          <table:table-cell table:style-name="ce1" table:formula="of:=[.M78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8]+360*[.O78]" office:value-type="float" office:value="-50.9115057694864" calcext:value-type="float">
            <text:p>-50.9115057694864</text:p>
          </table:table-cell>
          <table:table-cell table:style-name="ce1" table:formula="of:=ABS(([.P78]-[.F78])/[.P78])" office:value-type="float" office:value="0.00802530796743633" calcext:value-type="float">
            <text:p>0.008025307967436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41.0329704427719" calcext:value-type="float">
            <text:p>-41.0329704427719</text:p>
          </table:table-cell>
          <table:table-cell table:style-name="Default" office:value-type="float" office:value="150.934186592784" calcext:value-type="float">
            <text:p>150.934186592784</text:p>
          </table:table-cell>
          <table:table-cell table:style-name="Default" office:value-type="float" office:value="-0.0757185918133661" calcext:value-type="float">
            <text:p>-0.075718591813366</text:p>
          </table:table-cell>
          <table:table-cell table:style-name="Default" office:value-type="float" office:value="-50.5552676226259" calcext:value-type="float">
            <text:p>-50.5552676226259</text:p>
          </table:table-cell>
          <table:table-cell table:style-name="Default" office:value-type="float" office:value="-0.0712709261266218" calcext:value-type="float">
            <text:p>-0.071270926126622</text:p>
          </table:table-cell>
          <table:table-cell table:style-name="Default" office:value-type="float" office:value="-50.588071755793" calcext:value-type="float">
            <text:p>-50.588071755793</text:p>
          </table:table-cell>
          <table:table-cell table:style-name="Default" office:value-type="float" office:value="-42.2287332810641" calcext:value-type="float">
            <text:p>-42.2287332810641</text:p>
          </table:table-cell>
          <table:table-cell table:style-name="Default" office:value-type="float" office:value="148.549433460344" calcext:value-type="float">
            <text:p>148.549433460344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79]*0.1" office:value-type="float" office:value="-13.4549440171848" calcext:value-type="float">
            <text:p>-13.4549440171848</text:p>
          </table:table-cell>
          <table:table-cell table:style-name="ce1" table:formula="of:=[.M79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79]+360*[.O79]" office:value-type="float" office:value="-50.9115057694864" calcext:value-type="float">
            <text:p>-50.9115057694864</text:p>
          </table:table-cell>
          <table:table-cell table:style-name="ce1" table:formula="of:=ABS(([.P79]-[.F79])/[.P79])" office:value-type="float" office:value="0.00699720311698285" calcext:value-type="float">
            <text:p>0.006997203116983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42.0567119767488" calcext:value-type="float">
            <text:p>-42.0567119767488</text:p>
          </table:table-cell>
          <table:table-cell table:style-name="Default" office:value-type="float" office:value="152.211553592432" calcext:value-type="float">
            <text:p>152.211553592432</text:p>
          </table:table-cell>
          <table:table-cell table:style-name="Default" office:value-type="float" office:value="-0.0727090249180059" calcext:value-type="float">
            <text:p>-0.072709024918006</text:p>
          </table:table-cell>
          <table:table-cell table:style-name="Default" office:value-type="float" office:value="-50.59125209688" calcext:value-type="float">
            <text:p>-50.59125209688</text:p>
          </table:table-cell>
          <table:table-cell table:style-name="Default" office:value-type="float" office:value="-0.239735900961361" calcext:value-type="float">
            <text:p>-0.239735900961361</text:p>
          </table:table-cell>
          <table:table-cell table:style-name="Default" office:value-type="float" office:value="-46.7028806303304" calcext:value-type="float">
            <text:p>-46.7028806303304</text:p>
          </table:table-cell>
          <table:table-cell table:style-name="Default" office:value-type="float" office:value="-21.8379055599608" calcext:value-type="float">
            <text:p>-21.8379055599608</text:p>
          </table:table-cell>
          <table:table-cell table:style-name="Default" office:value-type="float" office:value="66.6521931462267" calcext:value-type="float">
            <text:p>66.6521931462267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80]*0.1" office:value-type="float" office:value="-13.4549440171848" calcext:value-type="float">
            <text:p>-13.4549440171848</text:p>
          </table:table-cell>
          <table:table-cell table:style-name="ce1" table:formula="of:=[.M80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0]+360*[.O80]" office:value-type="float" office:value="-50.9115057694864" calcext:value-type="float">
            <text:p>-50.9115057694864</text:p>
          </table:table-cell>
          <table:table-cell table:style-name="ce1" table:formula="of:=ABS(([.P80]-[.F80])/[.P80])" office:value-type="float" office:value="0.00629039875694235" calcext:value-type="float">
            <text:p>0.006290398756942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42.2070401999415" calcext:value-type="float">
            <text:p>-42.2070401999415</text:p>
          </table:table-cell>
          <table:table-cell table:style-name="Default" office:value-type="float" office:value="152.851981557879" calcext:value-type="float">
            <text:p>152.851981557879</text:p>
          </table:table-cell>
          <table:table-cell table:style-name="Default" office:value-type="float" office:value="-0.0726886936614105" calcext:value-type="float">
            <text:p>-0.072688693661411</text:p>
          </table:table-cell>
          <table:table-cell table:style-name="Default" office:value-type="float" office:value="-50.6004171235924" calcext:value-type="float">
            <text:p>-50.6004171235924</text:p>
          </table:table-cell>
          <table:table-cell table:style-name="Default" office:value-type="float" office:value="-0.0653309770616033" calcext:value-type="float">
            <text:p>-0.065330977061603</text:p>
          </table:table-cell>
          <table:table-cell table:style-name="Default" office:value-type="float" office:value="-50.5998792591836" calcext:value-type="float">
            <text:p>-50.5998792591836</text:p>
          </table:table-cell>
          <table:table-cell table:style-name="Default" office:value-type="float" office:value="-42.025943802108" calcext:value-type="float">
            <text:p>-42.025943802108</text:p>
          </table:table-cell>
          <table:table-cell table:style-name="Default" office:value-type="float" office:value="148.932520409512" calcext:value-type="float">
            <text:p>148.932520409512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81]*0.1" office:value-type="float" office:value="-13.4549440171848" calcext:value-type="float">
            <text:p>-13.4549440171848</text:p>
          </table:table-cell>
          <table:table-cell table:style-name="ce1" table:formula="of:=[.M81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1]+360*[.O81]" office:value-type="float" office:value="-50.9115057694864" calcext:value-type="float">
            <text:p>-50.9115057694864</text:p>
          </table:table-cell>
          <table:table-cell table:style-name="ce1" table:formula="of:=ABS(([.P81]-[.F81])/[.P81])" office:value-type="float" office:value="0.00611037998566697" calcext:value-type="float">
            <text:p>0.006110379985667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42.1767509971478" calcext:value-type="float">
            <text:p>-42.1767509971478</text:p>
          </table:table-cell>
          <table:table-cell table:style-name="Default" office:value-type="float" office:value="153.285860986097" calcext:value-type="float">
            <text:p>153.285860986097</text:p>
          </table:table-cell>
          <table:table-cell table:style-name="Default" office:value-type="float" office:value="-0.0726862720257716" calcext:value-type="float">
            <text:p>-0.072686272025772</text:p>
          </table:table-cell>
          <table:table-cell table:style-name="Default" office:value-type="float" office:value="-50.6218370789519" calcext:value-type="float">
            <text:p>-50.6218370789519</text:p>
          </table:table-cell>
          <table:table-cell table:style-name="Default" office:value-type="float" office:value="-0.0653344939434019" calcext:value-type="float">
            <text:p>-0.065334493943402</text:p>
          </table:table-cell>
          <table:table-cell table:style-name="Default" office:value-type="float" office:value="-50.6211373774438" calcext:value-type="float">
            <text:p>-50.6211373774438</text:p>
          </table:table-cell>
          <table:table-cell table:style-name="Default" office:value-type="float" office:value="-42.0058732268625" calcext:value-type="float">
            <text:p>-42.0058732268625</text:p>
          </table:table-cell>
          <table:table-cell table:style-name="Default" office:value-type="float" office:value="149.377234453712" calcext:value-type="float">
            <text:p>149.377234453712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82]*0.1" office:value-type="float" office:value="-13.4549440171848" calcext:value-type="float">
            <text:p>-13.4549440171848</text:p>
          </table:table-cell>
          <table:table-cell table:style-name="ce1" table:formula="of:=[.M82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2]+360*[.O82]" office:value-type="float" office:value="-50.9115057694864" calcext:value-type="float">
            <text:p>-50.9115057694864</text:p>
          </table:table-cell>
          <table:table-cell table:style-name="ce1" table:formula="of:=ABS(([.P82]-[.F82])/[.P82])" office:value-type="float" office:value="0.00568965081972005" calcext:value-type="float">
            <text:p>0.00568965081972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42.1622311718878" calcext:value-type="float">
            <text:p>-42.1622311718878</text:p>
          </table:table-cell>
          <table:table-cell table:style-name="Default" office:value-type="float" office:value="153.407901361355" calcext:value-type="float">
            <text:p>153.407901361355</text:p>
          </table:table-cell>
          <table:table-cell table:style-name="Default" office:value-type="float" office:value="-0.0691881664668482" calcext:value-type="float">
            <text:p>-0.069188166466848</text:p>
          </table:table-cell>
          <table:table-cell table:style-name="Default" office:value-type="float" office:value="-50.6295577237796" calcext:value-type="float">
            <text:p>-50.6295577237796</text:p>
          </table:table-cell>
          <table:table-cell table:style-name="Default" office:value-type="float" office:value="-0.2358866078066" calcext:value-type="float">
            <text:p>-0.2358866078066</text:p>
          </table:table-cell>
          <table:table-cell table:style-name="Default" office:value-type="float" office:value="-47.0079608098382" calcext:value-type="float">
            <text:p>-47.0079608098382</text:p>
          </table:table-cell>
          <table:table-cell table:style-name="Default" office:value-type="float" office:value="-22.2643781173714" calcext:value-type="float">
            <text:p>-22.2643781173714</text:p>
          </table:table-cell>
          <table:table-cell table:style-name="Default" office:value-type="float" office:value="64.5580427231478" calcext:value-type="float">
            <text:p>64.5580427231478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83]*0.1" office:value-type="float" office:value="-13.4549440171848" calcext:value-type="float">
            <text:p>-13.4549440171848</text:p>
          </table:table-cell>
          <table:table-cell table:style-name="ce1" table:formula="of:=[.M83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3]+360*[.O83]" office:value-type="float" office:value="-50.9115057694864" calcext:value-type="float">
            <text:p>-50.9115057694864</text:p>
          </table:table-cell>
          <table:table-cell table:style-name="ce1" table:formula="of:=ABS(([.P83]-[.F83])/[.P83])" office:value-type="float" office:value="0.0055380024897206" calcext:value-type="float">
            <text:p>0.005538002489721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42.145155459041" calcext:value-type="float">
            <text:p>-42.145155459041</text:p>
          </table:table-cell>
          <table:table-cell table:style-name="Default" office:value-type="float" office:value="153.459514824218" calcext:value-type="float">
            <text:p>153.459514824218</text:p>
          </table:table-cell>
          <table:table-cell table:style-name="Default" office:value-type="float" office:value="-0.0691891887676692" calcext:value-type="float">
            <text:p>-0.069189188767669</text:p>
          </table:table-cell>
          <table:table-cell table:style-name="Default" office:value-type="float" office:value="-50.6315043634561" calcext:value-type="float">
            <text:p>-50.6315043634561</text:p>
          </table:table-cell>
          <table:table-cell table:style-name="Default" office:value-type="float" office:value="-0.235876290430525" calcext:value-type="float">
            <text:p>-0.235876290430525</text:p>
          </table:table-cell>
          <table:table-cell table:style-name="Default" office:value-type="float" office:value="-47.0098751472266" calcext:value-type="float">
            <text:p>-47.0098751472266</text:p>
          </table:table-cell>
          <table:table-cell table:style-name="Default" office:value-type="float" office:value="-22.266110828394" calcext:value-type="float">
            <text:p>-22.266110828394</text:p>
          </table:table-cell>
          <table:table-cell table:style-name="Default" office:value-type="float" office:value="64.5529781961323" calcext:value-type="float">
            <text:p>64.5529781961323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84]*0.1" office:value-type="float" office:value="-13.4549440171848" calcext:value-type="float">
            <text:p>-13.4549440171848</text:p>
          </table:table-cell>
          <table:table-cell table:style-name="ce1" table:formula="of:=[.M84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4]+360*[.O84]" office:value-type="float" office:value="-50.9115057694864" calcext:value-type="float">
            <text:p>-50.9115057694864</text:p>
          </table:table-cell>
          <table:table-cell table:style-name="ce1" table:formula="of:=ABS(([.P84]-[.F84])/[.P84])" office:value-type="float" office:value="0.00549976673835002" calcext:value-type="float">
            <text:p>0.00549976673835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42.0087643962556" calcext:value-type="float">
            <text:p>-42.0087643962556</text:p>
          </table:table-cell>
          <table:table-cell table:style-name="Default" office:value-type="float" office:value="156.439300147056" calcext:value-type="float">
            <text:p>156.439300147056</text:p>
          </table:table-cell>
          <table:table-cell table:style-name="Default" office:value-type="float" office:value="-0.0692260096374032" calcext:value-type="float">
            <text:p>-0.069226009637403</text:p>
          </table:table-cell>
          <table:table-cell table:style-name="Default" office:value-type="float" office:value="-50.6450440055735" calcext:value-type="float">
            <text:p>-50.6450440055735</text:p>
          </table:table-cell>
          <table:table-cell table:style-name="Default" office:value-type="float" office:value="-0.23561855325047" calcext:value-type="float">
            <text:p>-0.23561855325047</text:p>
          </table:table-cell>
          <table:table-cell table:style-name="Default" office:value-type="float" office:value="-47.0241736080254" calcext:value-type="float">
            <text:p>-47.0241736080254</text:p>
          </table:table-cell>
          <table:table-cell table:style-name="Default" office:value-type="float" office:value="-22.3093289969847" calcext:value-type="float">
            <text:p>-22.3093289969847</text:p>
          </table:table-cell>
          <table:table-cell table:style-name="Default" office:value-type="float" office:value="64.6924287960026" calcext:value-type="float">
            <text:p>64.6924287960026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85]*0.1" office:value-type="float" office:value="-13.4549440171848" calcext:value-type="float">
            <text:p>-13.4549440171848</text:p>
          </table:table-cell>
          <table:table-cell table:style-name="ce1" table:formula="of:=[.M85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5]+360*[.O85]" office:value-type="float" office:value="-50.9115057694864" calcext:value-type="float">
            <text:p>-50.9115057694864</text:p>
          </table:table-cell>
          <table:table-cell table:style-name="ce1" table:formula="of:=ABS(([.P85]-[.F85])/[.P85])" office:value-type="float" office:value="0.00523382209749213" calcext:value-type="float">
            <text:p>0.005233822097492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42.0643724934622" calcext:value-type="float">
            <text:p>-42.0643724934622</text:p>
          </table:table-cell>
          <table:table-cell table:style-name="Default" office:value-type="float" office:value="156.315865977074" calcext:value-type="float">
            <text:p>156.315865977074</text:p>
          </table:table-cell>
          <table:table-cell table:style-name="Default" office:value-type="float" office:value="-0.069223133930457" calcext:value-type="float">
            <text:p>-0.069223133930457</text:p>
          </table:table-cell>
          <table:table-cell table:style-name="Default" office:value-type="float" office:value="-50.6454875715687" calcext:value-type="float">
            <text:p>-50.6454875715687</text:p>
          </table:table-cell>
          <table:table-cell table:style-name="Default" office:value-type="float" office:value="-0.235650316210023" calcext:value-type="float">
            <text:p>-0.235650316210023</text:p>
          </table:table-cell>
          <table:table-cell table:style-name="Default" office:value-type="float" office:value="-47.0247353131278" calcext:value-type="float">
            <text:p>-47.0247353131278</text:p>
          </table:table-cell>
          <table:table-cell table:style-name="Default" office:value-type="float" office:value="-22.303973974633" calcext:value-type="float">
            <text:p>-22.303973974633</text:p>
          </table:table-cell>
          <table:table-cell table:style-name="Default" office:value-type="float" office:value="64.7101244384491" calcext:value-type="float">
            <text:p>64.7101244384491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86]*0.1" office:value-type="float" office:value="-13.4549440171848" calcext:value-type="float">
            <text:p>-13.4549440171848</text:p>
          </table:table-cell>
          <table:table-cell table:style-name="ce1" table:formula="of:=[.M86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6]+360*[.O86]" office:value-type="float" office:value="-50.9115057694864" calcext:value-type="float">
            <text:p>-50.9115057694864</text:p>
          </table:table-cell>
          <table:table-cell table:style-name="ce1" table:formula="of:=ABS(([.P86]-[.F86])/[.P86])" office:value-type="float" office:value="0.00522510960728989" calcext:value-type="float">
            <text:p>0.00522510960729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42.1035105765411" calcext:value-type="float">
            <text:p>-42.1035105765411</text:p>
          </table:table-cell>
          <table:table-cell table:style-name="Default" office:value-type="float" office:value="154.104347833997" calcext:value-type="float">
            <text:p>154.104347833997</text:p>
          </table:table-cell>
          <table:table-cell table:style-name="Default" office:value-type="float" office:value="-0.0692205724896089" calcext:value-type="float">
            <text:p>-0.069220572489609</text:p>
          </table:table-cell>
          <table:table-cell table:style-name="Default" office:value-type="float" office:value="-50.6446281913554" calcext:value-type="float">
            <text:p>-50.6446281913554</text:p>
          </table:table-cell>
          <table:table-cell table:style-name="Default" office:value-type="float" office:value="-0.23581503168635" calcext:value-type="float">
            <text:p>-0.23581503168635</text:p>
          </table:table-cell>
          <table:table-cell table:style-name="Default" office:value-type="float" office:value="-47.0232504947029" calcext:value-type="float">
            <text:p>-47.0232504947029</text:p>
          </table:table-cell>
          <table:table-cell table:style-name="Default" office:value-type="float" office:value="-22.2765198342001" calcext:value-type="float">
            <text:p>-22.2765198342001</text:p>
          </table:table-cell>
          <table:table-cell table:style-name="Default" office:value-type="float" office:value="64.5741009103952" calcext:value-type="float">
            <text:p>64.5741009103952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87]*0.1" office:value-type="float" office:value="-13.4549440171848" calcext:value-type="float">
            <text:p>-13.4549440171848</text:p>
          </table:table-cell>
          <table:table-cell table:style-name="ce1" table:formula="of:=[.M87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7]+360*[.O87]" office:value-type="float" office:value="-50.9115057694864" calcext:value-type="float">
            <text:p>-50.9115057694864</text:p>
          </table:table-cell>
          <table:table-cell table:style-name="ce1" table:formula="of:=ABS(([.P87]-[.F87])/[.P87])" office:value-type="float" office:value="0.005241989489358" calcext:value-type="float">
            <text:p>0.005241989489358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42.1661828531675" calcext:value-type="float">
            <text:p>-42.1661828531675</text:p>
          </table:table-cell>
          <table:table-cell table:style-name="Default" office:value-type="float" office:value="153.964517762193" calcext:value-type="float">
            <text:p>153.964517762193</text:p>
          </table:table-cell>
          <table:table-cell table:style-name="Default" office:value-type="float" office:value="-0.0687334716507501" calcext:value-type="float">
            <text:p>-0.06873347165075</text:p>
          </table:table-cell>
          <table:table-cell table:style-name="Default" office:value-type="float" office:value="-50.6583811598073" calcext:value-type="float">
            <text:p>-50.6583811598073</text:p>
          </table:table-cell>
          <table:table-cell table:style-name="Default" office:value-type="float" office:value="-0.21395472839184" calcext:value-type="float">
            <text:p>-0.21395472839184</text:p>
          </table:table-cell>
          <table:table-cell table:style-name="Default" office:value-type="float" office:value="-47.4288297615495" calcext:value-type="float">
            <text:p>-47.4288297615495</text:p>
          </table:table-cell>
          <table:table-cell table:style-name="Default" office:value-type="float" office:value="-22.8752620232297" calcext:value-type="float">
            <text:p>-22.8752620232297</text:p>
          </table:table-cell>
          <table:table-cell table:style-name="Default" office:value-type="float" office:value="60.2017088247691" calcext:value-type="float">
            <text:p>60.2017088247691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88]*0.1" office:value-type="float" office:value="-13.4549440171848" calcext:value-type="float">
            <text:p>-13.4549440171848</text:p>
          </table:table-cell>
          <table:table-cell table:style-name="ce1" table:formula="of:=[.M88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8]+360*[.O88]" office:value-type="float" office:value="-50.9115057694864" calcext:value-type="float">
            <text:p>-50.9115057694864</text:p>
          </table:table-cell>
          <table:table-cell table:style-name="ce1" table:formula="of:=ABS(([.P88]-[.F88])/[.P88])" office:value-type="float" office:value="0.00497185470854507" calcext:value-type="float">
            <text:p>0.004971854708545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42.2470856469622" calcext:value-type="float">
            <text:p>-42.2470856469622</text:p>
          </table:table-cell>
          <table:table-cell table:style-name="Default" office:value-type="float" office:value="154.900455539063" calcext:value-type="float">
            <text:p>154.900455539063</text:p>
          </table:table-cell>
          <table:table-cell table:style-name="Default" office:value-type="float" office:value="-0.0675665885269807" calcext:value-type="float">
            <text:p>-0.067566588526981</text:p>
          </table:table-cell>
          <table:table-cell table:style-name="Default" office:value-type="float" office:value="-50.6568441830268" calcext:value-type="float">
            <text:p>-50.6568441830268</text:p>
          </table:table-cell>
          <table:table-cell table:style-name="Default" office:value-type="float" office:value="-0.0319566675405737" calcext:value-type="float">
            <text:p>-0.031956667540574</text:p>
          </table:table-cell>
          <table:table-cell table:style-name="Default" office:value-type="float" office:value="-50.6996476307675" calcext:value-type="float">
            <text:p>-50.6996476307675</text:p>
          </table:table-cell>
          <table:table-cell table:style-name="Default" office:value-type="float" office:value="-47.834922110073" calcext:value-type="float">
            <text:p>-47.834922110073</text:p>
          </table:table-cell>
          <table:table-cell table:style-name="Default" office:value-type="float" office:value="134.297719802908" calcext:value-type="float">
            <text:p>134.297719802908</text:p>
          </table:table-cell>
          <table:table-cell table:style-name="Default"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89]*0.1" office:value-type="float" office:value="-13.4549440171848" calcext:value-type="float">
            <text:p>-13.4549440171848</text:p>
          </table:table-cell>
          <table:table-cell table:style-name="ce1" table:formula="of:=[.M89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89]+360*[.O89]" office:value-type="float" office:value="-50.9115057694864" calcext:value-type="float">
            <text:p>-50.9115057694864</text:p>
          </table:table-cell>
          <table:table-cell table:style-name="ce1" table:formula="of:=ABS(([.P89]-[.F89])/[.P89])" office:value-type="float" office:value="0.00500204389185972" calcext:value-type="float">
            <text:p>0.00500204389186</text:p>
          </table:table-cell>
          <table:table-cell table:formula="of:=[.Q58]/[.Q89]" office:value-type="float" office:value="13.9312399156215" calcext:value-type="float">
            <text:p>13.9312399156215</text:p>
          </table:table-cell>
          <table:table-cell/>
          <table:table-cell table:formula="of:=[.C58]-[.C89]" office:value-type="float" office:value="14.6313177493048" calcext:value-type="float">
            <text:p>14.6313177493048</text:p>
          </table:table-cell>
          <table:table-cell table:number-columns-repeated="100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|S11|</text:p>
          </table:table-cell>
          <table:table-cell table:style-name="Default" table:number-columns-repeated="7"/>
          <table:table-cell table:number-columns-repeated="5"/>
          <table:table-cell office:value-type="string" calcext:value-type="string">
            <text:p>Phase Error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matrix size</text:p>
          </table:table-cell>
          <table:table-cell office:value-type="string" calcext:value-type="string">
            <text:p>setup,s</text:p>
          </table:table-cell>
          <table:table-cell office:value-type="string" calcext:value-type="string">
            <text:p>solve,s</text:p>
          </table:table-cell>
          <table:table-cell office:value-type="string" calcext:value-type="string">
            <text:p>setup RO, s</text:p>
          </table:table-cell>
          <table:table-cell office:value-type="string" calcext:value-type="string">
            <text:p>solve RO, s</text:p>
          </table:table-cell>
          <table:table-cell table:style-name="Default" office:value-type="string" calcext:value-type="string">
            <text:p>refine,s</text:p>
          </table:table-cell>
          <table:table-cell table:style-name="Default" office:value-type="string" calcext:value-type="string">
            <text:p>relative error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cummulative run time</text:p>
          </table:table-cell>
          <table:table-cell table:number-columns-repeated="2"/>
          <table:table-cell>
            <draw:frame table:end-cell-address="Sheet1.T117" table:end-x="0.1354in" table:end-y="0.0713in" draw:z-index="1" draw:style-name="gr1" draw:text-style-name="P1" svg:width="6.0232in" svg:height="4.1937in" svg:x="0.0201in" svg:y="0.1445in">
              <draw:object draw:notify-on-update-of-ranges="Sheet1.A58:Sheet1.A89 Sheet1.D90:Sheet1.D90 Sheet1.C58:Sheet1.C89 Sheet1.A58:Sheet1.A89 Sheet1.Q90:Sheet1.Q90 Sheet1.Q58:Sheet1.Q8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2014" calcext:value-type="float">
            <text:p>2014</text:p>
          </table:table-cell>
          <table:table-cell office:value-type="float" office:value="0.576845" calcext:value-type="float">
            <text:p>0.576845</text:p>
          </table:table-cell>
          <table:table-cell office:value-type="float" office:value="0.381209" calcext:value-type="float">
            <text:p>0.381209</text:p>
          </table:table-cell>
          <table:table-cell office:value-type="float" office:value="0.476998" calcext:value-type="float">
            <text:p>0.476998</text:p>
          </table:table-cell>
          <table:table-cell office:value-type="float" office:value="0.101523" calcext:value-type="float">
            <text:p>0.101523</text:p>
          </table:table-cell>
          <table:table-cell office:value-type="float" office:value="0.00168477" calcext:value-type="float">
            <text:p>0.00168477</text:p>
          </table:table-cell>
          <table:table-cell/>
          <table:table-cell table:style-name="Default" table:formula="of:=SUM([.D95:.I95])" office:value-type="float" office:value="1.53825977" calcext:value-type="float">
            <text:p>1.53825977</text:p>
          </table:table-cell>
          <table:table-cell table:style-name="Default" table:formula="of:=[.J95]" office:value-type="float" office:value="1.53825977" calcext:value-type="float">
            <text:p>1.53825977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2608" calcext:value-type="float">
            <text:p>2608</text:p>
          </table:table-cell>
          <table:table-cell office:value-type="float" office:value="0.517247" calcext:value-type="float">
            <text:p>0.517247</text:p>
          </table:table-cell>
          <table:table-cell office:value-type="float" office:value="0.554162" calcext:value-type="float">
            <text:p>0.554162</text:p>
          </table:table-cell>
          <table:table-cell office:value-type="float" office:value="0.516275" calcext:value-type="float">
            <text:p>0.516275</text:p>
          </table:table-cell>
          <table:table-cell office:value-type="float" office:value="0.135159" calcext:value-type="float">
            <text:p>0.135159</text:p>
          </table:table-cell>
          <table:table-cell office:value-type="float" office:value="0.00256085" calcext:value-type="float">
            <text:p>0.00256085</text:p>
          </table:table-cell>
          <table:table-cell office:value-type="float" office:value="0.184064" calcext:value-type="float">
            <text:p>0.184064</text:p>
          </table:table-cell>
          <table:table-cell table:style-name="Default" table:formula="of:=SUM([.D96:.I96])" office:value-type="float" office:value="1.90946785" calcext:value-type="float">
            <text:p>1.90946785</text:p>
          </table:table-cell>
          <table:table-cell table:style-name="Default" table:formula="of:=[.K95]+[.J96]" office:value-type="float" office:value="3.44772762" calcext:value-type="float">
            <text:p>3.4477276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3" calcext:value-type="float">
            <text:p>533</text:p>
          </table:table-cell>
          <table:table-cell office:value-type="float" office:value="3998" calcext:value-type="float">
            <text:p>3998</text:p>
          </table:table-cell>
          <table:table-cell office:value-type="float" office:value="0.580457" calcext:value-type="float">
            <text:p>0.580457</text:p>
          </table:table-cell>
          <table:table-cell office:value-type="float" office:value="1.08336" calcext:value-type="float">
            <text:p>1.08336</text:p>
          </table:table-cell>
          <table:table-cell office:value-type="float" office:value="0.521757" calcext:value-type="float">
            <text:p>0.521757</text:p>
          </table:table-cell>
          <table:table-cell office:value-type="float" office:value="0.214741" calcext:value-type="float">
            <text:p>0.214741</text:p>
          </table:table-cell>
          <table:table-cell office:value-type="float" office:value="0.00321532" calcext:value-type="float">
            <text:p>0.00321532</text:p>
          </table:table-cell>
          <table:table-cell office:value-type="float" office:value="0.183325" calcext:value-type="float">
            <text:p>0.183325</text:p>
          </table:table-cell>
          <table:table-cell table:style-name="Default" table:formula="of:=SUM([.D97:.I97])" office:value-type="float" office:value="2.58685532" calcext:value-type="float">
            <text:p>2.58685532</text:p>
          </table:table-cell>
          <table:table-cell table:style-name="Default" table:formula="of:=[.K96]+[.J97]" office:value-type="float" office:value="6.03458294" calcext:value-type="float">
            <text:p>6.03458294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9" calcext:value-type="float">
            <text:p>629</text:p>
          </table:table-cell>
          <table:table-cell office:value-type="float" office:value="4664" calcext:value-type="float">
            <text:p>4664</text:p>
          </table:table-cell>
          <table:table-cell office:value-type="float" office:value="0.541761" calcext:value-type="float">
            <text:p>0.541761</text:p>
          </table:table-cell>
          <table:table-cell office:value-type="float" office:value="1.40675" calcext:value-type="float">
            <text:p>1.40675</text:p>
          </table:table-cell>
          <table:table-cell office:value-type="float" office:value="0.478663" calcext:value-type="float">
            <text:p>0.478663</text:p>
          </table:table-cell>
          <table:table-cell office:value-type="float" office:value="0.249833" calcext:value-type="float">
            <text:p>0.249833</text:p>
          </table:table-cell>
          <table:table-cell office:value-type="float" office:value="0.00368382" calcext:value-type="float">
            <text:p>0.00368382</text:p>
          </table:table-cell>
          <table:table-cell office:value-type="float" office:value="0.0559217" calcext:value-type="float">
            <text:p>0.0559217</text:p>
          </table:table-cell>
          <table:table-cell table:style-name="Default" table:formula="of:=SUM([.D98:.I98])" office:value-type="float" office:value="2.73661252" calcext:value-type="float">
            <text:p>2.73661252</text:p>
          </table:table-cell>
          <table:table-cell table:style-name="Default" table:formula="of:=[.K97]+[.J98]" office:value-type="float" office:value="8.77119546" calcext:value-type="float">
            <text:p>8.77119546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1" calcext:value-type="float">
            <text:p>681</text:p>
          </table:table-cell>
          <table:table-cell office:value-type="float" office:value="5036" calcext:value-type="float">
            <text:p>5036</text:p>
          </table:table-cell>
          <table:table-cell office:value-type="float" office:value="0.573128" calcext:value-type="float">
            <text:p>0.573128</text:p>
          </table:table-cell>
          <table:table-cell office:value-type="float" office:value="1.60495" calcext:value-type="float">
            <text:p>1.60495</text:p>
          </table:table-cell>
          <table:table-cell office:value-type="float" office:value="0.550506" calcext:value-type="float">
            <text:p>0.550506</text:p>
          </table:table-cell>
          <table:table-cell office:value-type="float" office:value="0.280513" calcext:value-type="float">
            <text:p>0.280513</text:p>
          </table:table-cell>
          <table:table-cell office:value-type="float" office:value="0.00403394" calcext:value-type="float">
            <text:p>0.00403394</text:p>
          </table:table-cell>
          <table:table-cell office:value-type="float" office:value="0.105248" calcext:value-type="float">
            <text:p>0.105248</text:p>
          </table:table-cell>
          <table:table-cell table:style-name="Default" table:formula="of:=SUM([.D99:.I99])" office:value-type="float" office:value="3.11837894" calcext:value-type="float">
            <text:p>3.11837894</text:p>
          </table:table-cell>
          <table:table-cell table:style-name="Default" table:formula="of:=[.K98]+[.J99]" office:value-type="float" office:value="11.8895744" calcext:value-type="float">
            <text:p>11.8895744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2" calcext:value-type="float">
            <text:p>732</text:p>
          </table:table-cell>
          <table:table-cell office:value-type="float" office:value="5406" calcext:value-type="float">
            <text:p>5406</text:p>
          </table:table-cell>
          <table:table-cell office:value-type="float" office:value="0.586573" calcext:value-type="float">
            <text:p>0.586573</text:p>
          </table:table-cell>
          <table:table-cell office:value-type="float" office:value="1.92758" calcext:value-type="float">
            <text:p>1.92758</text:p>
          </table:table-cell>
          <table:table-cell office:value-type="float" office:value="0.521197" calcext:value-type="float">
            <text:p>0.521197</text:p>
          </table:table-cell>
          <table:table-cell office:value-type="float" office:value="0.296264" calcext:value-type="float">
            <text:p>0.296264</text:p>
          </table:table-cell>
          <table:table-cell office:value-type="float" office:value="0.00450372" calcext:value-type="float">
            <text:p>0.00450372</text:p>
          </table:table-cell>
          <table:table-cell office:value-type="float" office:value="0.0559191" calcext:value-type="float">
            <text:p>0.0559191</text:p>
          </table:table-cell>
          <table:table-cell table:style-name="Default" table:formula="of:=SUM([.D100:.I100])" office:value-type="float" office:value="3.39203682" calcext:value-type="float">
            <text:p>3.39203682</text:p>
          </table:table-cell>
          <table:table-cell table:style-name="Default" table:formula="of:=[.K99]+[.J100]" office:value-type="float" office:value="15.28161122" calcext:value-type="float">
            <text:p>15.281611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2" calcext:value-type="float">
            <text:p>832</text:p>
          </table:table-cell>
          <table:table-cell office:value-type="float" office:value="6102" calcext:value-type="float">
            <text:p>6102</text:p>
          </table:table-cell>
          <table:table-cell office:value-type="float" office:value="0.568811" calcext:value-type="float">
            <text:p>0.568811</text:p>
          </table:table-cell>
          <table:table-cell office:value-type="float" office:value="2.3569" calcext:value-type="float">
            <text:p>2.3569</text:p>
          </table:table-cell>
          <table:table-cell office:value-type="float" office:value="0.531619" calcext:value-type="float">
            <text:p>0.531619</text:p>
          </table:table-cell>
          <table:table-cell office:value-type="float" office:value="0.325144" calcext:value-type="float">
            <text:p>0.325144</text:p>
          </table:table-cell>
          <table:table-cell office:value-type="float" office:value="0.00520849" calcext:value-type="float">
            <text:p>0.00520849</text:p>
          </table:table-cell>
          <table:table-cell office:value-type="float" office:value="0.236608" calcext:value-type="float">
            <text:p>0.236608</text:p>
          </table:table-cell>
          <table:table-cell table:style-name="Default" table:formula="of:=SUM([.D101:.I101])" office:value-type="float" office:value="4.02429049" calcext:value-type="float">
            <text:p>4.02429049</text:p>
          </table:table-cell>
          <table:table-cell table:style-name="Default" table:formula="of:=[.K100]+[.J101]" office:value-type="float" office:value="19.30590171" calcext:value-type="float">
            <text:p>19.3059017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4" calcext:value-type="float">
            <text:p>934</text:p>
          </table:table-cell>
          <table:table-cell office:value-type="float" office:value="6806" calcext:value-type="float">
            <text:p>6806</text:p>
          </table:table-cell>
          <table:table-cell office:value-type="float" office:value="0.574372" calcext:value-type="float">
            <text:p>0.574372</text:p>
          </table:table-cell>
          <table:table-cell office:value-type="float" office:value="2.85975" calcext:value-type="float">
            <text:p>2.85975</text:p>
          </table:table-cell>
          <table:table-cell office:value-type="float" office:value="0.533113" calcext:value-type="float">
            <text:p>0.533113</text:p>
          </table:table-cell>
          <table:table-cell office:value-type="float" office:value="0.38089" calcext:value-type="float">
            <text:p>0.38089</text:p>
          </table:table-cell>
          <table:table-cell office:value-type="float" office:value="0.00598156" calcext:value-type="float">
            <text:p>0.00598156</text:p>
          </table:table-cell>
          <table:table-cell office:value-type="float" office:value="0.518304" calcext:value-type="float">
            <text:p>0.518304</text:p>
          </table:table-cell>
          <table:table-cell table:style-name="Default" table:formula="of:=SUM([.D102:.I102])" office:value-type="float" office:value="4.87241056" calcext:value-type="float">
            <text:p>4.87241056</text:p>
          </table:table-cell>
          <table:table-cell table:style-name="Default" table:formula="of:=[.K101]+[.J102]" office:value-type="float" office:value="24.17831227" calcext:value-type="float">
            <text:p>24.17831227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1" calcext:value-type="float">
            <text:p>1041</text:p>
          </table:table-cell>
          <table:table-cell office:value-type="float" office:value="7540" calcext:value-type="float">
            <text:p>7540</text:p>
          </table:table-cell>
          <table:table-cell office:value-type="float" office:value="0.629972" calcext:value-type="float">
            <text:p>0.629972</text:p>
          </table:table-cell>
          <table:table-cell office:value-type="float" office:value="3.21624" calcext:value-type="float">
            <text:p>3.21624</text:p>
          </table:table-cell>
          <table:table-cell office:value-type="float" office:value="0.48657" calcext:value-type="float">
            <text:p>0.48657</text:p>
          </table:table-cell>
          <table:table-cell office:value-type="float" office:value="0.405853" calcext:value-type="float">
            <text:p>0.405853</text:p>
          </table:table-cell>
          <table:table-cell office:value-type="float" office:value="0.00670669" calcext:value-type="float">
            <text:p>0.00670669</text:p>
          </table:table-cell>
          <table:table-cell office:value-type="float" office:value="0.0123201" calcext:value-type="float">
            <text:p>0.0123201</text:p>
          </table:table-cell>
          <table:table-cell table:style-name="Default" table:formula="of:=SUM([.D103:.I103])" office:value-type="float" office:value="4.75766179" calcext:value-type="float">
            <text:p>4.75766179</text:p>
          </table:table-cell>
          <table:table-cell table:style-name="Default" table:formula="of:=[.K102]+[.J103]" office:value-type="float" office:value="28.93597406" calcext:value-type="float">
            <text:p>28.93597406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8" calcext:value-type="float">
            <text:p>1128</text:p>
          </table:table-cell>
          <table:table-cell office:value-type="float" office:value="8118" calcext:value-type="float">
            <text:p>8118</text:p>
          </table:table-cell>
          <table:table-cell office:value-type="float" office:value="0.6265" calcext:value-type="float">
            <text:p>0.6265</text:p>
          </table:table-cell>
          <table:table-cell office:value-type="float" office:value="4.14552" calcext:value-type="float">
            <text:p>4.14552</text:p>
          </table:table-cell>
          <table:table-cell office:value-type="float" office:value="0.484655" calcext:value-type="float">
            <text:p>0.484655</text:p>
          </table:table-cell>
          <table:table-cell office:value-type="float" office:value="0.456342" calcext:value-type="float">
            <text:p>0.456342</text:p>
          </table:table-cell>
          <table:table-cell office:value-type="float" office:value="0.00755455" calcext:value-type="float">
            <text:p>0.00755455</text:p>
          </table:table-cell>
          <table:table-cell office:value-type="float" office:value="0.0208068" calcext:value-type="float">
            <text:p>0.0208068</text:p>
          </table:table-cell>
          <table:table-cell table:style-name="Default" table:formula="of:=SUM([.D104:.I104])" office:value-type="float" office:value="5.74137835" calcext:value-type="float">
            <text:p>5.74137835</text:p>
          </table:table-cell>
          <table:table-cell table:style-name="Default" table:formula="of:=[.K103]+[.J104]" office:value-type="float" office:value="34.67735241" calcext:value-type="float">
            <text:p>34.6773524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4" calcext:value-type="float">
            <text:p>1204</text:p>
          </table:table-cell>
          <table:table-cell office:value-type="float" office:value="8624" calcext:value-type="float">
            <text:p>8624</text:p>
          </table:table-cell>
          <table:table-cell office:value-type="float" office:value="0.602816" calcext:value-type="float">
            <text:p>0.602816</text:p>
          </table:table-cell>
          <table:table-cell office:value-type="float" office:value="4.3367" calcext:value-type="float">
            <text:p>4.3367</text:p>
          </table:table-cell>
          <table:table-cell office:value-type="float" office:value="0.519503" calcext:value-type="float">
            <text:p>0.519503</text:p>
          </table:table-cell>
          <table:table-cell office:value-type="float" office:value="0.511136" calcext:value-type="float">
            <text:p>0.511136</text:p>
          </table:table-cell>
          <table:table-cell office:value-type="float" office:value="0.0082715" calcext:value-type="float">
            <text:p>0.0082715</text:p>
          </table:table-cell>
          <table:table-cell office:value-type="float" office:value="0.0020921" calcext:value-type="float">
            <text:p>0.0020921</text:p>
          </table:table-cell>
          <table:table-cell table:style-name="Default" table:formula="of:=SUM([.D105:.I105])" office:value-type="float" office:value="5.9805186" calcext:value-type="float">
            <text:p>5.9805186</text:p>
          </table:table-cell>
          <table:table-cell table:style-name="Default" table:formula="of:=[.K104]+[.J105]" office:value-type="float" office:value="40.65787101" calcext:value-type="float">
            <text:p>40.65787101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2" calcext:value-type="float">
            <text:p>1352</text:p>
          </table:table-cell>
          <table:table-cell office:value-type="float" office:value="9630" calcext:value-type="float">
            <text:p>9630</text:p>
          </table:table-cell>
          <table:table-cell office:value-type="float" office:value="0.612815" calcext:value-type="float">
            <text:p>0.612815</text:p>
          </table:table-cell>
          <table:table-cell office:value-type="float" office:value="5.94584" calcext:value-type="float">
            <text:p>5.94584</text:p>
          </table:table-cell>
          <table:table-cell office:value-type="float" office:value="0.560897" calcext:value-type="float">
            <text:p>0.560897</text:p>
          </table:table-cell>
          <table:table-cell office:value-type="float" office:value="0.592863" calcext:value-type="float">
            <text:p>0.592863</text:p>
          </table:table-cell>
          <table:table-cell office:value-type="float" office:value="0.00979836" calcext:value-type="float">
            <text:p>0.00979836</text:p>
          </table:table-cell>
          <table:table-cell office:value-type="float" office:value="0.0471491" calcext:value-type="float">
            <text:p>0.0471491</text:p>
          </table:table-cell>
          <table:table-cell table:style-name="Default" table:formula="of:=SUM([.D106:.I106])" office:value-type="float" office:value="7.76936246" calcext:value-type="float">
            <text:p>7.76936246</text:p>
          </table:table-cell>
          <table:table-cell table:style-name="Default" table:formula="of:=[.K105]+[.J106]" office:value-type="float" office:value="48.42723347" calcext:value-type="float">
            <text:p>48.4272334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60" calcext:value-type="float">
            <text:p>1560</text:p>
          </table:table-cell>
          <table:table-cell office:value-type="float" office:value="11058" calcext:value-type="float">
            <text:p>11058</text:p>
          </table:table-cell>
          <table:table-cell office:value-type="float" office:value="0.579826" calcext:value-type="float">
            <text:p>0.579826</text:p>
          </table:table-cell>
          <table:table-cell office:value-type="float" office:value="8.38857" calcext:value-type="float">
            <text:p>8.38857</text:p>
          </table:table-cell>
          <table:table-cell office:value-type="float" office:value="0.525302" calcext:value-type="float">
            <text:p>0.525302</text:p>
          </table:table-cell>
          <table:table-cell office:value-type="float" office:value="0.685503" calcext:value-type="float">
            <text:p>0.685503</text:p>
          </table:table-cell>
          <table:table-cell office:value-type="float" office:value="0.0119277" calcext:value-type="float">
            <text:p>0.0119277</text:p>
          </table:table-cell>
          <table:table-cell office:value-type="float" office:value="0.0585872" calcext:value-type="float">
            <text:p>0.0585872</text:p>
          </table:table-cell>
          <table:table-cell table:style-name="Default" table:formula="of:=SUM([.D107:.I107])" office:value-type="float" office:value="10.2497159" calcext:value-type="float">
            <text:p>10.2497159</text:p>
          </table:table-cell>
          <table:table-cell table:style-name="Default" table:formula="of:=[.K106]+[.J107]" office:value-type="float" office:value="58.67694937" calcext:value-type="float">
            <text:p>58.67694937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34" calcext:value-type="float">
            <text:p>1734</text:p>
          </table:table-cell>
          <table:table-cell office:value-type="float" office:value="12214" calcext:value-type="float">
            <text:p>12214</text:p>
          </table:table-cell>
          <table:table-cell office:value-type="float" office:value="0.603613" calcext:value-type="float">
            <text:p>0.603613</text:p>
          </table:table-cell>
          <table:table-cell office:value-type="float" office:value="9.34417" calcext:value-type="float">
            <text:p>9.34417</text:p>
          </table:table-cell>
          <table:table-cell office:value-type="float" office:value="0.542991" calcext:value-type="float">
            <text:p>0.542991</text:p>
          </table:table-cell>
          <table:table-cell office:value-type="float" office:value="0.797395" calcext:value-type="float">
            <text:p>0.797395</text:p>
          </table:table-cell>
          <table:table-cell office:value-type="float" office:value="0.0132791" calcext:value-type="float">
            <text:p>0.0132791</text:p>
          </table:table-cell>
          <table:table-cell office:value-type="float" office:value="2.61681" calcext:value-type="float">
            <text:p>2.61681</text:p>
          </table:table-cell>
          <table:table-cell table:style-name="Default" table:formula="of:=SUM([.D108:.I108])" office:value-type="float" office:value="13.9182581" calcext:value-type="float">
            <text:p>13.9182581</text:p>
          </table:table-cell>
          <table:table-cell table:style-name="Default" table:formula="of:=[.K107]+[.J108]" office:value-type="float" office:value="72.59520747" calcext:value-type="float">
            <text:p>72.59520747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2" calcext:value-type="float">
            <text:p>1872</text:p>
          </table:table-cell>
          <table:table-cell office:value-type="float" office:value="13132" calcext:value-type="float">
            <text:p>13132</text:p>
          </table:table-cell>
          <table:table-cell office:value-type="float" office:value="0.633997" calcext:value-type="float">
            <text:p>0.633997</text:p>
          </table:table-cell>
          <table:table-cell office:value-type="float" office:value="10.2979" calcext:value-type="float">
            <text:p>10.2979</text:p>
          </table:table-cell>
          <table:table-cell office:value-type="float" office:value="0.488942" calcext:value-type="float">
            <text:p>0.488942</text:p>
          </table:table-cell>
          <table:table-cell office:value-type="float" office:value="0.821349" calcext:value-type="float">
            <text:p>0.821349</text:p>
          </table:table-cell>
          <table:table-cell office:value-type="float" office:value="0.0143299" calcext:value-type="float">
            <text:p>0.0143299</text:p>
          </table:table-cell>
          <table:table-cell office:value-type="float" office:value="0.971469" calcext:value-type="float">
            <text:p>0.971469</text:p>
          </table:table-cell>
          <table:table-cell table:style-name="Default" table:formula="of:=SUM([.D109:.I109])" office:value-type="float" office:value="13.2279869" calcext:value-type="float">
            <text:p>13.2279869</text:p>
          </table:table-cell>
          <table:table-cell table:style-name="Default" table:formula="of:=[.K108]+[.J109]" office:value-type="float" office:value="85.82319437" calcext:value-type="float">
            <text:p>85.82319437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2" calcext:value-type="float">
            <text:p>1922</text:p>
          </table:table-cell>
          <table:table-cell office:value-type="float" office:value="13480" calcext:value-type="float">
            <text:p>13480</text:p>
          </table:table-cell>
          <table:table-cell office:value-type="float" office:value="0.613019" calcext:value-type="float">
            <text:p>0.613019</text:p>
          </table:table-cell>
          <table:table-cell office:value-type="float" office:value="10.4242" calcext:value-type="float">
            <text:p>10.4242</text:p>
          </table:table-cell>
          <table:table-cell office:value-type="float" office:value="0.516381" calcext:value-type="float">
            <text:p>0.516381</text:p>
          </table:table-cell>
          <table:table-cell office:value-type="float" office:value="0.856355" calcext:value-type="float">
            <text:p>0.856355</text:p>
          </table:table-cell>
          <table:table-cell office:value-type="float" office:value="0.0150778" calcext:value-type="float">
            <text:p>0.0150778</text:p>
          </table:table-cell>
          <table:table-cell office:value-type="float" office:value="11.033" calcext:value-type="float">
            <text:p>11.033</text:p>
          </table:table-cell>
          <table:table-cell table:style-name="Default" table:formula="of:=SUM([.D110:.I110])" office:value-type="float" office:value="23.4580328" calcext:value-type="float">
            <text:p>23.4580328</text:p>
          </table:table-cell>
          <table:table-cell table:style-name="Default" table:formula="of:=[.K109]+[.J110]" office:value-type="float" office:value="109.28122717" calcext:value-type="float">
            <text:p>109.28122717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0" calcext:value-type="float">
            <text:p>1990</text:p>
          </table:table-cell>
          <table:table-cell office:value-type="float" office:value="13958" calcext:value-type="float">
            <text:p>13958</text:p>
          </table:table-cell>
          <table:table-cell office:value-type="float" office:value="0.64871" calcext:value-type="float">
            <text:p>0.64871</text:p>
          </table:table-cell>
          <table:table-cell office:value-type="float" office:value="10.2682" calcext:value-type="float">
            <text:p>10.2682</text:p>
          </table:table-cell>
          <table:table-cell office:value-type="float" office:value="0.485472" calcext:value-type="float">
            <text:p>0.485472</text:p>
          </table:table-cell>
          <table:table-cell office:value-type="float" office:value="0.922129" calcext:value-type="float">
            <text:p>0.922129</text:p>
          </table:table-cell>
          <table:table-cell office:value-type="float" office:value="0.0159727" calcext:value-type="float">
            <text:p>0.0159727</text:p>
          </table:table-cell>
          <table:table-cell office:value-type="float" office:value="0.0277298" calcext:value-type="float">
            <text:p>0.0277298</text:p>
          </table:table-cell>
          <table:table-cell table:style-name="Default" table:formula="of:=SUM([.D111:.I111])" office:value-type="float" office:value="12.3682135" calcext:value-type="float">
            <text:p>12.3682135</text:p>
          </table:table-cell>
          <table:table-cell table:style-name="Default" table:formula="of:=[.K110]+[.J111]" office:value-type="float" office:value="121.64944067" calcext:value-type="float">
            <text:p>121.64944067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57" calcext:value-type="float">
            <text:p>2057</text:p>
          </table:table-cell>
          <table:table-cell office:value-type="float" office:value="14444" calcext:value-type="float">
            <text:p>14444</text:p>
          </table:table-cell>
          <table:table-cell office:value-type="float" office:value="0.63172" calcext:value-type="float">
            <text:p>0.63172</text:p>
          </table:table-cell>
          <table:table-cell office:value-type="float" office:value="11.8657" calcext:value-type="float">
            <text:p>11.8657</text:p>
          </table:table-cell>
          <table:table-cell office:value-type="float" office:value="0.485749" calcext:value-type="float">
            <text:p>0.485749</text:p>
          </table:table-cell>
          <table:table-cell office:value-type="float" office:value="0.972527" calcext:value-type="float">
            <text:p>0.972527</text:p>
          </table:table-cell>
          <table:table-cell office:value-type="float" office:value="0.0185754" calcext:value-type="float">
            <text:p>0.0185754</text:p>
          </table:table-cell>
          <table:table-cell office:value-type="float" office:value="0.914552" calcext:value-type="float">
            <text:p>0.914552</text:p>
          </table:table-cell>
          <table:table-cell table:style-name="Default" table:formula="of:=SUM([.D112:.I112])" office:value-type="float" office:value="14.8888234" calcext:value-type="float">
            <text:p>14.8888234</text:p>
          </table:table-cell>
          <table:table-cell table:style-name="Default" table:formula="of:=[.K111]+[.J112]" office:value-type="float" office:value="136.53826407" calcext:value-type="float">
            <text:p>136.53826407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94" calcext:value-type="float">
            <text:p>2594</text:p>
          </table:table-cell>
          <table:table-cell office:value-type="float" office:value="18064" calcext:value-type="float">
            <text:p>18064</text:p>
          </table:table-cell>
          <table:table-cell office:value-type="float" office:value="0.651844" calcext:value-type="float">
            <text:p>0.651844</text:p>
          </table:table-cell>
          <table:table-cell office:value-type="float" office:value="20.8293" calcext:value-type="float">
            <text:p>20.8293</text:p>
          </table:table-cell>
          <table:table-cell office:value-type="float" office:value="0.510993" calcext:value-type="float">
            <text:p>0.510993</text:p>
          </table:table-cell>
          <table:table-cell office:value-type="float" office:value="1.224" calcext:value-type="float">
            <text:p>1.224</text:p>
          </table:table-cell>
          <table:table-cell office:value-type="float" office:value="0.0239991" calcext:value-type="float">
            <text:p>0.0239991</text:p>
          </table:table-cell>
          <table:table-cell office:value-type="float" office:value="10.2107" calcext:value-type="float">
            <text:p>10.2107</text:p>
          </table:table-cell>
          <table:table-cell table:style-name="Default" table:formula="of:=SUM([.D113:.I113])" office:value-type="float" office:value="33.4508361" calcext:value-type="float">
            <text:p>33.4508361</text:p>
          </table:table-cell>
          <table:table-cell table:style-name="Default" table:formula="of:=[.K112]+[.J113]" office:value-type="float" office:value="169.98910017" calcext:value-type="float">
            <text:p>169.98910017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27" calcext:value-type="float">
            <text:p>2727</text:p>
          </table:table-cell>
          <table:table-cell office:value-type="float" office:value="18940" calcext:value-type="float">
            <text:p>18940</text:p>
          </table:table-cell>
          <table:table-cell office:value-type="float" office:value="0.649502" calcext:value-type="float">
            <text:p>0.649502</text:p>
          </table:table-cell>
          <table:table-cell office:value-type="float" office:value="22.2434" calcext:value-type="float">
            <text:p>22.2434</text:p>
          </table:table-cell>
          <table:table-cell office:value-type="float" office:value="0.519912" calcext:value-type="float">
            <text:p>0.519912</text:p>
          </table:table-cell>
          <table:table-cell office:value-type="float" office:value="1.30172" calcext:value-type="float">
            <text:p>1.30172</text:p>
          </table:table-cell>
          <table:table-cell office:value-type="float" office:value="0.0256148" calcext:value-type="float">
            <text:p>0.0256148</text:p>
          </table:table-cell>
          <table:table-cell office:value-type="float" office:value="1.11194" calcext:value-type="float">
            <text:p>1.11194</text:p>
          </table:table-cell>
          <table:table-cell table:style-name="Default" table:formula="of:=SUM([.D114:.I114])" office:value-type="float" office:value="25.8520888" calcext:value-type="float">
            <text:p>25.8520888</text:p>
          </table:table-cell>
          <table:table-cell table:style-name="Default" table:formula="of:=[.K113]+[.J114]" office:value-type="float" office:value="195.84118897" calcext:value-type="float">
            <text:p>195.8411889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18" calcext:value-type="float">
            <text:p>2818</text:p>
          </table:table-cell>
          <table:table-cell office:value-type="float" office:value="19578" calcext:value-type="float">
            <text:p>19578</text:p>
          </table:table-cell>
          <table:table-cell office:value-type="float" office:value="0.629713" calcext:value-type="float">
            <text:p>0.629713</text:p>
          </table:table-cell>
          <table:table-cell office:value-type="float" office:value="24.356" calcext:value-type="float">
            <text:p>24.356</text:p>
          </table:table-cell>
          <table:table-cell office:value-type="float" office:value="0.516325" calcext:value-type="float">
            <text:p>0.516325</text:p>
          </table:table-cell>
          <table:table-cell office:value-type="float" office:value="1.34968" calcext:value-type="float">
            <text:p>1.34968</text:p>
          </table:table-cell>
          <table:table-cell office:value-type="float" office:value="0.0279972" calcext:value-type="float">
            <text:p>0.0279972</text:p>
          </table:table-cell>
          <table:table-cell office:value-type="float" office:value="9.28219" calcext:value-type="float">
            <text:p>9.28219</text:p>
          </table:table-cell>
          <table:table-cell table:style-name="Default" table:formula="of:=SUM([.D115:.I115])" office:value-type="float" office:value="36.1619052" calcext:value-type="float">
            <text:p>36.1619052</text:p>
          </table:table-cell>
          <table:table-cell table:style-name="Default" table:formula="of:=[.K114]+[.J115]" office:value-type="float" office:value="232.00309417" calcext:value-type="float">
            <text:p>232.00309417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77" calcext:value-type="float">
            <text:p>2977</text:p>
          </table:table-cell>
          <table:table-cell office:value-type="float" office:value="20686" calcext:value-type="float">
            <text:p>20686</text:p>
          </table:table-cell>
          <table:table-cell office:value-type="float" office:value="0.622788" calcext:value-type="float">
            <text:p>0.622788</text:p>
          </table:table-cell>
          <table:table-cell office:value-type="float" office:value="28.1427" calcext:value-type="float">
            <text:p>28.1427</text:p>
          </table:table-cell>
          <table:table-cell office:value-type="float" office:value="0.533389" calcext:value-type="float">
            <text:p>0.533389</text:p>
          </table:table-cell>
          <table:table-cell office:value-type="float" office:value="1.51071" calcext:value-type="float">
            <text:p>1.51071</text:p>
          </table:table-cell>
          <table:table-cell office:value-type="float" office:value="0.0311526" calcext:value-type="float">
            <text:p>0.0311526</text:p>
          </table:table-cell>
          <table:table-cell office:value-type="float" office:value="0.0323544" calcext:value-type="float">
            <text:p>0.0323544</text:p>
          </table:table-cell>
          <table:table-cell table:style-name="Default" table:formula="of:=SUM([.D116:.I116])" office:value-type="float" office:value="30.873094" calcext:value-type="float">
            <text:p>30.873094</text:p>
          </table:table-cell>
          <table:table-cell table:style-name="Default" table:formula="of:=[.K115]+[.J116]" office:value-type="float" office:value="262.87618817" calcext:value-type="float">
            <text:p>262.87618817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17" calcext:value-type="float">
            <text:p>3017</text:p>
          </table:table-cell>
          <table:table-cell office:value-type="float" office:value="20976" calcext:value-type="float">
            <text:p>20976</text:p>
          </table:table-cell>
          <table:table-cell office:value-type="float" office:value="0.621601" calcext:value-type="float">
            <text:p>0.621601</text:p>
          </table:table-cell>
          <table:table-cell office:value-type="float" office:value="25.0057" calcext:value-type="float">
            <text:p>25.0057</text:p>
          </table:table-cell>
          <table:table-cell office:value-type="float" office:value="0.477441" calcext:value-type="float">
            <text:p>0.477441</text:p>
          </table:table-cell>
          <table:table-cell office:value-type="float" office:value="1.49053" calcext:value-type="float">
            <text:p>1.49053</text:p>
          </table:table-cell>
          <table:table-cell office:value-type="float" office:value="0.0314907" calcext:value-type="float">
            <text:p>0.0314907</text:p>
          </table:table-cell>
          <table:table-cell office:value-type="float" office:value="1.22873" calcext:value-type="float">
            <text:p>1.22873</text:p>
          </table:table-cell>
          <table:table-cell table:style-name="Default" table:formula="of:=SUM([.D117:.I117])" office:value-type="float" office:value="28.8554927" calcext:value-type="float">
            <text:p>28.8554927</text:p>
          </table:table-cell>
          <table:table-cell table:style-name="Default" table:formula="of:=[.K116]+[.J117]" office:value-type="float" office:value="291.73168087" calcext:value-type="float">
            <text:p>291.73168087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08" calcext:value-type="float">
            <text:p>3108</text:p>
          </table:table-cell>
          <table:table-cell office:value-type="float" office:value="21594" calcext:value-type="float">
            <text:p>21594</text:p>
          </table:table-cell>
          <table:table-cell office:value-type="float" office:value="0.648904" calcext:value-type="float">
            <text:p>0.648904</text:p>
          </table:table-cell>
          <table:table-cell office:value-type="float" office:value="29.6052" calcext:value-type="float">
            <text:p>29.6052</text:p>
          </table:table-cell>
          <table:table-cell office:value-type="float" office:value="0.508617" calcext:value-type="float">
            <text:p>0.508617</text:p>
          </table:table-cell>
          <table:table-cell office:value-type="float" office:value="1.5385" calcext:value-type="float">
            <text:p>1.5385</text:p>
          </table:table-cell>
          <table:table-cell office:value-type="float" office:value="0.0336861" calcext:value-type="float">
            <text:p>0.0336861</text:p>
          </table:table-cell>
          <table:table-cell office:value-type="float" office:value="9.21885" calcext:value-type="float">
            <text:p>9.21885</text:p>
          </table:table-cell>
          <table:table-cell table:style-name="Default" table:formula="of:=SUM([.D118:.I118])" office:value-type="float" office:value="41.5537571" calcext:value-type="float">
            <text:p>41.5537571</text:p>
          </table:table-cell>
          <table:table-cell table:style-name="Default" table:formula="of:=[.K117]+[.J118]" office:value-type="float" office:value="333.28543797" calcext:value-type="float">
            <text:p>333.28543797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64" calcext:value-type="float">
            <text:p>3364</text:p>
          </table:table-cell>
          <table:table-cell office:value-type="float" office:value="23358" calcext:value-type="float">
            <text:p>23358</text:p>
          </table:table-cell>
          <table:table-cell office:value-type="float" office:value="0.676953" calcext:value-type="float">
            <text:p>0.676953</text:p>
          </table:table-cell>
          <table:table-cell office:value-type="float" office:value="33.3411" calcext:value-type="float">
            <text:p>33.3411</text:p>
          </table:table-cell>
          <table:table-cell office:value-type="float" office:value="0.484961" calcext:value-type="float">
            <text:p>0.484961</text:p>
          </table:table-cell>
          <table:table-cell office:value-type="float" office:value="1.7377" calcext:value-type="float">
            <text:p>1.7377</text:p>
          </table:table-cell>
          <table:table-cell office:value-type="float" office:value="0.0376261" calcext:value-type="float">
            <text:p>0.0376261</text:p>
          </table:table-cell>
          <table:table-cell office:value-type="float" office:value="0.00297712" calcext:value-type="float">
            <text:p>0.00297712</text:p>
          </table:table-cell>
          <table:table-cell table:style-name="Default" table:formula="of:=SUM([.D119:.I119])" office:value-type="float" office:value="36.28131722" calcext:value-type="float">
            <text:p>36.28131722</text:p>
          </table:table-cell>
          <table:table-cell table:style-name="Default" table:formula="of:=[.K118]+[.J119]" office:value-type="float" office:value="369.56675519" calcext:value-type="float">
            <text:p>369.5667551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16" calcext:value-type="float">
            <text:p>3516</text:p>
          </table:table-cell>
          <table:table-cell office:value-type="float" office:value="24420" calcext:value-type="float">
            <text:p>24420</text:p>
          </table:table-cell>
          <table:table-cell office:value-type="float" office:value="0.645588" calcext:value-type="float">
            <text:p>0.645588</text:p>
          </table:table-cell>
          <table:table-cell office:value-type="float" office:value="33.1809" calcext:value-type="float">
            <text:p>33.1809</text:p>
          </table:table-cell>
          <table:table-cell office:value-type="float" office:value="0.517401" calcext:value-type="float">
            <text:p>0.517401</text:p>
          </table:table-cell>
          <table:table-cell office:value-type="float" office:value="1.77674" calcext:value-type="float">
            <text:p>1.77674</text:p>
          </table:table-cell>
          <table:table-cell office:value-type="float" office:value="0.0399399" calcext:value-type="float">
            <text:p>0.0399399</text:p>
          </table:table-cell>
          <table:table-cell office:value-type="float" office:value="1.31384" calcext:value-type="float">
            <text:p>1.31384</text:p>
          </table:table-cell>
          <table:table-cell table:style-name="Default" table:formula="of:=SUM([.D120:.I120])" office:value-type="float" office:value="37.4744089" calcext:value-type="float">
            <text:p>37.4744089</text:p>
          </table:table-cell>
          <table:table-cell table:style-name="Default" table:formula="of:=[.K119]+[.J120]" office:value-type="float" office:value="407.04116409" calcext:value-type="float">
            <text:p>407.04116409</text:p>
          </table:table-cell>
          <table:table-cell table:number-columns-repeated="2"/>
          <table:table-cell>
            <draw:frame table:end-cell-address="Sheet1.U144" table:end-x="0.3236in" table:end-y="0.0374in" draw:z-index="2" draw:style-name="gr1" draw:text-style-name="P1" svg:width="7.0256in" svg:height="4.1933in" svg:x="0.098in" svg:y="0.111in">
              <draw:object draw:notify-on-update-of-ranges="Sheet1.A95:Sheet1.A126 Sheet1.B128:Sheet1.B128 Sheet1.B95:Sheet1.B126 Sheet1.A95:Sheet1.A126 Sheet1.K128:Sheet1.K128 Sheet1.J95:Sheet1.J12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98" calcext:value-type="float">
            <text:p>3598</text:p>
          </table:table-cell>
          <table:table-cell office:value-type="float" office:value="24962" calcext:value-type="float">
            <text:p>24962</text:p>
          </table:table-cell>
          <table:table-cell office:value-type="float" office:value="0.652106" calcext:value-type="float">
            <text:p>0.652106</text:p>
          </table:table-cell>
          <table:table-cell office:value-type="float" office:value="37.5149" calcext:value-type="float">
            <text:p>37.5149</text:p>
          </table:table-cell>
          <table:table-cell office:value-type="float" office:value="0.515749" calcext:value-type="float">
            <text:p>0.515749</text:p>
          </table:table-cell>
          <table:table-cell office:value-type="float" office:value="1.80495" calcext:value-type="float">
            <text:p>1.80495</text:p>
          </table:table-cell>
          <table:table-cell office:value-type="float" office:value="0.0418411" calcext:value-type="float">
            <text:p>0.0418411</text:p>
          </table:table-cell>
          <table:table-cell office:value-type="float" office:value="0.000199506" calcext:value-type="float">
            <text:p>0.000199506</text:p>
          </table:table-cell>
          <table:table-cell table:style-name="Default" table:formula="of:=SUM([.D121:.I121])" office:value-type="float" office:value="40.529745606" calcext:value-type="float">
            <text:p>40.529745606</text:p>
          </table:table-cell>
          <table:table-cell table:style-name="Default" table:formula="of:=[.K120]+[.J121]" office:value-type="float" office:value="447.570909696" calcext:value-type="float">
            <text:p>447.570909696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79" calcext:value-type="float">
            <text:p>3679</text:p>
          </table:table-cell>
          <table:table-cell office:value-type="float" office:value="25532" calcext:value-type="float">
            <text:p>25532</text:p>
          </table:table-cell>
          <table:table-cell office:value-type="float" office:value="0.6331" calcext:value-type="float">
            <text:p>0.6331</text:p>
          </table:table-cell>
          <table:table-cell office:value-type="float" office:value="39.4222" calcext:value-type="float">
            <text:p>39.4222</text:p>
          </table:table-cell>
          <table:table-cell office:value-type="float" office:value="0.502119" calcext:value-type="float">
            <text:p>0.502119</text:p>
          </table:table-cell>
          <table:table-cell office:value-type="float" office:value="1.88853" calcext:value-type="float">
            <text:p>1.88853</text:p>
          </table:table-cell>
          <table:table-cell office:value-type="float" office:value="0.0434863" calcext:value-type="float">
            <text:p>0.0434863</text:p>
          </table:table-cell>
          <table:table-cell office:value-type="float" office:value="0.00498807" calcext:value-type="float">
            <text:p>0.00498807</text:p>
          </table:table-cell>
          <table:table-cell table:style-name="Default" table:formula="of:=SUM([.D122:.I122])" office:value-type="float" office:value="42.49442337" calcext:value-type="float">
            <text:p>42.49442337</text:p>
          </table:table-cell>
          <table:table-cell table:style-name="Default" table:formula="of:=[.K121]+[.J122]" office:value-type="float" office:value="490.065333066" calcext:value-type="float">
            <text:p>490.065333066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57" calcext:value-type="float">
            <text:p>3757</text:p>
          </table:table-cell>
          <table:table-cell office:value-type="float" office:value="26050" calcext:value-type="float">
            <text:p>26050</text:p>
          </table:table-cell>
          <table:table-cell office:value-type="float" office:value="0.65391" calcext:value-type="float">
            <text:p>0.65391</text:p>
          </table:table-cell>
          <table:table-cell office:value-type="float" office:value="42.2346" calcext:value-type="float">
            <text:p>42.2346</text:p>
          </table:table-cell>
          <table:table-cell office:value-type="float" office:value="0.497198" calcext:value-type="float">
            <text:p>0.497198</text:p>
          </table:table-cell>
          <table:table-cell office:value-type="float" office:value="2.04384" calcext:value-type="float">
            <text:p>2.04384</text:p>
          </table:table-cell>
          <table:table-cell office:value-type="float" office:value="0.0447708" calcext:value-type="float">
            <text:p>0.0447708</text:p>
          </table:table-cell>
          <table:table-cell office:value-type="float" office:value="0.00061633" calcext:value-type="float">
            <text:p>0.00061633</text:p>
          </table:table-cell>
          <table:table-cell table:style-name="Default" table:formula="of:=SUM([.D123:.I123])" office:value-type="float" office:value="45.47493513" calcext:value-type="float">
            <text:p>45.47493513</text:p>
          </table:table-cell>
          <table:table-cell table:style-name="Default" table:formula="of:=[.K122]+[.J123]" office:value-type="float" office:value="535.540268196" calcext:value-type="float">
            <text:p>535.540268196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04" calcext:value-type="float">
            <text:p>3904</text:p>
          </table:table-cell>
          <table:table-cell office:value-type="float" office:value="27000" calcext:value-type="float">
            <text:p>27000</text:p>
          </table:table-cell>
          <table:table-cell office:value-type="float" office:value="0.670034" calcext:value-type="float">
            <text:p>0.670034</text:p>
          </table:table-cell>
          <table:table-cell office:value-type="float" office:value="46.9848" calcext:value-type="float">
            <text:p>46.9848</text:p>
          </table:table-cell>
          <table:table-cell office:value-type="float" office:value="0.523638" calcext:value-type="float">
            <text:p>0.523638</text:p>
          </table:table-cell>
          <table:table-cell office:value-type="float" office:value="2.05334" calcext:value-type="float">
            <text:p>2.05334</text:p>
          </table:table-cell>
          <table:table-cell office:value-type="float" office:value="0.0493252" calcext:value-type="float">
            <text:p>0.0493252</text:p>
          </table:table-cell>
          <table:table-cell office:value-type="float" office:value="0.00315578" calcext:value-type="float">
            <text:p>0.00315578</text:p>
          </table:table-cell>
          <table:table-cell table:style-name="Default" table:formula="of:=SUM([.D124:.I124])" office:value-type="float" office:value="50.28429298" calcext:value-type="float">
            <text:p>50.28429298</text:p>
          </table:table-cell>
          <table:table-cell table:style-name="Default" table:formula="of:=[.K123]+[.J124]" office:value-type="float" office:value="585.824561176" calcext:value-type="float">
            <text:p>585.824561176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21" calcext:value-type="float">
            <text:p>4021</text:p>
          </table:table-cell>
          <table:table-cell office:value-type="float" office:value="27796" calcext:value-type="float">
            <text:p>27796</text:p>
          </table:table-cell>
          <table:table-cell office:value-type="float" office:value="0.636396" calcext:value-type="float">
            <text:p>0.636396</text:p>
          </table:table-cell>
          <table:table-cell office:value-type="float" office:value="49.5025" calcext:value-type="float">
            <text:p>49.5025</text:p>
          </table:table-cell>
          <table:table-cell office:value-type="float" office:value="0.556212" calcext:value-type="float">
            <text:p>0.556212</text:p>
          </table:table-cell>
          <table:table-cell office:value-type="float" office:value="2.13372" calcext:value-type="float">
            <text:p>2.13372</text:p>
          </table:table-cell>
          <table:table-cell office:value-type="float" office:value="0.0517605" calcext:value-type="float">
            <text:p>0.0517605</text:p>
          </table:table-cell>
          <table:table-cell office:value-type="float" office:value="0.072629" calcext:value-type="float">
            <text:p>0.072629</text:p>
          </table:table-cell>
          <table:table-cell table:style-name="Default" table:formula="of:=SUM([.D125:.I125])" office:value-type="float" office:value="52.9532175" calcext:value-type="float">
            <text:p>52.9532175</text:p>
          </table:table-cell>
          <table:table-cell table:style-name="Default" table:formula="of:=[.K124]+[.J125]" office:value-type="float" office:value="638.777778676" calcext:value-type="float">
            <text:p>638.777778676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91" calcext:value-type="float">
            <text:p>4391</text:p>
          </table:table-cell>
          <table:table-cell office:value-type="float" office:value="30224" calcext:value-type="float">
            <text:p>30224</text:p>
          </table:table-cell>
          <table:table-cell office:value-type="float" office:value="0.673342" calcext:value-type="float">
            <text:p>0.673342</text:p>
          </table:table-cell>
          <table:table-cell office:value-type="float" office:value="56.7466" calcext:value-type="float">
            <text:p>56.7466</text:p>
          </table:table-cell>
          <table:table-cell office:value-type="float" office:value="0.525245" calcext:value-type="float">
            <text:p>0.525245</text:p>
          </table:table-cell>
          <table:table-cell office:value-type="float" office:value="2.28073" calcext:value-type="float">
            <text:p>2.28073</text:p>
          </table:table-cell>
          <table:table-cell office:value-type="float" office:value="0.000137774" calcext:value-type="float">
            <text:p>0.000137774</text:p>
          </table:table-cell>
          <table:table-cell office:value-type="float" office:value="16.7004" calcext:value-type="float">
            <text:p>16.7004</text:p>
          </table:table-cell>
          <table:table-cell table:style-name="Default" table:formula="of:=SUM([.D126:.I126])" office:value-type="float" office:value="76.926454774" calcext:value-type="float">
            <text:p>76.926454774</text:p>
          </table:table-cell>
          <table:table-cell table:style-name="Default" table:formula="of:=[.K125]+[.J126]" office:value-type="float" office:value="715.70423345" calcext:value-type="float">
            <text:p>715.7042334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sh Size</text:p>
          </table:table-cell>
          <table:table-cell table:number-columns-repeated="7"/>
          <table:table-cell office:value-type="string" calcext:value-type="string">
            <text:p>Iteration Run Time</text:p>
          </table:table-cell>
          <table:table-cell office:value-type="string" calcext:value-type="string">
            <text:p>Cummulative Run Time</text:p>
          </table:table-cell>
          <table:table-cell table:number-columns-repeated="101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2" office:value-type="string" calcext:value-type="string">
            <text:p>order 3 with adaptive refinemen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 office:value-type="string" calcext:value-type="string">
            <text:p>#Frequency(GHz)</text:p>
          </table:table-cell>
          <table:table-cell table:style-name="Default" office:value-type="string" calcext:value-type="string">
            <text:p>dB(S(1;1))</text:p>
          </table:table-cell>
          <table:table-cell table:style-name="Default" office:value-type="string" calcext:value-type="string">
            <text:p>deg(S(1;1))</text:p>
          </table:table-cell>
          <table:table-cell table:style-name="Default" office:value-type="string" calcext:value-type="string">
            <text:p>dB(S(2;1))</text:p>
          </table:table-cell>
          <table:table-cell table:style-name="Default" office:value-type="string" calcext:value-type="string">
            <text:p>deg(S(2;1))</text:p>
          </table:table-cell>
          <table:table-cell table:style-name="Default" office:value-type="string" calcext:value-type="string">
            <text:p>dB(S(1;2))</text:p>
          </table:table-cell>
          <table:table-cell table:style-name="Default" office:value-type="string" calcext:value-type="string">
            <text:p>deg(S(1;2))</text:p>
          </table:table-cell>
          <table:table-cell table:style-name="Default" office:value-type="string" calcext:value-type="string">
            <text:p>dB(S(2;2))</text:p>
          </table:table-cell>
          <table:table-cell table:style-name="Default" office:value-type="string" calcext:value-type="string">
            <text:p>deg(S(2;2))</text:p>
          </table:table-cell>
          <table:table-cell/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<text:s/>-beta*LOG10()</text:p>
          </table:table-cell>
          <table:table-cell table:style-name="ce1" office:value-type="string" calcext:value-type="string">
            <text:p>de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mainder</text:p>
          </table:table-cell>
          <table:table-cell table:style-name="ce1" office:value-type="string" calcext:value-type="string">
            <text:p>error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46.5439594849433" calcext:value-type="float">
            <text:p>-46.5439594849433</text:p>
          </table:table-cell>
          <table:table-cell table:style-name="Default" office:value-type="float" office:value="-136.43699482475" calcext:value-type="float">
            <text:p>-136.43699482475</text:p>
          </table:table-cell>
          <table:table-cell table:style-name="Default" office:value-type="float" office:value="-0.0330775480827522" calcext:value-type="float">
            <text:p>-0.033077548082752</text:p>
          </table:table-cell>
          <table:table-cell table:style-name="Default" office:value-type="float" office:value="-51.0515988412882" calcext:value-type="float">
            <text:p>-51.0515988412882</text:p>
          </table:table-cell>
          <table:table-cell table:style-name="Default" office:value-type="float" office:value="-0.0316338717822761" calcext:value-type="float">
            <text:p>-0.031633871782276</text:p>
          </table:table-cell>
          <table:table-cell table:style-name="Default" office:value-type="float" office:value="-51.0462386785483" calcext:value-type="float">
            <text:p>-51.0462386785483</text:p>
          </table:table-cell>
          <table:table-cell table:style-name="Default" office:value-type="float" office:value="-46.3903218121704" calcext:value-type="float">
            <text:p>-46.3903218121704</text:p>
          </table:table-cell>
          <table:table-cell table:style-name="Default" office:value-type="float" office:value="-136.905534101753" calcext:value-type="float">
            <text:p>-136.905534101753</text:p>
          </table:table-cell>
          <table:table-cell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148]*0.1" office:value-type="float" office:value="-13.4549440171848" calcext:value-type="float">
            <text:p>-13.4549440171848</text:p>
          </table:table-cell>
          <table:table-cell table:style-name="ce1" table:formula="of:=[.M148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48]+360*[.O148]" office:value-type="float" office:value="-50.9115057694864" calcext:value-type="float">
            <text:p>-50.9115057694864</text:p>
          </table:table-cell>
          <table:table-cell table:style-name="ce1" table:formula="of:=ABS(([.P148]-[.F148])/[.P148])" office:value-type="float" office:value="0.00275169766999352" calcext:value-type="float">
            <text:p>0.002751697669994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46.542067255044" calcext:value-type="float">
            <text:p>-46.542067255044</text:p>
          </table:table-cell>
          <table:table-cell table:style-name="Default" office:value-type="float" office:value="-134.735761462636" calcext:value-type="float">
            <text:p>-134.735761462636</text:p>
          </table:table-cell>
          <table:table-cell table:style-name="Default" office:value-type="float" office:value="-0.034288603075122" calcext:value-type="float">
            <text:p>-0.034288603075122</text:p>
          </table:table-cell>
          <table:table-cell table:style-name="Default" office:value-type="float" office:value="-51.0364433424888" calcext:value-type="float">
            <text:p>-51.0364433424888</text:p>
          </table:table-cell>
          <table:table-cell table:style-name="Default" office:value-type="float" office:value="-0.533995091227399" calcext:value-type="float">
            <text:p>-0.533995091227399</text:p>
          </table:table-cell>
          <table:table-cell table:style-name="Default" office:value-type="float" office:value="-32.8516160459646" calcext:value-type="float">
            <text:p>-32.8516160459646</text:p>
          </table:table-cell>
          <table:table-cell table:style-name="Default" office:value-type="float" office:value="-10.0317560825678" calcext:value-type="float">
            <text:p>-10.0317560825678</text:p>
          </table:table-cell>
          <table:table-cell table:style-name="Default" office:value-type="float" office:value="97.146289104277" calcext:value-type="float">
            <text:p>97.146289104277</text:p>
          </table:table-cell>
          <table:table-cell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149]*0.1" office:value-type="float" office:value="-13.4549440171848" calcext:value-type="float">
            <text:p>-13.4549440171848</text:p>
          </table:table-cell>
          <table:table-cell table:style-name="ce1" table:formula="of:=[.M149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49]+360*[.O149]" office:value-type="float" office:value="-50.9115057694864" calcext:value-type="float">
            <text:p>-50.9115057694864</text:p>
          </table:table-cell>
          <table:table-cell table:style-name="ce1" table:formula="of:=ABS(([.P149]-[.F149])/[.P149])" office:value-type="float" office:value="0.00245401449267768" calcext:value-type="float">
            <text:p>0.002454014492678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52.4285025437392" calcext:value-type="float">
            <text:p>-52.4285025437392</text:p>
          </table:table-cell>
          <table:table-cell table:style-name="Default" office:value-type="float" office:value="-126.597383371527" calcext:value-type="float">
            <text:p>-126.597383371527</text:p>
          </table:table-cell>
          <table:table-cell table:style-name="Default" office:value-type="float" office:value="-0.0167410651073639" calcext:value-type="float">
            <text:p>-0.016741065107364</text:p>
          </table:table-cell>
          <table:table-cell table:style-name="Default" office:value-type="float" office:value="-50.9665829582006" calcext:value-type="float">
            <text:p>-50.9665829582006</text:p>
          </table:table-cell>
          <table:table-cell table:style-name="Default" office:value-type="float" office:value="-0.00401275028720918" calcext:value-type="float">
            <text:p>-0.004012750287209</text:p>
          </table:table-cell>
          <table:table-cell table:style-name="Default" office:value-type="float" office:value="-50.89166436212" calcext:value-type="float">
            <text:p>-50.89166436212</text:p>
          </table:table-cell>
          <table:table-cell table:style-name="Default" office:value-type="float" office:value="-69.0709587299238" calcext:value-type="float">
            <text:p>-69.0709587299238</text:p>
          </table:table-cell>
          <table:table-cell table:style-name="Default" office:value-type="float" office:value="-85.78004676663" calcext:value-type="float">
            <text:p>-85.78004676663</text:p>
          </table:table-cell>
          <table:table-cell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150]*0.1" office:value-type="float" office:value="-13.4549440171848" calcext:value-type="float">
            <text:p>-13.4549440171848</text:p>
          </table:table-cell>
          <table:table-cell table:style-name="ce1" table:formula="of:=[.M150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0]+360*[.O150]" office:value-type="float" office:value="-50.9115057694864" calcext:value-type="float">
            <text:p>-50.9115057694864</text:p>
          </table:table-cell>
          <table:table-cell table:style-name="ce1" table:formula="of:=ABS(([.P150]-[.F150])/[.P150])" office:value-type="float" office:value="0.00108182203377627" calcext:value-type="float">
            <text:p>0.001081822033776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51.7242450322451" calcext:value-type="float">
            <text:p>-51.7242450322451</text:p>
          </table:table-cell>
          <table:table-cell table:style-name="Default" office:value-type="float" office:value="-131.065322834658" calcext:value-type="float">
            <text:p>-131.065322834658</text:p>
          </table:table-cell>
          <table:table-cell table:style-name="Default" office:value-type="float" office:value="-0.01674378831439" calcext:value-type="float">
            <text:p>-0.01674378831439</text:p>
          </table:table-cell>
          <table:table-cell table:style-name="Default" office:value-type="float" office:value="-50.9806913945232" calcext:value-type="float">
            <text:p>-50.9806913945232</text:p>
          </table:table-cell>
          <table:table-cell table:style-name="Default" office:value-type="float" office:value="-0.0040183010213336" calcext:value-type="float">
            <text:p>-0.004018301021334</text:p>
          </table:table-cell>
          <table:table-cell table:style-name="Default" office:value-type="float" office:value="-50.905837843263" calcext:value-type="float">
            <text:p>-50.905837843263</text:p>
          </table:table-cell>
          <table:table-cell table:style-name="Default" office:value-type="float" office:value="-64.1621027736199" calcext:value-type="float">
            <text:p>-64.1621027736199</text:p>
          </table:table-cell>
          <table:table-cell table:style-name="Default" office:value-type="float" office:value="-96.1882444612241" calcext:value-type="float">
            <text:p>-96.1882444612241</text:p>
          </table:table-cell>
          <table:table-cell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151]*0.1" office:value-type="float" office:value="-13.4549440171848" calcext:value-type="float">
            <text:p>-13.4549440171848</text:p>
          </table:table-cell>
          <table:table-cell table:style-name="ce1" table:formula="of:=[.M151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1]+360*[.O151]" office:value-type="float" office:value="-50.9115057694864" calcext:value-type="float">
            <text:p>-50.9115057694864</text:p>
          </table:table-cell>
          <table:table-cell table:style-name="ce1" table:formula="of:=ABS(([.P151]-[.F151])/[.P151])" office:value-type="float" office:value="0.00135893888799937" calcext:value-type="float">
            <text:p>0.001358938887999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50.913342243847" calcext:value-type="float">
            <text:p>-50.913342243847</text:p>
          </table:table-cell>
          <table:table-cell table:style-name="Default" office:value-type="float" office:value="-126.686866657901" calcext:value-type="float">
            <text:p>-126.686866657901</text:p>
          </table:table-cell>
          <table:table-cell table:style-name="Default" office:value-type="float" office:value="-0.0167513994103964" calcext:value-type="float">
            <text:p>-0.016751399410396</text:p>
          </table:table-cell>
          <table:table-cell table:style-name="Default" office:value-type="float" office:value="-50.9946264611598" calcext:value-type="float">
            <text:p>-50.9946264611598</text:p>
          </table:table-cell>
          <table:table-cell table:style-name="Default" office:value-type="float" office:value="-0.004019747886894" calcext:value-type="float">
            <text:p>-0.004019747886894</text:p>
          </table:table-cell>
          <table:table-cell table:style-name="Default" office:value-type="float" office:value="-50.9197305033769" calcext:value-type="float">
            <text:p>-50.9197305033769</text:p>
          </table:table-cell>
          <table:table-cell table:style-name="Default" office:value-type="float" office:value="-63.5019600371939" calcext:value-type="float">
            <text:p>-63.5019600371939</text:p>
          </table:table-cell>
          <table:table-cell table:style-name="Default" office:value-type="float" office:value="-125.369917453725" calcext:value-type="float">
            <text:p>-125.369917453725</text:p>
          </table:table-cell>
          <table:table-cell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152]*0.1" office:value-type="float" office:value="-13.4549440171848" calcext:value-type="float">
            <text:p>-13.4549440171848</text:p>
          </table:table-cell>
          <table:table-cell table:style-name="ce1" table:formula="of:=[.M152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2]+360*[.O152]" office:value-type="float" office:value="-50.9115057694864" calcext:value-type="float">
            <text:p>-50.9115057694864</text:p>
          </table:table-cell>
          <table:table-cell table:style-name="ce1" table:formula="of:=ABS(([.P152]-[.F152])/[.P152])" office:value-type="float" office:value="0.00163265042777768" calcext:value-type="float">
            <text:p>0.001632650427778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50.3533350218955" calcext:value-type="float">
            <text:p>-50.3533350218955</text:p>
          </table:table-cell>
          <table:table-cell table:style-name="Default" office:value-type="float" office:value="-128.77717462679" calcext:value-type="float">
            <text:p>-128.77717462679</text:p>
          </table:table-cell>
          <table:table-cell table:style-name="Default" office:value-type="float" office:value="-0.0167975131660834" calcext:value-type="float">
            <text:p>-0.016797513166083</text:p>
          </table:table-cell>
          <table:table-cell table:style-name="Default" office:value-type="float" office:value="-51.0065509696113" calcext:value-type="float">
            <text:p>-51.0065509696113</text:p>
          </table:table-cell>
          <table:table-cell table:style-name="Default" office:value-type="float" office:value="-0.00401858942838901" calcext:value-type="float">
            <text:p>-0.004018589428389</text:p>
          </table:table-cell>
          <table:table-cell table:style-name="Default" office:value-type="float" office:value="-50.9316379860823" calcext:value-type="float">
            <text:p>-50.9316379860823</text:p>
          </table:table-cell>
          <table:table-cell table:style-name="Default" office:value-type="float" office:value="-61.095779943441" calcext:value-type="float">
            <text:p>-61.095779943441</text:p>
          </table:table-cell>
          <table:table-cell table:style-name="Default" office:value-type="float" office:value="-125.344393328396" calcext:value-type="float">
            <text:p>-125.344393328396</text:p>
          </table:table-cell>
          <table:table-cell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153]*0.1" office:value-type="float" office:value="-13.4549440171848" calcext:value-type="float">
            <text:p>-13.4549440171848</text:p>
          </table:table-cell>
          <table:table-cell table:style-name="ce1" table:formula="of:=[.M153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3]+360*[.O153]" office:value-type="float" office:value="-50.9115057694864" calcext:value-type="float">
            <text:p>-50.9115057694864</text:p>
          </table:table-cell>
          <table:table-cell table:style-name="ce1" table:formula="of:=ABS(([.P153]-[.F153])/[.P153])" office:value-type="float" office:value="0.00186687073360582" calcext:value-type="float">
            <text:p>0.001866870733606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50.1330573322148" calcext:value-type="float">
            <text:p>-50.1330573322148</text:p>
          </table:table-cell>
          <table:table-cell table:style-name="Default" office:value-type="float" office:value="-128.468496923822" calcext:value-type="float">
            <text:p>-128.468496923822</text:p>
          </table:table-cell>
          <table:table-cell table:style-name="Default" office:value-type="float" office:value="-0.0167995969510447" calcext:value-type="float">
            <text:p>-0.016799596951045</text:p>
          </table:table-cell>
          <table:table-cell table:style-name="Default" office:value-type="float" office:value="-51.0097247608734" calcext:value-type="float">
            <text:p>-51.0097247608734</text:p>
          </table:table-cell>
          <table:table-cell table:style-name="Default" office:value-type="float" office:value="-0.511444725258261" calcext:value-type="float">
            <text:p>-0.511444725258261</text:p>
          </table:table-cell>
          <table:table-cell table:style-name="Default" office:value-type="float" office:value="-33.1836677531979" calcext:value-type="float">
            <text:p>-33.1836677531979</text:p>
          </table:table-cell>
          <table:table-cell table:style-name="Default" office:value-type="float" office:value="-10.1681163697152" calcext:value-type="float">
            <text:p>-10.1681163697152</text:p>
          </table:table-cell>
          <table:table-cell table:style-name="Default" office:value-type="float" office:value="96.4329161829899" calcext:value-type="float">
            <text:p>96.4329161829899</text:p>
          </table:table-cell>
          <table:table-cell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154]*0.1" office:value-type="float" office:value="-13.4549440171848" calcext:value-type="float">
            <text:p>-13.4549440171848</text:p>
          </table:table-cell>
          <table:table-cell table:style-name="ce1" table:formula="of:=[.M154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4]+360*[.O154]" office:value-type="float" office:value="-50.9115057694864" calcext:value-type="float">
            <text:p>-50.9115057694864</text:p>
          </table:table-cell>
          <table:table-cell table:style-name="ce1" table:formula="of:=ABS(([.P154]-[.F154])/[.P154])" office:value-type="float" office:value="0.00192921010491551" calcext:value-type="float">
            <text:p>0.001929210104916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50.1303369294912" calcext:value-type="float">
            <text:p>-50.1303369294912</text:p>
          </table:table-cell>
          <table:table-cell table:style-name="Default" office:value-type="float" office:value="-128.47186785236" calcext:value-type="float">
            <text:p>-128.47186785236</text:p>
          </table:table-cell>
          <table:table-cell table:style-name="Default" office:value-type="float" office:value="-0.0172051482209435" calcext:value-type="float">
            <text:p>-0.017205148220944</text:p>
          </table:table-cell>
          <table:table-cell table:style-name="Default" office:value-type="float" office:value="-51.0082101217085" calcext:value-type="float">
            <text:p>-51.0082101217085</text:p>
          </table:table-cell>
          <table:table-cell table:style-name="Default" office:value-type="float" office:value="-0.00361074756022598" calcext:value-type="float">
            <text:p>-0.003610747560226</text:p>
          </table:table-cell>
          <table:table-cell table:style-name="Default" office:value-type="float" office:value="-50.9228632230359" calcext:value-type="float">
            <text:p>-50.9228632230359</text:p>
          </table:table-cell>
          <table:table-cell table:style-name="Default" office:value-type="float" office:value="-62.406867924496" calcext:value-type="float">
            <text:p>-62.406867924496</text:p>
          </table:table-cell>
          <table:table-cell table:style-name="Default" office:value-type="float" office:value="-135.509662995747" calcext:value-type="float">
            <text:p>-135.509662995747</text:p>
          </table:table-cell>
          <table:table-cell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155]*0.1" office:value-type="float" office:value="-13.4549440171848" calcext:value-type="float">
            <text:p>-13.4549440171848</text:p>
          </table:table-cell>
          <table:table-cell table:style-name="ce1" table:formula="of:=[.M155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5]+360*[.O155]" office:value-type="float" office:value="-50.9115057694864" calcext:value-type="float">
            <text:p>-50.9115057694864</text:p>
          </table:table-cell>
          <table:table-cell table:style-name="ce1" table:formula="of:=ABS(([.P155]-[.F155])/[.P155])" office:value-type="float" office:value="0.00189945967538091" calcext:value-type="float">
            <text:p>0.001899459675381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50.1043756419714" calcext:value-type="float">
            <text:p>-50.1043756419714</text:p>
          </table:table-cell>
          <table:table-cell table:style-name="Default" office:value-type="float" office:value="-129.023107531764" calcext:value-type="float">
            <text:p>-129.023107531764</text:p>
          </table:table-cell>
          <table:table-cell table:style-name="Default" office:value-type="float" office:value="-0.0172054775620042" calcext:value-type="float">
            <text:p>-0.017205477562004</text:p>
          </table:table-cell>
          <table:table-cell table:style-name="Default" office:value-type="float" office:value="-51.0101946216463" calcext:value-type="float">
            <text:p>-51.0101946216463</text:p>
          </table:table-cell>
          <table:table-cell table:style-name="Default" office:value-type="float" office:value="-0.00361085265543825" calcext:value-type="float">
            <text:p>-0.003610852655438</text:p>
          </table:table-cell>
          <table:table-cell table:style-name="Default" office:value-type="float" office:value="-50.9248550049927" calcext:value-type="float">
            <text:p>-50.9248550049927</text:p>
          </table:table-cell>
          <table:table-cell table:style-name="Default" office:value-type="float" office:value="-62.1976119893491" calcext:value-type="float">
            <text:p>-62.1976119893491</text:p>
          </table:table-cell>
          <table:table-cell table:style-name="Default" office:value-type="float" office:value="-133.611701442621" calcext:value-type="float">
            <text:p>-133.611701442621</text:p>
          </table:table-cell>
          <table:table-cell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156]*0.1" office:value-type="float" office:value="-13.4549440171848" calcext:value-type="float">
            <text:p>-13.4549440171848</text:p>
          </table:table-cell>
          <table:table-cell table:style-name="ce1" table:formula="of:=[.M156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6]+360*[.O156]" office:value-type="float" office:value="-50.9115057694864" calcext:value-type="float">
            <text:p>-50.9115057694864</text:p>
          </table:table-cell>
          <table:table-cell table:style-name="ce1" table:formula="of:=ABS(([.P156]-[.F156])/[.P156])" office:value-type="float" office:value="0.0019384390751807" calcext:value-type="float">
            <text:p>0.001938439075181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50.0889496713546" calcext:value-type="float">
            <text:p>-50.0889496713546</text:p>
          </table:table-cell>
          <table:table-cell table:style-name="Default" office:value-type="float" office:value="-129.820811264868" calcext:value-type="float">
            <text:p>-129.820811264868</text:p>
          </table:table-cell>
          <table:table-cell table:style-name="Default" office:value-type="float" office:value="-0.0172063716660651" calcext:value-type="float">
            <text:p>-0.017206371666065</text:p>
          </table:table-cell>
          <table:table-cell table:style-name="Default" office:value-type="float" office:value="-51.0152743400769" calcext:value-type="float">
            <text:p>-51.0152743400769</text:p>
          </table:table-cell>
          <table:table-cell table:style-name="Default" office:value-type="float" office:value="-0.21426114007004" calcext:value-type="float">
            <text:p>-0.21426114007004</text:p>
          </table:table-cell>
          <table:table-cell table:style-name="Default" office:value-type="float" office:value="-39.6596686158915" calcext:value-type="float">
            <text:p>-39.6596686158915</text:p>
          </table:table-cell>
          <table:table-cell table:style-name="Default" office:value-type="float" office:value="-14.0925044131073" calcext:value-type="float">
            <text:p>-14.0925044131073</text:p>
          </table:table-cell>
          <table:table-cell table:style-name="Default" office:value-type="float" office:value="91.9850798219696" calcext:value-type="float">
            <text:p>91.9850798219696</text:p>
          </table:table-cell>
          <table:table-cell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157]*0.1" office:value-type="float" office:value="-13.4549440171848" calcext:value-type="float">
            <text:p>-13.4549440171848</text:p>
          </table:table-cell>
          <table:table-cell table:style-name="ce1" table:formula="of:=[.M157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7]+360*[.O157]" office:value-type="float" office:value="-50.9115057694864" calcext:value-type="float">
            <text:p>-50.9115057694864</text:p>
          </table:table-cell>
          <table:table-cell table:style-name="ce1" table:formula="of:=ABS(([.P157]-[.F157])/[.P157])" office:value-type="float" office:value="0.00203821452581459" calcext:value-type="float">
            <text:p>0.002038214525815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60.5840835962059" calcext:value-type="float">
            <text:p>-60.5840835962059</text:p>
          </table:table-cell>
          <table:table-cell table:style-name="Default" office:value-type="float" office:value="-115.062288083657" calcext:value-type="float">
            <text:p>-115.062288083657</text:p>
          </table:table-cell>
          <table:table-cell table:style-name="Default" office:value-type="float" office:value="-0.00268275357350945" calcext:value-type="float">
            <text:p>-0.002682753573509</text:p>
          </table:table-cell>
          <table:table-cell table:style-name="Default" office:value-type="float" office:value="-50.9394767185349" calcext:value-type="float">
            <text:p>-50.9394767185349</text:p>
          </table:table-cell>
          <table:table-cell table:style-name="Default" office:value-type="float" office:value="-0.213000882719987" calcext:value-type="float">
            <text:p>-0.213000882719987</text:p>
          </table:table-cell>
          <table:table-cell table:style-name="Default" office:value-type="float" office:value="-39.6601618248238" calcext:value-type="float">
            <text:p>-39.6601618248238</text:p>
          </table:table-cell>
          <table:table-cell table:style-name="Default" office:value-type="float" office:value="-14.0946642843807" calcext:value-type="float">
            <text:p>-14.0946642843807</text:p>
          </table:table-cell>
          <table:table-cell table:style-name="Default" office:value-type="float" office:value="91.9616429492473" calcext:value-type="float">
            <text:p>91.9616429492473</text:p>
          </table:table-cell>
          <table:table-cell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158]*0.1" office:value-type="float" office:value="-13.4549440171848" calcext:value-type="float">
            <text:p>-13.4549440171848</text:p>
          </table:table-cell>
          <table:table-cell table:style-name="ce1" table:formula="of:=[.M158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8]+360*[.O158]" office:value-type="float" office:value="-50.9115057694864" calcext:value-type="float">
            <text:p>-50.9115057694864</text:p>
          </table:table-cell>
          <table:table-cell table:style-name="ce1" table:formula="of:=ABS(([.P158]-[.F158])/[.P158])" office:value-type="float" office:value="0.000549403295496781" calcext:value-type="float">
            <text:p>0.000549403295497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60.2789917381571" calcext:value-type="float">
            <text:p>-60.2789917381571</text:p>
          </table:table-cell>
          <table:table-cell table:style-name="Default" office:value-type="float" office:value="-114.942783260376" calcext:value-type="float">
            <text:p>-114.942783260376</text:p>
          </table:table-cell>
          <table:table-cell table:style-name="Default" office:value-type="float" office:value="-0.00272794687053705" calcext:value-type="float">
            <text:p>-0.002727946870537</text:p>
          </table:table-cell>
          <table:table-cell table:style-name="Default" office:value-type="float" office:value="-50.9396126026091" calcext:value-type="float">
            <text:p>-50.9396126026091</text:p>
          </table:table-cell>
          <table:table-cell table:style-name="Default" office:value-type="float" office:value="-0.000178816706618561" calcext:value-type="float">
            <text:p>-0.000178816706619</text:p>
          </table:table-cell>
          <table:table-cell table:style-name="Default" office:value-type="float" office:value="-50.9156978856853" calcext:value-type="float">
            <text:p>-50.9156978856853</text:p>
          </table:table-cell>
          <table:table-cell table:style-name="Default" office:value-type="float" office:value="-66.5315415721332" calcext:value-type="float">
            <text:p>-66.5315415721332</text:p>
          </table:table-cell>
          <table:table-cell table:style-name="Default" office:value-type="float" office:value="-119.568126392673" calcext:value-type="float">
            <text:p>-119.568126392673</text:p>
          </table:table-cell>
          <table:table-cell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159]*0.1" office:value-type="float" office:value="-13.4549440171848" calcext:value-type="float">
            <text:p>-13.4549440171848</text:p>
          </table:table-cell>
          <table:table-cell table:style-name="ce1" table:formula="of:=[.M159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59]+360*[.O159]" office:value-type="float" office:value="-50.9115057694864" calcext:value-type="float">
            <text:p>-50.9115057694864</text:p>
          </table:table-cell>
          <table:table-cell table:style-name="ce1" table:formula="of:=ABS(([.P159]-[.F159])/[.P159])" office:value-type="float" office:value="0.000552072320349817" calcext:value-type="float">
            <text:p>0.00055207232035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60.3151535230665" calcext:value-type="float">
            <text:p>-60.3151535230665</text:p>
          </table:table-cell>
          <table:table-cell table:style-name="Default" office:value-type="float" office:value="-115.295896214867" calcext:value-type="float">
            <text:p>-115.295896214867</text:p>
          </table:table-cell>
          <table:table-cell table:style-name="Default" office:value-type="float" office:value="-0.00273248633528542" calcext:value-type="float">
            <text:p>-0.002732486335285</text:p>
          </table:table-cell>
          <table:table-cell table:style-name="Default" office:value-type="float" office:value="-50.9404894104415" calcext:value-type="float">
            <text:p>-50.9404894104415</text:p>
          </table:table-cell>
          <table:table-cell table:style-name="Default" office:value-type="float" office:value="-0.000176868640871437" calcext:value-type="float">
            <text:p>-0.000176868640871</text:p>
          </table:table-cell>
          <table:table-cell table:style-name="Default" office:value-type="float" office:value="-50.9165716876701" calcext:value-type="float">
            <text:p>-50.9165716876701</text:p>
          </table:table-cell>
          <table:table-cell table:style-name="Default" office:value-type="float" office:value="-66.5104426000132" calcext:value-type="float">
            <text:p>-66.5104426000132</text:p>
          </table:table-cell>
          <table:table-cell table:style-name="Default" office:value-type="float" office:value="-118.723895514066" calcext:value-type="float">
            <text:p>-118.723895514066</text:p>
          </table:table-cell>
          <table:table-cell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160]*0.1" office:value-type="float" office:value="-13.4549440171848" calcext:value-type="float">
            <text:p>-13.4549440171848</text:p>
          </table:table-cell>
          <table:table-cell table:style-name="ce1" table:formula="of:=[.M160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0]+360*[.O160]" office:value-type="float" office:value="-50.9115057694864" calcext:value-type="float">
            <text:p>-50.9115057694864</text:p>
          </table:table-cell>
          <table:table-cell table:style-name="ce1" table:formula="of:=ABS(([.P160]-[.F160])/[.P160])" office:value-type="float" office:value="0.000569294514412749" calcext:value-type="float">
            <text:p>0.000569294514413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60.6220856572971" calcext:value-type="float">
            <text:p>-60.6220856572971</text:p>
          </table:table-cell>
          <table:table-cell table:style-name="Default" office:value-type="float" office:value="-115.220405471994" calcext:value-type="float">
            <text:p>-115.220405471994</text:p>
          </table:table-cell>
          <table:table-cell table:style-name="Default" office:value-type="float" office:value="-0.00273213299483812" calcext:value-type="float">
            <text:p>-0.002732132994838</text:p>
          </table:table-cell>
          <table:table-cell table:style-name="Default" office:value-type="float" office:value="-50.9424737460121" calcext:value-type="float">
            <text:p>-50.9424737460121</text:p>
          </table:table-cell>
          <table:table-cell table:style-name="Default" office:value-type="float" office:value="-0.255254510964708" calcext:value-type="float">
            <text:p>-0.255254510964708</text:p>
          </table:table-cell>
          <table:table-cell table:style-name="Default" office:value-type="float" office:value="-38.3852526118549" calcext:value-type="float">
            <text:p>-38.3852526118549</text:p>
          </table:table-cell>
          <table:table-cell table:style-name="Default" office:value-type="float" office:value="-13.1956996807918" calcext:value-type="float">
            <text:p>-13.1956996807918</text:p>
          </table:table-cell>
          <table:table-cell table:style-name="Default" office:value-type="float" office:value="94.2448033576535" calcext:value-type="float">
            <text:p>94.2448033576535</text:p>
          </table:table-cell>
          <table:table-cell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161]*0.1" office:value-type="float" office:value="-13.4549440171848" calcext:value-type="float">
            <text:p>-13.4549440171848</text:p>
          </table:table-cell>
          <table:table-cell table:style-name="ce1" table:formula="of:=[.M161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1]+360*[.O161]" office:value-type="float" office:value="-50.9115057694864" calcext:value-type="float">
            <text:p>-50.9115057694864</text:p>
          </table:table-cell>
          <table:table-cell table:style-name="ce1" table:formula="of:=ABS(([.P161]-[.F161])/[.P161])" office:value-type="float" office:value="0.000608270685724237" calcext:value-type="float">
            <text:p>0.000608270685724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60.6066792601332" calcext:value-type="float">
            <text:p>-60.6066792601332</text:p>
          </table:table-cell>
          <table:table-cell table:style-name="Default" office:value-type="float" office:value="-113.371756637589" calcext:value-type="float">
            <text:p>-113.371756637589</text:p>
          </table:table-cell>
          <table:table-cell table:style-name="Default" office:value-type="float" office:value="-0.00273307433464513" calcext:value-type="float">
            <text:p>-0.002733074334645</text:p>
          </table:table-cell>
          <table:table-cell table:style-name="Default" office:value-type="float" office:value="-50.943412334478" calcext:value-type="float">
            <text:p>-50.943412334478</text:p>
          </table:table-cell>
          <table:table-cell table:style-name="Default" office:value-type="float" office:value="-0.152500528497316" calcext:value-type="float">
            <text:p>-0.152500528497316</text:p>
          </table:table-cell>
          <table:table-cell table:style-name="Default" office:value-type="float" office:value="-41.1473149779735" calcext:value-type="float">
            <text:p>-41.1473149779735</text:p>
          </table:table-cell>
          <table:table-cell table:style-name="Default" office:value-type="float" office:value="-15.3853104824841" calcext:value-type="float">
            <text:p>-15.3853104824841</text:p>
          </table:table-cell>
          <table:table-cell table:style-name="Default" office:value-type="float" office:value="94.3614602620899" calcext:value-type="float">
            <text:p>94.3614602620899</text:p>
          </table:table-cell>
          <table:table-cell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162]*0.1" office:value-type="float" office:value="-13.4549440171848" calcext:value-type="float">
            <text:p>-13.4549440171848</text:p>
          </table:table-cell>
          <table:table-cell table:style-name="ce1" table:formula="of:=[.M162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2]+360*[.O162]" office:value-type="float" office:value="-50.9115057694864" calcext:value-type="float">
            <text:p>-50.9115057694864</text:p>
          </table:table-cell>
          <table:table-cell table:style-name="ce1" table:formula="of:=ABS(([.P162]-[.F162])/[.P162])" office:value-type="float" office:value="0.000626706370383602" calcext:value-type="float">
            <text:p>0.000626706370384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60.6066171973827" calcext:value-type="float">
            <text:p>-60.6066171973827</text:p>
          </table:table-cell>
          <table:table-cell table:style-name="Default" office:value-type="float" office:value="-113.372190833543" calcext:value-type="float">
            <text:p>-113.372190833543</text:p>
          </table:table-cell>
          <table:table-cell table:style-name="Default" office:value-type="float" office:value="-0.00272277244064861" calcext:value-type="float">
            <text:p>-0.002722772440649</text:p>
          </table:table-cell>
          <table:table-cell table:style-name="Default" office:value-type="float" office:value="-50.9433006083503" calcext:value-type="float">
            <text:p>-50.9433006083503</text:p>
          </table:table-cell>
          <table:table-cell table:style-name="Default" office:value-type="float" office:value="-0.0969355383154805" calcext:value-type="float">
            <text:p>-0.096935538315481</text:p>
          </table:table-cell>
          <table:table-cell table:style-name="Default" office:value-type="float" office:value="-42.7493808639095" calcext:value-type="float">
            <text:p>-42.7493808639095</text:p>
          </table:table-cell>
          <table:table-cell table:style-name="Default" office:value-type="float" office:value="-16.9580750258917" calcext:value-type="float">
            <text:p>-16.9580750258917</text:p>
          </table:table-cell>
          <table:table-cell table:style-name="Default" office:value-type="float" office:value="95.1268411789929" calcext:value-type="float">
            <text:p>95.1268411789929</text:p>
          </table:table-cell>
          <table:table-cell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163]*0.1" office:value-type="float" office:value="-13.4549440171848" calcext:value-type="float">
            <text:p>-13.4549440171848</text:p>
          </table:table-cell>
          <table:table-cell table:style-name="ce1" table:formula="of:=[.M163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3]+360*[.O163]" office:value-type="float" office:value="-50.9115057694864" calcext:value-type="float">
            <text:p>-50.9115057694864</text:p>
          </table:table-cell>
          <table:table-cell table:style-name="ce1" table:formula="of:=ABS(([.P163]-[.F163])/[.P163])" office:value-type="float" office:value="0.000624511854114436" calcext:value-type="float">
            <text:p>0.000624511854114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-60.6171462349663" calcext:value-type="float">
            <text:p>-60.6171462349663</text:p>
          </table:table-cell>
          <table:table-cell table:style-name="Default" office:value-type="float" office:value="-113.35527835091" calcext:value-type="float">
            <text:p>-113.35527835091</text:p>
          </table:table-cell>
          <table:table-cell table:style-name="Default" office:value-type="float" office:value="-0.00273943704644534" calcext:value-type="float">
            <text:p>-0.002739437046445</text:p>
          </table:table-cell>
          <table:table-cell table:style-name="Default" office:value-type="float" office:value="-50.9435817102797" calcext:value-type="float">
            <text:p>-50.9435817102797</text:p>
          </table:table-cell>
          <table:table-cell table:style-name="Default" office:value-type="float" office:value="-0.427916405194958" calcext:value-type="float">
            <text:p>-0.427916405194958</text:p>
          </table:table-cell>
          <table:table-cell table:style-name="Default" office:value-type="float" office:value="-33.4258702480822" calcext:value-type="float">
            <text:p>-33.4258702480822</text:p>
          </table:table-cell>
          <table:table-cell table:style-name="Default" office:value-type="float" office:value="-10.4380659696354" calcext:value-type="float">
            <text:p>-10.4380659696354</text:p>
          </table:table-cell>
          <table:table-cell table:style-name="Default" office:value-type="float" office:value="104.396839774358" calcext:value-type="float">
            <text:p>104.396839774358</text:p>
          </table:table-cell>
          <table:table-cell/>
          <table:table-cell table:style-name="ce3" office:value-type="float" office:value="134.549440171848" calcext:value-type="float">
            <text:p>134.549440171848</text:p>
          </table:table-cell>
          <table:table-cell table:style-name="ce1" table:formula="of:=-[.L164]*0.1" office:value-type="float" office:value="-13.4549440171848" calcext:value-type="float">
            <text:p>-13.4549440171848</text:p>
          </table:table-cell>
          <table:table-cell table:style-name="ce1" table:formula="of:=[.M164]*180/PI()" office:value-type="float" office:value="-770.911505769486" calcext:value-type="float">
            <text:p>-770.91150576948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N164]+360*[.O164]" office:value-type="float" office:value="-50.9115057694864" calcext:value-type="float">
            <text:p>-50.9115057694864</text:p>
          </table:table-cell>
          <table:table-cell table:style-name="ce1" table:formula="of:=ABS(([.P164]-[.F164])/[.P164])" office:value-type="float" office:value="0.000630033237250807" calcext:value-type="float">
            <text:p>0.000630033237251</text:p>
          </table:table-cell>
          <table:table-cell table:formula="of:=[.Q148]/[.Q164]" office:value-type="float" office:value="4.36754365849132" calcext:value-type="float">
            <text:p>4.36754365849132</text:p>
          </table:table-cell>
          <table:table-cell/>
          <table:table-cell table:formula="of:=[.C148]-[.C164]" office:value-type="float" office:value="14.073186750023" calcext:value-type="float">
            <text:p>14.073186750023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|S11|</text:p>
          </table:table-cell>
          <table:table-cell table:number-columns-repeated="12"/>
          <table:table-cell office:value-type="string" calcext:value-type="string">
            <text:p>Phase Error</text:p>
          </table:table-cell>
          <table:table-cell table:number-columns-repeated="1007"/>
        </table:table-row>
        <table:table-row table:style-name="ro1">
          <table:table-cell table:number-columns-repeated="12"/>
          <table:table-cell>
            <draw:frame table:end-cell-address="Sheet1.S190" table:end-x="0.2929in" table:end-y="0.1185in" draw:z-index="4" draw:style-name="gr1" draw:text-style-name="P1" svg:width="6.022in" svg:height="4.3701in" svg:x="0.1787in" svg:y="0.0154in">
              <draw:object draw:notify-on-update-of-ranges="Sheet1.A148:Sheet1.A164 Sheet1.D165:Sheet1.D165 Sheet1.C148:Sheet1.C164 Sheet1.A148:Sheet1.A164 Sheet1.Q165:Sheet1.Q165 Sheet1.Q148:Sheet1.Q16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esh size</text:p>
          </table:table-cell>
          <table:table-cell office:value-type="string" calcext:value-type="string">
            <text:p>matrix size</text:p>
          </table:table-cell>
          <table:table-cell office:value-type="string" calcext:value-type="string">
            <text:p>setup,s</text:p>
          </table:table-cell>
          <table:table-cell office:value-type="string" calcext:value-type="string">
            <text:p>solve,s</text:p>
          </table:table-cell>
          <table:table-cell office:value-type="string" calcext:value-type="string">
            <text:p>setup RO, s</text:p>
          </table:table-cell>
          <table:table-cell office:value-type="string" calcext:value-type="string">
            <text:p>solve RO, s</text:p>
          </table:table-cell>
          <table:table-cell table:style-name="Default" office:value-type="string" calcext:value-type="string">
            <text:p>refine,s</text:p>
          </table:table-cell>
          <table:table-cell table:style-name="Default" office:value-type="string" calcext:value-type="string">
            <text:p>relative error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cummulative run time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5529" calcext:value-type="float">
            <text:p>5529</text:p>
          </table:table-cell>
          <table:table-cell office:value-type="float" office:value="0.610702" calcext:value-type="float">
            <text:p>0.610702</text:p>
          </table:table-cell>
          <table:table-cell office:value-type="float" office:value="2.14833" calcext:value-type="float">
            <text:p>2.14833</text:p>
          </table:table-cell>
          <table:table-cell office:value-type="float" office:value="0.549319" calcext:value-type="float">
            <text:p>0.549319</text:p>
          </table:table-cell>
          <table:table-cell office:value-type="float" office:value="0.494817" calcext:value-type="float">
            <text:p>0.494817</text:p>
          </table:table-cell>
          <table:table-cell office:value-type="float" office:value="0.0019184" calcext:value-type="float">
            <text:p>0.0019184</text:p>
          </table:table-cell>
          <table:table-cell table:style-name="Default" table:formula="of:=SUM([.D169:.H169])" office:value-type="float" office:value="3.8050864" calcext:value-type="float">
            <text:p>3.8050864</text:p>
          </table:table-cell>
          <table:table-cell table:style-name="Default" table:formula="of:=SUM([.D169:.H169])" office:value-type="float" office:value="3.8050864" calcext:value-type="float">
            <text:p>3.8050864</text:p>
          </table:table-cell>
          <table:table-cell table:style-name="Default" table:formula="of:=[.J169]" office:value-type="float" office:value="3.8050864" calcext:value-type="float">
            <text:p>3.805086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  <table:table-cell office:value-type="float" office:value="8112" calcext:value-type="float">
            <text:p>8112</text:p>
          </table:table-cell>
          <table:table-cell office:value-type="float" office:value="0.612661" calcext:value-type="float">
            <text:p>0.612661</text:p>
          </table:table-cell>
          <table:table-cell office:value-type="float" office:value="4.2989" calcext:value-type="float">
            <text:p>4.2989</text:p>
          </table:table-cell>
          <table:table-cell office:value-type="float" office:value="0.519047" calcext:value-type="float">
            <text:p>0.519047</text:p>
          </table:table-cell>
          <table:table-cell office:value-type="float" office:value="0.800692" calcext:value-type="float">
            <text:p>0.800692</text:p>
          </table:table-cell>
          <table:table-cell office:value-type="float" office:value="0.00267722" calcext:value-type="float">
            <text:p>0.00267722</text:p>
          </table:table-cell>
          <table:table-cell table:style-name="Default" office:value-type="float" office:value="2.40927" calcext:value-type="float">
            <text:p>2.40927</text:p>
          </table:table-cell>
          <table:table-cell table:style-name="Default" table:formula="of:=SUM([.D170:.H170])" office:value-type="float" office:value="6.23397722" calcext:value-type="float">
            <text:p>6.23397722</text:p>
          </table:table-cell>
          <table:table-cell table:style-name="Default" table:formula="of:=[.K169]+[.J170]" office:value-type="float" office:value="10.03906362" calcext:value-type="float">
            <text:p>10.0390636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float" office:value="11436" calcext:value-type="float">
            <text:p>11436</text:p>
          </table:table-cell>
          <table:table-cell office:value-type="float" office:value="0.67553" calcext:value-type="float">
            <text:p>0.67553</text:p>
          </table:table-cell>
          <table:table-cell office:value-type="float" office:value="7.13492" calcext:value-type="float">
            <text:p>7.13492</text:p>
          </table:table-cell>
          <table:table-cell office:value-type="float" office:value="0.547149" calcext:value-type="float">
            <text:p>0.547149</text:p>
          </table:table-cell>
          <table:table-cell office:value-type="float" office:value="1.1902" calcext:value-type="float">
            <text:p>1.1902</text:p>
          </table:table-cell>
          <table:table-cell office:value-type="float" office:value="0.00336172" calcext:value-type="float">
            <text:p>0.00336172</text:p>
          </table:table-cell>
          <table:table-cell table:style-name="Default" office:value-type="float" office:value="894.283" calcext:value-type="float">
            <text:p>894.283</text:p>
          </table:table-cell>
          <table:table-cell table:style-name="Default" table:formula="of:=SUM([.D171:.H171])" office:value-type="float" office:value="9.55116072" calcext:value-type="float">
            <text:p>9.55116072</text:p>
          </table:table-cell>
          <table:table-cell table:style-name="Default" table:formula="of:=[.K170]+[.J171]" office:value-type="float" office:value="19.59022434" calcext:value-type="float">
            <text:p>19.59022434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7" calcext:value-type="float">
            <text:p>647</text:p>
          </table:table-cell>
          <table:table-cell office:value-type="float" office:value="13446" calcext:value-type="float">
            <text:p>13446</text:p>
          </table:table-cell>
          <table:table-cell office:value-type="float" office:value="0.690792" calcext:value-type="float">
            <text:p>0.690792</text:p>
          </table:table-cell>
          <table:table-cell office:value-type="float" office:value="9.73721" calcext:value-type="float">
            <text:p>9.73721</text:p>
          </table:table-cell>
          <table:table-cell office:value-type="float" office:value="0.554824" calcext:value-type="float">
            <text:p>0.554824</text:p>
          </table:table-cell>
          <table:table-cell office:value-type="float" office:value="1.49518" calcext:value-type="float">
            <text:p>1.49518</text:p>
          </table:table-cell>
          <table:table-cell office:value-type="float" office:value="0.00401835" calcext:value-type="float">
            <text:p>0.00401835</text:p>
          </table:table-cell>
          <table:table-cell table:style-name="Default" office:value-type="float" office:value="0.431727" calcext:value-type="float">
            <text:p>0.431727</text:p>
          </table:table-cell>
          <table:table-cell table:style-name="Default" table:formula="of:=SUM([.D172:.H172])" office:value-type="float" office:value="12.48202435" calcext:value-type="float">
            <text:p>12.48202435</text:p>
          </table:table-cell>
          <table:table-cell table:style-name="Default" table:formula="of:=[.K171]+[.J172]" office:value-type="float" office:value="32.07224869" calcext:value-type="float">
            <text:p>32.07224869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3" calcext:value-type="float">
            <text:p>753</text:p>
          </table:table-cell>
          <table:table-cell office:value-type="float" office:value="15516" calcext:value-type="float">
            <text:p>15516</text:p>
          </table:table-cell>
          <table:table-cell office:value-type="float" office:value="0.642048" calcext:value-type="float">
            <text:p>0.642048</text:p>
          </table:table-cell>
          <table:table-cell office:value-type="float" office:value="12.952" calcext:value-type="float">
            <text:p>12.952</text:p>
          </table:table-cell>
          <table:table-cell office:value-type="float" office:value="0.565871" calcext:value-type="float">
            <text:p>0.565871</text:p>
          </table:table-cell>
          <table:table-cell office:value-type="float" office:value="1.81697" calcext:value-type="float">
            <text:p>1.81697</text:p>
          </table:table-cell>
          <table:table-cell office:value-type="float" office:value="0.00495307" calcext:value-type="float">
            <text:p>0.00495307</text:p>
          </table:table-cell>
          <table:table-cell table:style-name="Default" office:value-type="float" office:value="0.232765" calcext:value-type="float">
            <text:p>0.232765</text:p>
          </table:table-cell>
          <table:table-cell table:style-name="Default" table:formula="of:=SUM([.D173:.H173])" office:value-type="float" office:value="15.98184207" calcext:value-type="float">
            <text:p>15.98184207</text:p>
          </table:table-cell>
          <table:table-cell table:style-name="Default" table:formula="of:=[.K172]+[.J173]" office:value-type="float" office:value="48.05409076" calcext:value-type="float">
            <text:p>48.05409076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2" calcext:value-type="float">
            <text:p>902</text:p>
          </table:table-cell>
          <table:table-cell office:value-type="float" office:value="18396" calcext:value-type="float">
            <text:p>18396</text:p>
          </table:table-cell>
          <table:table-cell office:value-type="float" office:value="0.669244" calcext:value-type="float">
            <text:p>0.669244</text:p>
          </table:table-cell>
          <table:table-cell office:value-type="float" office:value="18.7093" calcext:value-type="float">
            <text:p>18.7093</text:p>
          </table:table-cell>
          <table:table-cell office:value-type="float" office:value="0.570498" calcext:value-type="float">
            <text:p>0.570498</text:p>
          </table:table-cell>
          <table:table-cell office:value-type="float" office:value="2.26006" calcext:value-type="float">
            <text:p>2.26006</text:p>
          </table:table-cell>
          <table:table-cell office:value-type="float" office:value="0.00591669" calcext:value-type="float">
            <text:p>0.00591669</text:p>
          </table:table-cell>
          <table:table-cell table:style-name="Default" office:value-type="float" office:value="0.241962" calcext:value-type="float">
            <text:p>0.241962</text:p>
          </table:table-cell>
          <table:table-cell table:style-name="Default" table:formula="of:=SUM([.D174:.H174])" office:value-type="float" office:value="22.21501869" calcext:value-type="float">
            <text:p>22.21501869</text:p>
          </table:table-cell>
          <table:table-cell table:style-name="Default" table:formula="of:=[.K173]+[.J174]" office:value-type="float" office:value="70.26910945" calcext:value-type="float">
            <text:p>70.2691094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0" calcext:value-type="float">
            <text:p>950</text:p>
          </table:table-cell>
          <table:table-cell office:value-type="float" office:value="19317" calcext:value-type="float">
            <text:p>19317</text:p>
          </table:table-cell>
          <table:table-cell office:value-type="float" office:value="0.672756" calcext:value-type="float">
            <text:p>0.672756</text:p>
          </table:table-cell>
          <table:table-cell office:value-type="float" office:value="20.155" calcext:value-type="float">
            <text:p>20.155</text:p>
          </table:table-cell>
          <table:table-cell office:value-type="float" office:value="0.505212" calcext:value-type="float">
            <text:p>0.505212</text:p>
          </table:table-cell>
          <table:table-cell office:value-type="float" office:value="2.38318" calcext:value-type="float">
            <text:p>2.38318</text:p>
          </table:table-cell>
          <table:table-cell office:value-type="float" office:value="0.00604831" calcext:value-type="float">
            <text:p>0.00604831</text:p>
          </table:table-cell>
          <table:table-cell table:style-name="Default" office:value-type="float" office:value="2.29981" calcext:value-type="float">
            <text:p>2.29981</text:p>
          </table:table-cell>
          <table:table-cell table:style-name="Default" table:formula="of:=SUM([.D175:.H175])" office:value-type="float" office:value="23.72219631" calcext:value-type="float">
            <text:p>23.72219631</text:p>
          </table:table-cell>
          <table:table-cell table:style-name="Default" table:formula="of:=[.K174]+[.J175]" office:value-type="float" office:value="93.99130576" calcext:value-type="float">
            <text:p>93.9913057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3" calcext:value-type="float">
            <text:p>1053</text:p>
          </table:table-cell>
          <table:table-cell office:value-type="float" office:value="21342" calcext:value-type="float">
            <text:p>21342</text:p>
          </table:table-cell>
          <table:table-cell office:value-type="float" office:value="0.960489" calcext:value-type="float">
            <text:p>0.960489</text:p>
          </table:table-cell>
          <table:table-cell office:value-type="float" office:value="26.3867" calcext:value-type="float">
            <text:p>26.3867</text:p>
          </table:table-cell>
          <table:table-cell office:value-type="float" office:value="0.584182" calcext:value-type="float">
            <text:p>0.584182</text:p>
          </table:table-cell>
          <table:table-cell office:value-type="float" office:value="2.75299" calcext:value-type="float">
            <text:p>2.75299</text:p>
          </table:table-cell>
          <table:table-cell office:value-type="float" office:value="0.00661874" calcext:value-type="float">
            <text:p>0.00661874</text:p>
          </table:table-cell>
          <table:table-cell table:style-name="Default" office:value-type="float" office:value="408.202" calcext:value-type="float">
            <text:p>408.202</text:p>
          </table:table-cell>
          <table:table-cell table:style-name="Default" table:formula="of:=SUM([.D176:.H176])" office:value-type="float" office:value="30.69097974" calcext:value-type="float">
            <text:p>30.69097974</text:p>
          </table:table-cell>
          <table:table-cell table:style-name="Default" table:formula="of:=[.K175]+[.J176]" office:value-type="float" office:value="124.6822855" calcext:value-type="float">
            <text:p>124.682285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1" calcext:value-type="float">
            <text:p>1111</text:p>
          </table:table-cell>
          <table:table-cell office:value-type="float" office:value="22479" calcext:value-type="float">
            <text:p>22479</text:p>
          </table:table-cell>
          <table:table-cell office:value-type="float" office:value="0.922794" calcext:value-type="float">
            <text:p>0.922794</text:p>
          </table:table-cell>
          <table:table-cell office:value-type="float" office:value="34.512" calcext:value-type="float">
            <text:p>34.512</text:p>
          </table:table-cell>
          <table:table-cell office:value-type="float" office:value="0.626665" calcext:value-type="float">
            <text:p>0.626665</text:p>
          </table:table-cell>
          <table:table-cell office:value-type="float" office:value="3.27769" calcext:value-type="float">
            <text:p>3.27769</text:p>
          </table:table-cell>
          <table:table-cell office:value-type="float" office:value="0.00715107" calcext:value-type="float">
            <text:p>0.00715107</text:p>
          </table:table-cell>
          <table:table-cell table:style-name="Default" office:value-type="float" office:value="0.0238036" calcext:value-type="float">
            <text:p>0.0238036</text:p>
          </table:table-cell>
          <table:table-cell table:style-name="Default" table:formula="of:=SUM([.D177:.H177])" office:value-type="float" office:value="39.34630007" calcext:value-type="float">
            <text:p>39.34630007</text:p>
          </table:table-cell>
          <table:table-cell table:style-name="Default" table:formula="of:=[.K176]+[.J177]" office:value-type="float" office:value="164.02858557" calcext:value-type="float">
            <text:p>164.02858557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9" calcext:value-type="float">
            <text:p>1179</text:p>
          </table:table-cell>
          <table:table-cell office:value-type="float" office:value="23853" calcext:value-type="float">
            <text:p>23853</text:p>
          </table:table-cell>
          <table:table-cell office:value-type="float" office:value="0.950651" calcext:value-type="float">
            <text:p>0.950651</text:p>
          </table:table-cell>
          <table:table-cell office:value-type="float" office:value="34.093" calcext:value-type="float">
            <text:p>34.093</text:p>
          </table:table-cell>
          <table:table-cell office:value-type="float" office:value="0.552463" calcext:value-type="float">
            <text:p>0.552463</text:p>
          </table:table-cell>
          <table:table-cell office:value-type="float" office:value="3.24747" calcext:value-type="float">
            <text:p>3.24747</text:p>
          </table:table-cell>
          <table:table-cell office:value-type="float" office:value="0.00774865" calcext:value-type="float">
            <text:p>0.00774865</text:p>
          </table:table-cell>
          <table:table-cell table:style-name="Default" office:value-type="float" office:value="2.45254" calcext:value-type="float">
            <text:p>2.45254</text:p>
          </table:table-cell>
          <table:table-cell table:style-name="Default" table:formula="of:=SUM([.D178:.H178])" office:value-type="float" office:value="38.85133265" calcext:value-type="float">
            <text:p>38.85133265</text:p>
          </table:table-cell>
          <table:table-cell table:style-name="Default" table:formula="of:=[.K177]+[.J178]" office:value-type="float" office:value="202.87991822" calcext:value-type="float">
            <text:p>202.87991822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59" calcext:value-type="float">
            <text:p>1259</text:p>
          </table:table-cell>
          <table:table-cell office:value-type="float" office:value="25431" calcext:value-type="float">
            <text:p>25431</text:p>
          </table:table-cell>
          <table:table-cell office:value-type="float" office:value="0.970641" calcext:value-type="float">
            <text:p>0.970641</text:p>
          </table:table-cell>
          <table:table-cell office:value-type="float" office:value="36.343" calcext:value-type="float">
            <text:p>36.343</text:p>
          </table:table-cell>
          <table:table-cell office:value-type="float" office:value="0.578121" calcext:value-type="float">
            <text:p>0.578121</text:p>
          </table:table-cell>
          <table:table-cell office:value-type="float" office:value="3.45922" calcext:value-type="float">
            <text:p>3.45922</text:p>
          </table:table-cell>
          <table:table-cell office:value-type="float" office:value="0.00898229" calcext:value-type="float">
            <text:p>0.00898229</text:p>
          </table:table-cell>
          <table:table-cell table:style-name="Default" office:value-type="float" office:value="0.000254855" calcext:value-type="float">
            <text:p>0.000254855</text:p>
          </table:table-cell>
          <table:table-cell table:style-name="Default" table:formula="of:=SUM([.D179:.H179])" office:value-type="float" office:value="41.35996429" calcext:value-type="float">
            <text:p>41.35996429</text:p>
          </table:table-cell>
          <table:table-cell table:style-name="Default" table:formula="of:=[.K178]+[.J179]" office:value-type="float" office:value="244.23988251" calcext:value-type="float">
            <text:p>244.23988251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94" calcext:value-type="float">
            <text:p>1494</text:p>
          </table:table-cell>
          <table:table-cell office:value-type="float" office:value="29874" calcext:value-type="float">
            <text:p>29874</text:p>
          </table:table-cell>
          <table:table-cell office:value-type="float" office:value="0.918444" calcext:value-type="float">
            <text:p>0.918444</text:p>
          </table:table-cell>
          <table:table-cell office:value-type="float" office:value="51.1284" calcext:value-type="float">
            <text:p>51.1284</text:p>
          </table:table-cell>
          <table:table-cell office:value-type="float" office:value="0.634654" calcext:value-type="float">
            <text:p>0.634654</text:p>
          </table:table-cell>
          <table:table-cell office:value-type="float" office:value="4.68198" calcext:value-type="float">
            <text:p>4.68198</text:p>
          </table:table-cell>
          <table:table-cell office:value-type="float" office:value="0.0102949" calcext:value-type="float">
            <text:p>0.0102949</text:p>
          </table:table-cell>
          <table:table-cell table:style-name="Default" office:value-type="float" office:value="417.643" calcext:value-type="float">
            <text:p>417.643</text:p>
          </table:table-cell>
          <table:table-cell table:style-name="Default" table:formula="of:=SUM([.D180:.H180])" office:value-type="float" office:value="57.3737729" calcext:value-type="float">
            <text:p>57.3737729</text:p>
          </table:table-cell>
          <table:table-cell table:style-name="Default" table:formula="of:=[.K179]+[.J180]" office:value-type="float" office:value="301.61365541" calcext:value-type="float">
            <text:p>301.61365541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68" calcext:value-type="float">
            <text:p>1568</text:p>
          </table:table-cell>
          <table:table-cell office:value-type="float" office:value="31347" calcext:value-type="float">
            <text:p>31347</text:p>
          </table:table-cell>
          <table:table-cell office:value-type="float" office:value="0.873268" calcext:value-type="float">
            <text:p>0.873268</text:p>
          </table:table-cell>
          <table:table-cell office:value-type="float" office:value="52.1631" calcext:value-type="float">
            <text:p>52.1631</text:p>
          </table:table-cell>
          <table:table-cell office:value-type="float" office:value="0.644137" calcext:value-type="float">
            <text:p>0.644137</text:p>
          </table:table-cell>
          <table:table-cell office:value-type="float" office:value="4.77268" calcext:value-type="float">
            <text:p>4.77268</text:p>
          </table:table-cell>
          <table:table-cell office:value-type="float" office:value="0.0108996" calcext:value-type="float">
            <text:p>0.0108996</text:p>
          </table:table-cell>
          <table:table-cell table:style-name="Default" office:value-type="float" office:value="0.00711088" calcext:value-type="float">
            <text:p>0.00711088</text:p>
          </table:table-cell>
          <table:table-cell table:style-name="Default" table:formula="of:=SUM([.D181:.H181])" office:value-type="float" office:value="58.4640846" calcext:value-type="float">
            <text:p>58.4640846</text:p>
          </table:table-cell>
          <table:table-cell table:style-name="Default" table:formula="of:=[.K180]+[.J181]" office:value-type="float" office:value="360.07774001" calcext:value-type="float">
            <text:p>360.07774001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09" calcext:value-type="float">
            <text:p>1609</text:p>
          </table:table-cell>
          <table:table-cell office:value-type="float" office:value="32160" calcext:value-type="float">
            <text:p>32160</text:p>
          </table:table-cell>
          <table:table-cell office:value-type="float" office:value="0.975162" calcext:value-type="float">
            <text:p>0.975162</text:p>
          </table:table-cell>
          <table:table-cell office:value-type="float" office:value="53.5684" calcext:value-type="float">
            <text:p>53.5684</text:p>
          </table:table-cell>
          <table:table-cell office:value-type="float" office:value="0.604485" calcext:value-type="float">
            <text:p>0.604485</text:p>
          </table:table-cell>
          <table:table-cell office:value-type="float" office:value="4.95641" calcext:value-type="float">
            <text:p>4.95641</text:p>
          </table:table-cell>
          <table:table-cell office:value-type="float" office:value="0.0118204" calcext:value-type="float">
            <text:p>0.0118204</text:p>
          </table:table-cell>
          <table:table-cell table:style-name="Default" office:value-type="float" office:value="2.25974" calcext:value-type="float">
            <text:p>2.25974</text:p>
          </table:table-cell>
          <table:table-cell table:style-name="Default" table:formula="of:=SUM([.D182:.H182])" office:value-type="float" office:value="60.1162774" calcext:value-type="float">
            <text:p>60.1162774</text:p>
          </table:table-cell>
          <table:table-cell table:style-name="Default" table:formula="of:=[.K181]+[.J182]" office:value-type="float" office:value="420.19401741" calcext:value-type="float">
            <text:p>420.19401741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60" calcext:value-type="float">
            <text:p>1660</text:p>
          </table:table-cell>
          <table:table-cell office:value-type="float" office:value="33147" calcext:value-type="float">
            <text:p>33147</text:p>
          </table:table-cell>
          <table:table-cell office:value-type="float" office:value="0.95053" calcext:value-type="float">
            <text:p>0.95053</text:p>
          </table:table-cell>
          <table:table-cell office:value-type="float" office:value="60.1982" calcext:value-type="float">
            <text:p>60.1982</text:p>
          </table:table-cell>
          <table:table-cell office:value-type="float" office:value="0.654536" calcext:value-type="float">
            <text:p>0.654536</text:p>
          </table:table-cell>
          <table:table-cell office:value-type="float" office:value="5.64371" calcext:value-type="float">
            <text:p>5.64371</text:p>
          </table:table-cell>
          <table:table-cell office:value-type="float" office:value="0.012303" calcext:value-type="float">
            <text:p>0.012303</text:p>
          </table:table-cell>
          <table:table-cell table:style-name="Default" office:value-type="float" office:value="0.28671" calcext:value-type="float">
            <text:p>0.28671</text:p>
          </table:table-cell>
          <table:table-cell table:style-name="Default" table:formula="of:=SUM([.D183:.H183])" office:value-type="float" office:value="67.459279" calcext:value-type="float">
            <text:p>67.459279</text:p>
          </table:table-cell>
          <table:table-cell table:style-name="Default" table:formula="of:=[.K182]+[.J183]" office:value-type="float" office:value="487.65329641" calcext:value-type="float">
            <text:p>487.65329641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71" calcext:value-type="float">
            <text:p>1771</text:p>
          </table:table-cell>
          <table:table-cell office:value-type="float" office:value="35289" calcext:value-type="float">
            <text:p>35289</text:p>
          </table:table-cell>
          <table:table-cell office:value-type="float" office:value="1.18516" calcext:value-type="float">
            <text:p>1.18516</text:p>
          </table:table-cell>
          <table:table-cell office:value-type="float" office:value="64.8685" calcext:value-type="float">
            <text:p>64.8685</text:p>
          </table:table-cell>
          <table:table-cell office:value-type="float" office:value="0.717517" calcext:value-type="float">
            <text:p>0.717517</text:p>
          </table:table-cell>
          <table:table-cell office:value-type="float" office:value="6.50227" calcext:value-type="float">
            <text:p>6.50227</text:p>
          </table:table-cell>
          <table:table-cell office:value-type="float" office:value="0.0145765" calcext:value-type="float">
            <text:p>0.0145765</text:p>
          </table:table-cell>
          <table:table-cell table:style-name="Default" office:value-type="float" office:value="0.198501" calcext:value-type="float">
            <text:p>0.198501</text:p>
          </table:table-cell>
          <table:table-cell table:style-name="Default" table:formula="of:=SUM([.D184:.H184])" office:value-type="float" office:value="73.2880235" calcext:value-type="float">
            <text:p>73.2880235</text:p>
          </table:table-cell>
          <table:table-cell table:style-name="Default" table:formula="of:=[.K183]+[.J184]" office:value-type="float" office:value="560.94131991" calcext:value-type="float">
            <text:p>560.94131991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57" calcext:value-type="float">
            <text:p>2157</text:p>
          </table:table-cell>
          <table:table-cell office:value-type="float" office:value="42675" calcext:value-type="float">
            <text:p>42675</text:p>
          </table:table-cell>
          <table:table-cell office:value-type="float" office:value="2.77078" calcext:value-type="float">
            <text:p>2.77078</text:p>
          </table:table-cell>
          <table:table-cell office:value-type="float" office:value="113.312" calcext:value-type="float">
            <text:p>113.312</text:p>
          </table:table-cell>
          <table:table-cell office:value-type="float" office:value="0.905989" calcext:value-type="float">
            <text:p>0.905989</text:p>
          </table:table-cell>
          <table:table-cell office:value-type="float" office:value="9.35678" calcext:value-type="float">
            <text:p>9.35678</text:p>
          </table:table-cell>
          <table:table-cell office:value-type="float" office:value="0.0202788" calcext:value-type="float">
            <text:p>0.0202788</text:p>
          </table:table-cell>
          <table:table-cell table:style-name="Default" office:value-type="float" office:value="0.527937" calcext:value-type="float">
            <text:p>0.527937</text:p>
          </table:table-cell>
          <table:table-cell table:style-name="Default" table:formula="of:=SUM([.D185:.H185])" office:value-type="float" office:value="126.3658278" calcext:value-type="float">
            <text:p>126.3658278</text:p>
          </table:table-cell>
          <table:table-cell table:style-name="Default" table:formula="of:=[.K184]+[.J185]" office:value-type="float" office:value="687.30714771" calcext:value-type="float">
            <text:p>687.3071477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sh Size</text:p>
          </table:table-cell>
          <table:table-cell table:number-columns-repeated="7"/>
          <table:table-cell office:value-type="string" calcext:value-type="string">
            <text:p>Iteration Run Time</text:p>
          </table:table-cell>
          <table:table-cell office:value-type="string" calcext:value-type="string">
            <text:p>Cummulative Run Time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2"/>
          <table:table-cell>
            <draw:frame table:end-cell-address="Sheet1.T216" table:end-x="0.3547in" table:end-y="0.0346in" draw:z-index="5" draw:style-name="gr1" draw:text-style-name="P1" svg:width="7.0256in" svg:height="4.1933in" svg:x="0.1295in" svg:y="0.1083in">
              <draw:object draw:notify-on-update-of-ranges="Sheet1.A169:Sheet1.A185 Sheet1.B187:Sheet1.B187 Sheet1.B169:Sheet1.B185 Sheet1.A169:Sheet1.A185 Sheet1.K187:Sheet1.K187 Sheet1.K169:Sheet1.K18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3" loext:exponent-interval="1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>
      <style:text-properties fo:color="#000000"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08:30:18.741403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08-17T07:09:04</meta:creation-date>
    <dc:date>2024-07-19T08:38:36.759911186</dc:date>
    <meta:editing-duration>PT5H24M22S</meta:editing-duration>
    <meta:editing-cycles>73</meta:editing-cycles>
    <meta:generator>LibreOffice/6.4.7.2$Linux_X86_64 LibreOffice_project/40$Build-2</meta:generator>
    <meta:document-statistic meta:table-count="3" meta:cell-count="152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3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loext:try-staggering-first="true" chart:link-data-style-to-source="true" chart:axis-position="-16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-120" chart:maximum="-0" chart:origin="-160" chart:reverse-direction="false" text:line-break="false" loext:try-staggering-first="true" chart:link-data-style-to-source="true" chart:axis-position="-140"/>
      <style:graphic-properties svg:stroke-color="#b3b3b3"/>
      <style:text-properties fo:color="#000000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10" style:family="chart" style:data-style-name="N123">
      <style:chart-properties chart:display-label="true" chart:tick-marks-major-inner="true" chart:tick-marks-major-outer="true" chart:tick-marks-minor-inner="true" chart:tick-marks-minor-outer="false" chart:logarithmic="true" chart:reverse-direction="false" text:line-break="false" loext:try-staggering-first="true" chart:link-data-style-to-source="fals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65cm" svg:height="9.018cm" xlink:href=".." xlink:type="simple" chart:class="chart:scatter" chart:style-name="ch1">
        <chart:title svg:x="5.29cm" svg:y="0.316cm" chart:style-name="ch2">
          <text:p>P Convergence at 8.3 GHz</text:p>
        </chart:title>
        <chart:legend chart:legend-position="end" svg:x="12.895cm" svg:y="3.961cm" style:legend-expansion="high" chart:style-name="ch3"/>
        <chart:plot-area chart:style-name="ch4" table:cell-range-address="Sheet1.A16:Sheet1.A21 Sheet1.D24:Sheet1.D24 Sheet1.D16:Sheet1.D21 Sheet1.R24:Sheet1.R24 Sheet1.R16:Sheet1.R21" chart:data-source-has-labels="row" svg:x="1.332cm" svg:y="1.275cm" svg:width="10.36cm" svg:height="6.582cm">
          <chartooo:coordinate-region svg:x="2.244cm" svg:y="1.474cm" svg:width="8.376cm" svg:height="5.737cm"/>
          <chart:axis chart:dimension="x" chart:name="primary-x" chart:style-name="ch5">
            <chart:title svg:x="4.973cm" svg:y="8.037cm" chart:style-name="ch6">
              <text:p>Finite Element Order</text:p>
            </chart:title>
            <chart:grid chart:style-name="ch7" chart:class="major"/>
          </chart:axis>
          <chart:axis chart:dimension="y" chart:name="primary-y" chart:style-name="ch8">
            <chart:title svg:x="0.451cm" svg:y="5.271cm" chart:style-name="ch9">
              <text:p>|S11|, dB</text:p>
            </chart:title>
            <chart:grid chart:style-name="ch7" chart:class="major"/>
          </chart:axis>
          <chart:axis chart:dimension="y" chart:name="secondary-y" chart:style-name="ch10">
            <chart:title svg:x="12.013cm" svg:y="5.483cm" chart:style-name="ch9">
              <text:p>Phase Error</text:p>
            </chart:title>
          </chart:axis>
          <chart:series chart:attached-axis="primary-y" chart:style-name="ch11" chart:values-cell-range-address="Sheet1.D16:Sheet1.D21" chart:label-cell-address="Sheet1.D24:Sheet1.D24" chart:class="chart:scatter">
            <chart:domain table:cell-range-address="Sheet1.A16:Sheet1.A21"/>
            <chart:data-point chart:repeated="6"/>
          </chart:series>
          <chart:series chart:attached-axis="secondary-y" chart:style-name="ch12" chart:values-cell-range-address="Sheet1.R16:Sheet1.R21" chart:label-cell-address="Sheet1.R24:Sheet1.R2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S11|</text:p>
                <draw:g>
                  <svg:desc>Sheet1.D24:Sheet1.D24</svg:desc>
                </draw:g>
              </table:table-cell>
              <table:table-cell office:value-type="string">
                <text:p>Phase Error</text:p>
                <draw:g>
                  <svg:desc>Sheet1.R24:Sheet1.R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6:Sheet1.A21</svg:desc>
                </draw:g>
              </table:table-cell>
              <table:table-cell office:value-type="float" office:value="-1.42090814177356">
                <text:p>-1.42090814177356</text:p>
                <draw:g>
                  <svg:desc>Sheet1.D16:Sheet1.D21</svg:desc>
                </draw:g>
              </table:table-cell>
              <table:table-cell office:value-type="float" office:value="0.720664681205383">
                <text:p>0.720664681205383</text:p>
                <draw:g>
                  <svg:desc>Sheet1.R16:Sheet1.R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7.6157678976574">
                <text:p>-27.6157678976574</text:p>
              </table:table-cell>
              <table:table-cell office:value-type="float" office:value="0.0696846735259668">
                <text:p>0.0696846735259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46.5439594849433">
                <text:p>-46.5439594849433</text:p>
              </table:table-cell>
              <table:table-cell office:value-type="float" office:value="0.00275169766999352">
                <text:p>0.00275169766999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65.4314819448134">
                <text:p>-65.4314819448134</text:p>
              </table:table-cell>
              <table:table-cell office:value-type="float" office:value="0.000479276851410338">
                <text:p>0.000479276851410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87.0192134282881">
                <text:p>-87.0192134282881</text:p>
              </table:table-cell>
              <table:table-cell office:value-type="float" office:value="0.000035971028036954">
                <text:p>0.000035971028036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09.716989828963">
                <text:p>-109.716989828963</text:p>
              </table:table-cell>
              <table:table-cell office:value-type="float" office:value="0.00000374168351842126">
                <text:p>0.000003741683518421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-6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-50" chart:maximum="-20" chart:origin="-60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inimum="0.001" chart:maximum="0.1" chart:reverse-direction="false" text:line-break="false" loext:try-staggering-first="true" chart:link-data-style-to-source="tru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99cm" svg:height="10.2cm" xlink:href=".." xlink:type="simple" chart:class="chart:scatter" chart:style-name="ch1">
        <chart:title svg:x="5.581cm" svg:y="0.34cm" chart:style-name="ch2">
          <text:p>2nd Order Elements</text:p>
        </chart:title>
        <chart:legend chart:legend-position="end" svg:x="12.129cm" svg:y="4.552cm" style:legend-expansion="high" chart:style-name="ch3"/>
        <chart:plot-area chart:style-name="ch4" table:cell-range-address="Sheet1.A58:Sheet1.A89 Sheet1.D90:Sheet1.D90 Sheet1.C58:Sheet1.C89 Sheet1.Q58:Sheet1.Q90" chart:data-source-has-labels="row" svg:x="1.316cm" svg:y="1.323cm" svg:width="9.642cm" svg:height="7.692cm">
          <chartooo:coordinate-region svg:x="2.043cm" svg:y="1.522cm" svg:width="7.816cm" svg:height="6.846cm"/>
          <chart:axis chart:dimension="x" chart:name="primary-x" chart:style-name="ch5">
            <chart:title svg:x="5.498cm" svg:y="9.219cm" chart:style-name="ch6">
              <text:p>Iteration</text:p>
            </chart:title>
          </chart:axis>
          <chart:axis chart:dimension="y" chart:name="primary-y" chart:style-name="ch7">
            <chart:title svg:x="0.451cm" svg:y="5.874cm" chart:style-name="ch8">
              <text:p>|S11|, dB</text:p>
            </chart:title>
            <chart:grid chart:style-name="ch9" chart:class="major"/>
          </chart:axis>
          <chart:axis chart:dimension="y" chart:name="secondary-y" chart:style-name="ch10">
            <chart:title svg:x="11.263cm" svg:y="6.086cm" chart:style-name="ch8">
              <text:p>Phase Error</text:p>
            </chart:title>
          </chart:axis>
          <chart:series chart:attached-axis="primary-y" chart:style-name="ch11" chart:values-cell-range-address="Sheet1.C58:Sheet1.C89" chart:label-cell-address="Sheet1.D90:Sheet1.D90" chart:class="chart:scatter">
            <chart:domain table:cell-range-address="Sheet1.A58:Sheet1.A89"/>
            <chart:data-point chart:repeated="32"/>
          </chart:series>
          <chart:series chart:attached-axis="secondary-y" chart:style-name="ch12" chart:values-cell-range-address="Sheet1.Q58:Sheet1.Q89" chart:label-cell-address="Sheet1.Q90:Sheet1.Q90" chart:class="chart:scatter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S11|</text:p>
                <draw:g>
                  <svg:desc>Sheet1.D90:Sheet1.D90</svg:desc>
                </draw:g>
              </table:table-cell>
              <table:table-cell office:value-type="string">
                <text:p>Phase Error</text:p>
                <draw:g>
                  <svg:desc>Sheet1.Q90:Sheet1.Q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8:Sheet1.A89</svg:desc>
                </draw:g>
              </table:table-cell>
              <table:table-cell office:value-type="float" office:value="-27.6157678976574">
                <text:p>-27.6157678976574</text:p>
                <draw:g>
                  <svg:desc>Sheet1.C58:Sheet1.C89</svg:desc>
                </draw:g>
              </table:table-cell>
              <table:table-cell office:value-type="float" office:value="0.0696846735259668">
                <text:p>0.0696846735259668</text:p>
                <draw:g>
                  <svg:desc>Sheet1.Q58:Sheet1.Q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6.7531138468195">
                <text:p>-26.7531138468195</text:p>
              </table:table-cell>
              <table:table-cell office:value-type="float" office:value="0.0650032470073026">
                <text:p>0.0650032470073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29.4453979340305">
                <text:p>-29.4453979340305</text:p>
              </table:table-cell>
              <table:table-cell office:value-type="float" office:value="0.045543971889094">
                <text:p>0.045543971889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31.3298430908121">
                <text:p>-31.3298430908121</text:p>
              </table:table-cell>
              <table:table-cell office:value-type="float" office:value="0.0440355060010957">
                <text:p>0.0440355060010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31.5565624255043">
                <text:p>-31.5565624255043</text:p>
              </table:table-cell>
              <table:table-cell office:value-type="float" office:value="0.0434544843841584">
                <text:p>0.0434544843841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34.0428495147403">
                <text:p>-34.0428495147403</text:p>
              </table:table-cell>
              <table:table-cell office:value-type="float" office:value="0.0329419518550936">
                <text:p>0.0329419518550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32.6527620582671">
                <text:p>-32.6527620582671</text:p>
              </table:table-cell>
              <table:table-cell office:value-type="float" office:value="0.0289106284774886">
                <text:p>0.0289106284774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21.0009767991604">
                <text:p>-21.0009767991604</text:p>
              </table:table-cell>
              <table:table-cell office:value-type="float" office:value="0.0979183000809431">
                <text:p>0.09791830008094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8.1419495241134">
                <text:p>-38.1419495241134</text:p>
              </table:table-cell>
              <table:table-cell office:value-type="float" office:value="0.0183914019344705">
                <text:p>0.0183914019344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38.4953276903333">
                <text:p>-38.4953276903333</text:p>
              </table:table-cell>
              <table:table-cell office:value-type="float" office:value="0.0172910067176593">
                <text:p>0.0172910067176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38.4651948167652">
                <text:p>-38.4651948167652</text:p>
              </table:table-cell>
              <table:table-cell office:value-type="float" office:value="0.0164487726097496">
                <text:p>0.0164487726097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37.5983692226081">
                <text:p>-37.5983692226081</text:p>
              </table:table-cell>
              <table:table-cell office:value-type="float" office:value="0.0163887602285182">
                <text:p>0.0163887602285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38.9517528890975">
                <text:p>-38.9517528890975</text:p>
              </table:table-cell>
              <table:table-cell office:value-type="float" office:value="0.0132839436993941">
                <text:p>0.0132839436993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38.4355982889969">
                <text:p>-38.4355982889969</text:p>
              </table:table-cell>
              <table:table-cell office:value-type="float" office:value="0.0157513378964087">
                <text:p>0.0157513378964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39.5474481729777">
                <text:p>-39.5474481729777</text:p>
              </table:table-cell>
              <table:table-cell office:value-type="float" office:value="0.0158576821253716">
                <text:p>0.01585768212537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39.3570741653208">
                <text:p>-39.3570741653208</text:p>
              </table:table-cell>
              <table:table-cell office:value-type="float" office:value="0.0156919931573887">
                <text:p>0.0156919931573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39.5530748781212">
                <text:p>-39.5530748781212</text:p>
              </table:table-cell>
              <table:table-cell office:value-type="float" office:value="0.0150030915470022">
                <text:p>0.015003091547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40.0132343973285">
                <text:p>-40.0132343973285</text:p>
              </table:table-cell>
              <table:table-cell office:value-type="float" office:value="0.0142881858146184">
                <text:p>0.0142881858146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41.8618511651599">
                <text:p>-41.8618511651599</text:p>
              </table:table-cell>
              <table:table-cell office:value-type="float" office:value="0.0091252447722707">
                <text:p>0.0091252447722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41.5714814888315">
                <text:p>-41.5714814888315</text:p>
              </table:table-cell>
              <table:table-cell office:value-type="float" office:value="0.00913826506236592">
                <text:p>0.00913826506236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41.5374801930201">
                <text:p>-41.5374801930201</text:p>
              </table:table-cell>
              <table:table-cell office:value-type="float" office:value="0.00802530796743633">
                <text:p>0.008025307967436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41.0329704427719">
                <text:p>-41.0329704427719</text:p>
              </table:table-cell>
              <table:table-cell office:value-type="float" office:value="0.00699720311698285">
                <text:p>0.006997203116982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42.0567119767488">
                <text:p>-42.0567119767488</text:p>
              </table:table-cell>
              <table:table-cell office:value-type="float" office:value="0.00629039875694235">
                <text:p>0.00629039875694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42.2070401999415">
                <text:p>-42.2070401999415</text:p>
              </table:table-cell>
              <table:table-cell office:value-type="float" office:value="0.00611037998566697">
                <text:p>0.006110379985666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42.1767509971478">
                <text:p>-42.1767509971478</text:p>
              </table:table-cell>
              <table:table-cell office:value-type="float" office:value="0.00568965081972005">
                <text:p>0.00568965081972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42.1622311718878">
                <text:p>-42.1622311718878</text:p>
              </table:table-cell>
              <table:table-cell office:value-type="float" office:value="0.0055380024897206">
                <text:p>0.0055380024897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42.145155459041">
                <text:p>-42.145155459041</text:p>
              </table:table-cell>
              <table:table-cell office:value-type="float" office:value="0.00549976673835002">
                <text:p>0.0054997667383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42.0087643962556">
                <text:p>-42.0087643962556</text:p>
              </table:table-cell>
              <table:table-cell office:value-type="float" office:value="0.00523382209749213">
                <text:p>0.00523382209749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42.0643724934622">
                <text:p>-42.0643724934622</text:p>
              </table:table-cell>
              <table:table-cell office:value-type="float" office:value="0.00522510960728989">
                <text:p>0.005225109607289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42.1035105765411">
                <text:p>-42.1035105765411</text:p>
              </table:table-cell>
              <table:table-cell office:value-type="float" office:value="0.005241989489358">
                <text:p>0.0052419894893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42.1661828531675">
                <text:p>-42.1661828531675</text:p>
              </table:table-cell>
              <table:table-cell office:value-type="float" office:value="0.00497185470854507">
                <text:p>0.004971854708545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42.2470856469622">
                <text:p>-42.2470856469622</text:p>
              </table:table-cell>
              <table:table-cell office:value-type="float" office:value="0.00500204389185972">
                <text:p>0.005002043891859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inimum="0.1" chart:maximum="10000" chart:reverse-direction="false" text:line-break="false" loext:try-staggering-first="true" chart:link-data-style-to-source="true" chart:axis-position="end"/>
      <style:graphic-properties svg:stroke-color="#b3b3b3"/>
      <style:text-properties fo:color="#000000"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46cm" svg:height="10.2cm" xlink:href=".." xlink:type="simple" chart:class="chart:scatter" chart:style-name="ch1">
        <chart:title svg:x="6.855cm" svg:y="0.34cm" chart:style-name="ch2">
          <text:p>2nd Order Elements</text:p>
        </chart:title>
        <chart:legend chart:legend-position="end" svg:x="12.904cm" svg:y="4.552cm" style:legend-expansion="high" chart:style-name="ch3"/>
        <chart:plot-area chart:style-name="ch4" table:cell-range-address="Sheet1.A95:Sheet1.B126 Sheet1.B128:Sheet1.B128 Sheet1.K128:Sheet1.K128 Sheet1.J95:Sheet1.J126" chart:data-source-has-labels="row" svg:x="1.367cm" svg:y="1.323cm" svg:width="10.264cm" svg:height="7.692cm">
          <chartooo:coordinate-region svg:x="2.359cm" svg:y="1.522cm" svg:width="8.094cm" svg:height="6.846cm"/>
          <chart:axis chart:dimension="x" chart:name="primary-x" chart:style-name="ch5">
            <chart:title svg:x="5.86cm" svg:y="9.219cm" chart:style-name="ch6">
              <text:p>Iteration</text:p>
            </chart:title>
          </chart:axis>
          <chart:axis chart:dimension="y" chart:name="primary-y" chart:style-name="ch5">
            <chart:title svg:x="0.451cm" svg:y="5.98cm" chart:style-name="ch7">
              <text:p>Mesh SIze</text:p>
            </chart:title>
            <chart:grid chart:style-name="ch8" chart:class="major"/>
          </chart:axis>
          <chart:axis chart:dimension="y" chart:name="secondary-y" chart:style-name="ch9">
            <chart:title svg:x="11.987cm" svg:y="7.078cm" chart:style-name="ch7">
              <text:p>Cummulative Run Time, s</text:p>
            </chart:title>
          </chart:axis>
          <chart:series chart:attached-axis="primary-y" chart:style-name="ch10" chart:values-cell-range-address="Sheet1.B95:Sheet1.B126" chart:label-cell-address="Sheet1.B128:Sheet1.B128" chart:class="chart:scatter">
            <chart:domain table:cell-range-address="Sheet1.A95:Sheet1.A126"/>
            <chart:data-point chart:repeated="32"/>
          </chart:series>
          <chart:series chart:attached-axis="secondary-y" chart:style-name="ch11" chart:values-cell-range-address="Sheet1.J95:Sheet1.J126" chart:label-cell-address="Sheet1.K128:Sheet1.K128" chart:class="chart:scatter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sh Size</text:p>
                <draw:g>
                  <svg:desc>Sheet1.B128:Sheet1.B128</svg:desc>
                </draw:g>
              </table:table-cell>
              <table:table-cell office:value-type="string">
                <text:p>Cummulative Run Time</text:p>
                <draw:g>
                  <svg:desc>Sheet1.K128:Sheet1.K1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95:Sheet1.A126</svg:desc>
                </draw:g>
              </table:table-cell>
              <table:table-cell office:value-type="float" office:value="252">
                <text:p>252</text:p>
                <draw:g>
                  <svg:desc>Sheet1.B95:Sheet1.B126</svg:desc>
                </draw:g>
              </table:table-cell>
              <table:table-cell office:value-type="float" office:value="1.53825977">
                <text:p>1.53825977</text:p>
                <draw:g>
                  <svg:desc>Sheet1.J95:Sheet1.J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5">
                <text:p>335</text:p>
              </table:table-cell>
              <table:table-cell office:value-type="float" office:value="1.90946785">
                <text:p>1.90946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33">
                <text:p>533</text:p>
              </table:table-cell>
              <table:table-cell office:value-type="float" office:value="2.58685532">
                <text:p>2.58685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29">
                <text:p>629</text:p>
              </table:table-cell>
              <table:table-cell office:value-type="float" office:value="2.73661252">
                <text:p>2.73661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81">
                <text:p>681</text:p>
              </table:table-cell>
              <table:table-cell office:value-type="float" office:value="3.11837894">
                <text:p>3.11837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32">
                <text:p>732</text:p>
              </table:table-cell>
              <table:table-cell office:value-type="float" office:value="3.39203682">
                <text:p>3.39203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32">
                <text:p>832</text:p>
              </table:table-cell>
              <table:table-cell office:value-type="float" office:value="4.02429049">
                <text:p>4.024290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34">
                <text:p>934</text:p>
              </table:table-cell>
              <table:table-cell office:value-type="float" office:value="4.87241056">
                <text:p>4.87241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41">
                <text:p>1041</text:p>
              </table:table-cell>
              <table:table-cell office:value-type="float" office:value="4.75766179">
                <text:p>4.75766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28">
                <text:p>1128</text:p>
              </table:table-cell>
              <table:table-cell office:value-type="float" office:value="5.74137835">
                <text:p>5.7413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04">
                <text:p>1204</text:p>
              </table:table-cell>
              <table:table-cell office:value-type="float" office:value="5.9805186">
                <text:p>5.9805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52">
                <text:p>1352</text:p>
              </table:table-cell>
              <table:table-cell office:value-type="float" office:value="7.76936246">
                <text:p>7.76936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60">
                <text:p>1560</text:p>
              </table:table-cell>
              <table:table-cell office:value-type="float" office:value="10.2497159">
                <text:p>10.2497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34">
                <text:p>1734</text:p>
              </table:table-cell>
              <table:table-cell office:value-type="float" office:value="13.9182581">
                <text:p>13.9182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72">
                <text:p>1872</text:p>
              </table:table-cell>
              <table:table-cell office:value-type="float" office:value="13.2279869">
                <text:p>13.22798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922">
                <text:p>1922</text:p>
              </table:table-cell>
              <table:table-cell office:value-type="float" office:value="23.4580328">
                <text:p>23.4580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90">
                <text:p>1990</text:p>
              </table:table-cell>
              <table:table-cell office:value-type="float" office:value="12.3682135">
                <text:p>12.3682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57">
                <text:p>2057</text:p>
              </table:table-cell>
              <table:table-cell office:value-type="float" office:value="14.8888234">
                <text:p>14.8888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594">
                <text:p>2594</text:p>
              </table:table-cell>
              <table:table-cell office:value-type="float" office:value="33.4508361">
                <text:p>33.4508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727">
                <text:p>2727</text:p>
              </table:table-cell>
              <table:table-cell office:value-type="float" office:value="25.8520888">
                <text:p>25.8520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818">
                <text:p>2818</text:p>
              </table:table-cell>
              <table:table-cell office:value-type="float" office:value="36.1619052">
                <text:p>36.1619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977">
                <text:p>2977</text:p>
              </table:table-cell>
              <table:table-cell office:value-type="float" office:value="30.873094">
                <text:p>30.873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017">
                <text:p>3017</text:p>
              </table:table-cell>
              <table:table-cell office:value-type="float" office:value="28.8554927">
                <text:p>28.8554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108">
                <text:p>3108</text:p>
              </table:table-cell>
              <table:table-cell office:value-type="float" office:value="41.5537571">
                <text:p>41.55375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364">
                <text:p>3364</text:p>
              </table:table-cell>
              <table:table-cell office:value-type="float" office:value="36.28131722">
                <text:p>36.281317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516">
                <text:p>3516</text:p>
              </table:table-cell>
              <table:table-cell office:value-type="float" office:value="37.4744089">
                <text:p>37.47440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598">
                <text:p>3598</text:p>
              </table:table-cell>
              <table:table-cell office:value-type="float" office:value="40.529745606">
                <text:p>40.5297456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679">
                <text:p>3679</text:p>
              </table:table-cell>
              <table:table-cell office:value-type="float" office:value="42.49442337">
                <text:p>42.494423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757">
                <text:p>3757</text:p>
              </table:table-cell>
              <table:table-cell office:value-type="float" office:value="45.47493513">
                <text:p>45.474935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904">
                <text:p>3904</text:p>
              </table:table-cell>
              <table:table-cell office:value-type="float" office:value="50.28429298">
                <text:p>50.28429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021">
                <text:p>4021</text:p>
              </table:table-cell>
              <table:table-cell office:value-type="float" office:value="52.9532175">
                <text:p>52.95321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391">
                <text:p>4391</text:p>
              </table:table-cell>
              <table:table-cell office:value-type="float" office:value="76.926454774">
                <text:p>76.9264547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" chart:maximum="6" chart:interval-major="1" chart:interval-minor-divisor="1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57cm" svg:height="9.033cm" xlink:href=".." xlink:type="simple" chart:class="chart:scatter" chart:style-name="ch1">
        <chart:plot-area chart:style-name="ch2" table:cell-range-address="Sheet1.A16:Sheet1.B21" svg:x="1.332cm" svg:y="0.18cm" svg:width="14.404cm" svg:height="7.692cm">
          <chartooo:coordinate-region svg:x="2.059cm" svg:y="0.38cm" svg:width="13.319cm" svg:height="6.845cm"/>
          <chart:axis chart:dimension="x" chart:name="primary-x" chart:style-name="ch3">
            <chart:title svg:x="6.995cm" svg:y="8.052cm" chart:style-name="ch4">
              <text:p>Finite Element Order</text:p>
            </chart:title>
            <chart:grid chart:style-name="ch5" chart:class="major"/>
          </chart:axis>
          <chart:axis chart:dimension="y" chart:name="primary-y" chart:style-name="ch6">
            <chart:title svg:x="0.451cm" svg:y="4.943cm" chart:style-name="ch7">
              <text:p>Run Time, s</text:p>
            </chart:title>
            <chart:grid chart:style-name="ch5" chart:class="major"/>
          </chart:axis>
          <chart:series chart:style-name="ch8" chart:values-cell-range-address="Sheet1.B16:Sheet1.B21" chart:class="chart:scatter">
            <chart:domain table:cell-range-address="Sheet1.A16:Sheet1.A21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6:Sheet1.A21</svg:desc>
                </draw:g>
              </table:table-cell>
              <table:table-cell office:value-type="float" office:value="0.625654">
                <text:p>0.625654</text:p>
                <draw:g>
                  <svg:desc>Sheet1.B16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2497">
                <text:p>0.982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4018">
                <text:p>2.84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2407">
                <text:p>10.2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.3309">
                <text:p>40.3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5.415">
                <text:p>125.4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-8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-70" chart:maximum="-40" chart:origin="-80" chart:interval-major="5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aximum="0.01" chart:reverse-direction="false" text:line-break="false" loext:try-staggering-first="true" chart:link-data-style-to-source="tru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97cm" svg:height="10.198cm" xlink:href=".." xlink:type="simple" chart:class="chart:scatter" chart:style-name="ch1">
        <chart:title svg:x="5.62cm" svg:y="0.339cm" chart:style-name="ch2">
          <text:p>3rd Order Elements</text:p>
        </chart:title>
        <chart:legend chart:legend-position="end" svg:x="12.127cm" svg:y="4.551cm" style:legend-expansion="high" chart:style-name="ch3"/>
        <chart:plot-area chart:style-name="ch4" table:cell-range-address="Sheet1.A148:Sheet1.A164 Sheet1.D165:Sheet1.D165 Sheet1.C148:Sheet1.C164 Sheet1.Q148:Sheet1.Q165" chart:data-source-has-labels="row" svg:x="1.316cm" svg:y="1.321cm" svg:width="9.64cm" svg:height="7.693cm">
          <chartooo:coordinate-region svg:x="2.043cm" svg:y="1.52cm" svg:width="7.629cm" svg:height="6.847cm"/>
          <chart:axis chart:dimension="x" chart:name="primary-x" chart:style-name="ch5">
            <chart:title svg:x="5.497cm" svg:y="9.217cm" chart:style-name="ch6">
              <text:p>Iteration</text:p>
            </chart:title>
          </chart:axis>
          <chart:axis chart:dimension="y" chart:name="primary-y" chart:style-name="ch7">
            <chart:title svg:x="0.451cm" svg:y="5.872cm" chart:style-name="ch8">
              <text:p>|S11|, dB</text:p>
            </chart:title>
            <chart:grid chart:style-name="ch9" chart:class="major"/>
          </chart:axis>
          <chart:axis chart:dimension="y" chart:name="secondary-y" chart:style-name="ch10">
            <chart:title svg:x="11.261cm" svg:y="6.084cm" chart:style-name="ch8">
              <text:p>Phase Error</text:p>
            </chart:title>
          </chart:axis>
          <chart:series chart:attached-axis="primary-y" chart:style-name="ch11" chart:values-cell-range-address="Sheet1.C148:Sheet1.C164" chart:label-cell-address="Sheet1.D165:Sheet1.D165" chart:class="chart:scatter">
            <chart:domain table:cell-range-address="Sheet1.A148:Sheet1.A164"/>
            <chart:data-point chart:repeated="17"/>
          </chart:series>
          <chart:series chart:attached-axis="secondary-y" chart:style-name="ch12" chart:values-cell-range-address="Sheet1.Q148:Sheet1.Q164" chart:label-cell-address="Sheet1.Q165:Sheet1.Q165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|S11|</text:p>
                <draw:g>
                  <svg:desc>Sheet1.D165:Sheet1.D165</svg:desc>
                </draw:g>
              </table:table-cell>
              <table:table-cell office:value-type="string">
                <text:p>Phase Error</text:p>
                <draw:g>
                  <svg:desc>Sheet1.Q165:Sheet1.Q1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8:Sheet1.A164</svg:desc>
                </draw:g>
              </table:table-cell>
              <table:table-cell office:value-type="float" office:value="-46.5439594849433">
                <text:p>-46.5439594849433</text:p>
                <draw:g>
                  <svg:desc>Sheet1.C148:Sheet1.C164</svg:desc>
                </draw:g>
              </table:table-cell>
              <table:table-cell office:value-type="float" office:value="0.00275169766999352">
                <text:p>0.00275169766999352</text:p>
                <draw:g>
                  <svg:desc>Sheet1.Q148:Sheet1.Q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46.542067255044">
                <text:p>-46.542067255044</text:p>
              </table:table-cell>
              <table:table-cell office:value-type="float" office:value="0.00245401449267768">
                <text:p>0.00245401449267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52.4285025437392">
                <text:p>-52.4285025437392</text:p>
              </table:table-cell>
              <table:table-cell office:value-type="float" office:value="0.00108182203377627">
                <text:p>0.00108182203377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51.7242450322451">
                <text:p>-51.7242450322451</text:p>
              </table:table-cell>
              <table:table-cell office:value-type="float" office:value="0.00135893888799937">
                <text:p>0.00135893888799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50.913342243847">
                <text:p>-50.913342243847</text:p>
              </table:table-cell>
              <table:table-cell office:value-type="float" office:value="0.00163265042777768">
                <text:p>0.00163265042777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50.3533350218955">
                <text:p>-50.3533350218955</text:p>
              </table:table-cell>
              <table:table-cell office:value-type="float" office:value="0.00186687073360582">
                <text:p>0.00186687073360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50.1330573322148">
                <text:p>-50.1330573322148</text:p>
              </table:table-cell>
              <table:table-cell office:value-type="float" office:value="0.00192921010491551">
                <text:p>0.00192921010491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50.1303369294912">
                <text:p>-50.1303369294912</text:p>
              </table:table-cell>
              <table:table-cell office:value-type="float" office:value="0.00189945967538091">
                <text:p>0.00189945967538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50.1043756419714">
                <text:p>-50.1043756419714</text:p>
              </table:table-cell>
              <table:table-cell office:value-type="float" office:value="0.0019384390751807">
                <text:p>0.0019384390751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50.0889496713546">
                <text:p>-50.0889496713546</text:p>
              </table:table-cell>
              <table:table-cell office:value-type="float" office:value="0.00203821452581459">
                <text:p>0.00203821452581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60.5840835962059">
                <text:p>-60.5840835962059</text:p>
              </table:table-cell>
              <table:table-cell office:value-type="float" office:value="0.000549403295496781">
                <text:p>0.000549403295496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60.2789917381571">
                <text:p>-60.2789917381571</text:p>
              </table:table-cell>
              <table:table-cell office:value-type="float" office:value="0.000552072320349817">
                <text:p>0.000552072320349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60.3151535230665">
                <text:p>-60.3151535230665</text:p>
              </table:table-cell>
              <table:table-cell office:value-type="float" office:value="0.000569294514412749">
                <text:p>0.0005692945144127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60.6220856572971">
                <text:p>-60.6220856572971</text:p>
              </table:table-cell>
              <table:table-cell office:value-type="float" office:value="0.000608270685724237">
                <text:p>0.000608270685724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60.6066792601332">
                <text:p>-60.6066792601332</text:p>
              </table:table-cell>
              <table:table-cell office:value-type="float" office:value="0.000626706370383602">
                <text:p>0.0006267063703836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60.6066171973827">
                <text:p>-60.6066171973827</text:p>
              </table:table-cell>
              <table:table-cell office:value-type="float" office:value="0.000624511854114436">
                <text:p>0.0006245118541144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60.6171462349663">
                <text:p>-60.6171462349663</text:p>
              </table:table-cell>
              <table:table-cell office:value-type="float" office:value="0.000630033237250807">
                <text:p>0.0006300332372508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8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4000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inimum="1" chart:maximum="1000" chart:reverse-direction="false" text:line-break="false" loext:try-staggering-first="true" chart:link-data-style-to-source="true" chart:axis-position="end"/>
      <style:graphic-properties svg:stroke-color="#b3b3b3"/>
      <style:text-properties fo:color="#000000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46cm" svg:height="10.2cm" xlink:href=".." xlink:type="simple" chart:class="chart:scatter" chart:style-name="ch1">
        <chart:title svg:x="6.895cm" svg:y="0.34cm" chart:style-name="ch2">
          <text:p>3rd Order Elements</text:p>
        </chart:title>
        <chart:legend chart:legend-position="end" svg:x="12.904cm" svg:y="4.552cm" style:legend-expansion="high" chart:style-name="ch3"/>
        <chart:plot-area chart:style-name="ch4" table:cell-range-address="Sheet1.A169:Sheet1.B185 Sheet1.B187:Sheet1.B187 Sheet1.K187:Sheet1.K187 Sheet1.K169:Sheet1.K185" chart:data-source-has-labels="row" svg:x="1.367cm" svg:y="1.323cm" svg:width="10.264cm" svg:height="7.692cm">
          <chartooo:coordinate-region svg:x="2.359cm" svg:y="1.522cm" svg:width="8.279cm" svg:height="6.846cm"/>
          <chart:axis chart:dimension="x" chart:name="primary-x" chart:style-name="ch5">
            <chart:title svg:x="5.86cm" svg:y="9.219cm" chart:style-name="ch6">
              <text:p>Iteration</text:p>
            </chart:title>
          </chart:axis>
          <chart:axis chart:dimension="y" chart:name="primary-y" chart:style-name="ch7">
            <chart:title svg:x="0.451cm" svg:y="5.98cm" chart:style-name="ch8">
              <text:p>Mesh Size</text:p>
            </chart:title>
            <chart:grid chart:style-name="ch9" chart:class="major"/>
          </chart:axis>
          <chart:axis chart:dimension="y" chart:name="secondary-y" chart:style-name="ch10">
            <chart:title svg:x="11.987cm" svg:y="7.078cm" chart:style-name="ch8">
              <text:p>Cummulative Run Time, s</text:p>
            </chart:title>
          </chart:axis>
          <chart:series chart:attached-axis="primary-y" chart:style-name="ch11" chart:values-cell-range-address="Sheet1.B169:Sheet1.B185" chart:label-cell-address="Sheet1.B187:Sheet1.B187" chart:class="chart:scatter">
            <chart:domain table:cell-range-address="Sheet1.A169:Sheet1.A185"/>
            <chart:data-point chart:repeated="17"/>
          </chart:series>
          <chart:series chart:attached-axis="secondary-y" chart:style-name="ch12" chart:values-cell-range-address="Sheet1.K169:Sheet1.K185" chart:label-cell-address="Sheet1.K187:Sheet1.K187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sh Size</text:p>
                <draw:g>
                  <svg:desc>Sheet1.B187:Sheet1.B187</svg:desc>
                </draw:g>
              </table:table-cell>
              <table:table-cell office:value-type="string">
                <text:p>Cummulative Run Time</text:p>
                <draw:g>
                  <svg:desc>Sheet1.K187:Sheet1.K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69:Sheet1.A185</svg:desc>
                </draw:g>
              </table:table-cell>
              <table:table-cell office:value-type="float" office:value="252">
                <text:p>252</text:p>
                <draw:g>
                  <svg:desc>Sheet1.B169:Sheet1.B185</svg:desc>
                </draw:g>
              </table:table-cell>
              <table:table-cell office:value-type="float" office:value="3.8050864">
                <text:p>3.8050864</text:p>
                <draw:g>
                  <svg:desc>Sheet1.K169:Sheet1.K1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1">
                <text:p>381</text:p>
              </table:table-cell>
              <table:table-cell office:value-type="float" office:value="10.03906362">
                <text:p>10.0390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46">
                <text:p>546</text:p>
              </table:table-cell>
              <table:table-cell office:value-type="float" office:value="19.59022434">
                <text:p>19.59022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7">
                <text:p>647</text:p>
              </table:table-cell>
              <table:table-cell office:value-type="float" office:value="32.07224869">
                <text:p>32.07224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53">
                <text:p>753</text:p>
              </table:table-cell>
              <table:table-cell office:value-type="float" office:value="48.05409076">
                <text:p>48.05409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02">
                <text:p>902</text:p>
              </table:table-cell>
              <table:table-cell office:value-type="float" office:value="70.26910945">
                <text:p>70.26910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50">
                <text:p>950</text:p>
              </table:table-cell>
              <table:table-cell office:value-type="float" office:value="93.99130576">
                <text:p>93.9913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53">
                <text:p>1053</text:p>
              </table:table-cell>
              <table:table-cell office:value-type="float" office:value="124.6822855">
                <text:p>124.6822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11">
                <text:p>1111</text:p>
              </table:table-cell>
              <table:table-cell office:value-type="float" office:value="164.02858557">
                <text:p>164.02858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79">
                <text:p>1179</text:p>
              </table:table-cell>
              <table:table-cell office:value-type="float" office:value="202.87991822">
                <text:p>202.87991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59">
                <text:p>1259</text:p>
              </table:table-cell>
              <table:table-cell office:value-type="float" office:value="244.23988251">
                <text:p>244.23988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94">
                <text:p>1494</text:p>
              </table:table-cell>
              <table:table-cell office:value-type="float" office:value="301.61365541">
                <text:p>301.61365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68">
                <text:p>1568</text:p>
              </table:table-cell>
              <table:table-cell office:value-type="float" office:value="360.07774001">
                <text:p>360.07774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09">
                <text:p>1609</text:p>
              </table:table-cell>
              <table:table-cell office:value-type="float" office:value="420.19401741">
                <text:p>420.19401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60">
                <text:p>1660</text:p>
              </table:table-cell>
              <table:table-cell office:value-type="float" office:value="487.65329641">
                <text:p>487.65329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71">
                <text:p>1771</text:p>
              </table:table-cell>
              <table:table-cell office:value-type="float" office:value="560.94131991">
                <text:p>560.94131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57">
                <text:p>2157</text:p>
              </table:table-cell>
              <table:table-cell office:value-type="float" office:value="687.30714771">
                <text:p>687.307147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